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C0000002D0BE9E0DCBFC19F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loext:graphic-properties draw:fill="solid" draw:fill-color="#272822" draw:opacity="100%"/>
      <style:paragraph-properties fo:background-color="#272822"/>
    </style:style>
    <style:style style:name="P2" style:family="paragraph" style:parent-style-name="Preformatted_20_Text">
      <loext:graphic-properties draw:fill="solid" draw:fill-color="#272822" draw:opacity="100%"/>
      <style:paragraph-properties fo:margin-top="0cm" fo:margin-bottom="0.499cm" style:contextual-spacing="false" fo:background-color="#272822"/>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list-style-name="L14"/>
    <style:style style:name="P26" style:family="paragraph" style:parent-style-name="Text_20_body" style:list-style-name="L14">
      <style:paragraph-properties fo:margin-top="0cm" fo:margin-bottom="0cm" style:contextual-spacing="false"/>
    </style:style>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19">
      <style:paragraph-properties fo:margin-top="0cm" fo:margin-bottom="0cm" style:contextual-spacing="false"/>
    </style:style>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1">
      <style:paragraph-properties fo:margin-top="0cm" fo:margin-bottom="0cm" style:contextual-spacing="false"/>
    </style:style>
    <style:style style:name="P36" style:family="paragraph" style:parent-style-name="Text_20_body" style:list-style-name="L22"/>
    <style:style style:name="P37" style:family="paragraph" style:parent-style-name="Text_20_body" style:list-style-name="L22">
      <style:paragraph-properties fo:margin-top="0cm" fo:margin-bottom="0cm" style:contextual-spacing="false"/>
    </style:style>
    <style:style style:name="P38" style:family="paragraph" style:parent-style-name="Text_20_body" style:list-style-name="L23"/>
    <style:style style:name="P39" style:family="paragraph" style:parent-style-name="Text_20_body" style:list-style-name="L23">
      <style:paragraph-properties fo:margin-top="0cm" fo:margin-bottom="0cm" style:contextual-spacing="false"/>
    </style:style>
    <style:style style:name="P40" style:family="paragraph" style:parent-style-name="Text_20_body" style:list-style-name="L24"/>
    <style:style style:name="T1" style:family="text">
      <style:text-properties fo:color="#f8f8f2" loext:opacity="100%"/>
    </style:style>
    <style:style style:name="T2" style:family="text">
      <style:text-properties fo:color="#a6e22e" loext:opacity="100%"/>
    </style:style>
    <style:style style:name="T3" style:family="text">
      <style:text-properties fo:color="#66d9ef" loext:opacity="100%"/>
    </style:style>
    <style:style style:name="T4" style:family="text">
      <style:text-properties fo:color="#f92672" loext:opacity="100%"/>
    </style:style>
    <style:style style:name="T5" style:family="text">
      <style:text-properties fo:color="#75715e" loext:opacity="100%"/>
    </style:style>
    <style:style style:name="T6" style:family="text">
      <style:text-properties fo:color="#ae81ff" loext:opacity="100%"/>
    </style:style>
    <style:style style:name="T7" style:family="text">
      <style:text-properties fo:color="#e6db74" loext:opacity="100%"/>
    </style:style>
    <style:style style:name="T8" style:family="text">
      <style:text-properties fo:color="#960050" loext:opacity="100%" fo:background-color="#1e001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andling Inputs in Phaser 3: Part 1: Humble Beginnings</text:h>
      <text:p text:style-name="P3">Jan 31,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series/handling-inputs-in-phaser-3/" text:style-name="Internet_20_link" text:visited-style-name="Visited_20_Internet_20_Link">Handling Inputs in Phaser 3</text:a> → <text:a xlink:type="simple" xlink:href="https://blog.khutchins.com/posts/phaser-3-inputs-2/" text:style-name="Internet_20_link" text:visited-style-name="Visited_20_Internet_20_Link">Handling Inputs in Phaser 3: Part 2: Gaining Control Over Controllers</text:a> </text:p>
      <text:p text:style-name="Text_20_body">This series is going to be a walk through how I iterated on my input code over working on a game that I made, on and off (mostly off), over a couple years. Hopefully the progression of code will be somewhat interesting, and I like to think that I arrived at a rather robust input solution. If you’re only interested in the solution that I got to, you can skip this post.</text:p>
      <text:h text:style-name="Heading_20_1" text:outline-level="1"><text:bookmark text:name="a-first-approach"/>A First Approach</text:h>
      <text:p text:style-name="Text_20_body">When I was first working on my block-dropping game, <text:a xlink:type="simple" xlink:href="https://khutchins.itch.io/four-block-drop" office:target-frame-name="_blank" xlink:show="new" text:style-name="Internet_20_link" text:visited-style-name="Visited_20_Internet_20_Link">Four Block Drop</text:a>, my primary goal was to get working keyboard support. The basic stuff—like moving blocks left, right, and down. Phaser has multiple ways to get keyboard input:</text:p>
      <text:p text:style-name="Text_20_body">There’s <text:span text:style-name="Source_20_Text">this.input.keyboard.addKey(someKey)</text:span>, which returns a reference to a key that you can poll.<text:bookmark text:name="fnref:1"/><text:a xlink:type="simple" xlink:href="https://blog.khutchins.com/posts/phaser-3-inputs-1/#fn:1" text:style-name="Internet_20_link" text:visited-style-name="Visited_20_Internet_20_Link">1</text:a></text:p>
      <text:p text:style-name="Text_20_body">Additionally, there’s <text:span text:style-name="Source_20_Text">this.input.keyboard.on('keydown', function (event) { handleKey()})</text:span>, which allows you to get a callback when a key is pressed.</text:p>
      <text:p text:style-name="Text_20_body">While I extensively use callbacks (the UI in Four Block Drop is updated via callbacks by my game logic, which isn’t attached to the rendering at all), I’ve never been a fan of callbacks for input. For one, I’m unsure where in the game loop lifecycle an input would occur.<text:bookmark text:name="fnref:2"/><text:a xlink:type="simple" xlink:href="https://blog.khutchins.com/posts/phaser-3-inputs-1/#fn:2" text:style-name="Internet_20_link" text:visited-style-name="Visited_20_Internet_20_Link">2</text:a></text:p>
      <text:p text:style-name="Text_20_body">The conditions under which Four Block Drop accepts inputs nudged me towards polling as well. Inputs aren’t smooth (a block either drops a frame or it doesn’t), and they repeat at intervals. Even if I did adopt a callback approach, I’d most likely have to use polling as well.</text:p>
      <text:p text:style-name="Text_20_body">My first iteration looked like the following<text:bookmark text:name="fnref:3"/><text:a xlink:type="simple" xlink:href="https://blog.khutchins.com/posts/phaser-3-inputs-1/#fn:3" text:style-name="Internet_20_link" text:visited-style-name="Visited_20_Internet_20_Link">3</text:a>:</text:p>
      <text:p text:style-name="P1"><text:span text:style-name="Source_20_Text"><text:span text:style-name="T2">left</text:span></text:span><text:span text:style-name="Source_20_Text"><text:span text:style-name="T1">: </text:span></text:span><text:span text:style-name="Source_20_Text"><text:span text:style-name="T3">Phaser.Input.Keyboard.Key</text:span></text:span><text:span text:style-name="Source_20_Text"><text:span text:style-name="T1">;</text:span></text:span></text:p>
      <text:p text:style-name="P1"><text:span text:style-name="Source_20_Text"><text:span text:style-name="T2">right</text:span></text:span><text:span text:style-name="Source_20_Text"><text:span text:style-name="T1">: </text:span></text:span><text:span text:style-name="Source_20_Text"><text:span text:style-name="T3">Phaser.Input.Keyboard.Key</text:span></text:span><text:span text:style-name="Source_20_Text"><text:span text:style-name="T1">;</text:span></text:span></text:p>
      <text:p text:style-name="P1"><text:span text:style-name="Source_20_Text"><text:span text:style-name="T2">up</text:span></text:span><text:span text:style-name="Source_20_Text"><text:span text:style-name="T1">: </text:span></text:span><text:span text:style-name="Source_20_Text"><text:span text:style-name="T3">Phaser.Input.Keyboard.Key</text:span></text:span><text:span text:style-name="Source_20_Text"><text:span text:style-name="T1">;</text:span></text:span></text:p>
      <text:p text:style-name="P1"/>
      <text:p text:style-name="P1"><text:span text:style-name="Source_20_Text"><text:span text:style-name="T2">creat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left</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addKey</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right</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addKey</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RIGHT</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up</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addKey</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pan></text:span></text:p>
      <text:p text:style-name="P1"/>
      <text:p text:style-name="P1"><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JustDown</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left</text:span></text:span><text:span text:style-name="Source_20_Text"><text:span text:style-name="T1">)) {</text:span></text:span></text:p>
      <text:p text:style-name="P1"><text:span text:style-name="Source_20_Text"><text:span text:style-name="T1"><text:s text:c="8"/></text:span></text:span><text:span text:style-name="Source_20_Text"><text:span text:style-name="T5">// do lef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JustDown</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right</text:span></text:span><text:span text:style-name="Source_20_Text"><text:span text:style-name="T1">)) {</text:span></text:span></text:p>
      <text:p text:style-name="P1"><text:span text:style-name="Source_20_Text"><text:span text:style-name="T1"><text:s text:c="8"/></text:span></text:span><text:span text:style-name="Source_20_Text"><text:span text:style-name="T5">// do right code</text:span></text:span></text:p>
      <text:p text:style-name="P1"><text:soft-page-break/><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JustDown</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up</text:span></text:span><text:span text:style-name="Source_20_Text"><text:span text:style-name="T1">)) {</text:span></text:span></text:p>
      <text:p text:style-name="P1"><text:span text:style-name="Source_20_Text"><text:span text:style-name="T1"><text:s text:c="8"/></text:span></text:span><text:span text:style-name="Source_20_Text"><text:span text:style-name="T5">// do up code</text:span></text:span></text:p>
      <text:p text:style-name="P1"><text:span text:style-name="Source_20_Text"><text:span text:style-name="T1"><text:s text:c="4"/>}</text:span></text:span></text:p>
      <text:p text:style-name="P2"><text:span text:style-name="Source_20_Text"><text:span text:style-name="T1">}</text:span></text:span></text:p>
      <text:p text:style-name="Text_20_body">Is it elegant? No. Does it work? Yes.<text:bookmark text:name="fnref:4"/><text:a xlink:type="simple" xlink:href="https://blog.khutchins.com/posts/phaser-3-inputs-1/#fn:4" text:style-name="Internet_20_link" text:visited-style-name="Visited_20_Internet_20_Link">4</text:a> The update code is still pretty close to what I have in the final version. It’s going to come down to reading the inputs and acting upon them at some point, after all. Off I went, content with this approach while I whittled away at the meat of the game.</text:p>
      <text:h text:style-name="Heading_20_1" text:outline-level="1"><text:bookmark text:name="coming-back-for-more"/>Coming Back for More</text:h>
      <text:p text:style-name="Text_20_body">Soon, however, I found myself wanting to be able to use more keys for the left, right, up, and down actions. The numpad is great, so why not support that? On its face, it’s a fairly trivial change. Create the keys as above, but create extra key objects for the alternate keys. Then, when you’re polling for inputs, check if either of them have just been pressed.</text:p>
      <text:p text:style-name="Text_20_body">As long as you’re only doing a relatively small amount of keys per input, you’re only repeating yourself three times (declaration, assignment, and usage). It’s not ideal, but it works. It also pollutes the class variable namespace a bit, but that’s a preference issue.</text:p>
      <text:p text:style-name="Text_20_body">Regardless, I wasn’t happy with this approach. Having to tweak this in three different places every time was a pain, I wanted up to five inputs per key, and over-engineering is <text:span text:style-name="Emphasis">fun</text:span>.</text:p>
      <text:p text:style-name="Text_20_body">The change for this is pretty straight-forward. We want to only declare the variables in one place, so we can pass them in to the constructor for a class that looks something like this:</text:p>
      <text:p text:style-name="P1"><text:span text:style-name="Source_20_Text"><text:span text:style-name="T3">class</text:span></text:span><text:span text:style-name="Source_20_Text"><text:span text:style-name="T1"> </text:span></text:span><text:span text:style-name="Source_20_Text"><text:span text:style-name="T2">FBDInputHandler</text:span></text:span><text:span text:style-name="Source_20_Text"><text:span text:style-name="T1"> {</text:span></text:span></text:p>
      <text:p text:style-name="P1"><text:span text:style-name="Source_20_Text"><text:span text:style-name="T1"><text:s text:c="4"/></text:span></text:span><text:span text:style-name="Source_20_Text"><text:span text:style-name="T5">// The any in the dictionary signature is because </text:span></text:span></text:p>
      <text:p text:style-name="P1"><text:span text:style-name="Source_20_Text"><text:span text:style-name="T1"><text:s text:c="4"/></text:span></text:span><text:span text:style-name="Source_20_Text"><text:span text:style-name="T5">// Phaser.Input.Keyboard.KeyCodes is a namespace and cannot be assigned as</text:span></text:span></text:p>
      <text:p text:style-name="P1"><text:span text:style-name="Source_20_Text"><text:span text:style-name="T1"><text:s text:c="4"/></text:span></text:span><text:span text:style-name="Source_20_Text"><text:span text:style-name="T5">// a type (as far as I know).</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 </text:span></text:span><text:span text:style-name="Source_20_Text"><text:span text:style-name="T2">inputMappings</text:span></text:span><text:span text:style-name="Source_20_Text"><text:span text:style-name="T4">:</text:span></text:span><text:span text:style-name="Source_20_Text"><text:span text:style-name="T1"> { [</text:span></text:span><text:span text:style-name="Source_20_Text"><text:span text:style-name="T2">key</text:span></text:span><text:span text:style-name="Source_20_Text"><text:span text:style-name="T1">: </text:span></text:span><text:span text:style-name="Source_20_Text"><text:span text:style-name="T3">string</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any</text:span></text:span><text:span text:style-name="Source_20_Text"><text:span text:style-name="T1"> })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const</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3">in</text:span></text:span><text:span text:style-name="Source_20_Text"><text:span text:style-name="T1"> </text:span></text:span><text:span text:style-name="Source_20_Text"><text:span text:style-name="T2">inputMappings</text:span></text:span><text:span text:style-name="Source_20_Text"><text:span text:style-name="T1">) {</text:span></text:span></text:p>
      <text:p text:style-name="P1"><text:span text:style-name="Source_20_Text"><text:span text:style-name="T1"><text:s text:c="12"/></text:span></text:span><text:span text:style-name="Source_20_Text"><text:span text:style-name="T3">let</text:span></text:span><text:span text:style-name="Source_20_Text"><text:span text:style-name="T1"> </text:span></text:span><text:span text:style-name="Source_20_Text"><text:span text:style-name="T2">vals</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input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6"/></text:span></text:span><text:span text:style-name="Source_20_Text"><text:span text:style-name="T2">vals</text:span></text:span><text:span text:style-name="Source_20_Text"><text:span text:style-name="T1">.</text:span></text:span><text:span text:style-name="Source_20_Text"><text:span text:style-name="T2">push</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addKey</text:span></text:span><text:span text:style-name="Source_20_Text"><text:span text:style-name="T1">(</text:span></text:span><text:span text:style-name="Source_20_Text"><text:span text:style-name="T2">input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val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isJustDown</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JustDown</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text:span></text:span><text:span text:style-name="Source_20_Text"><text:span text:style-name="T1">])) </text:span></text:span></text:p>
      <text:p text:style-name="P1"><text:span text:style-name="Source_20_Text"><text:span text:style-name="T1"><text:s text:c="16"/></text:span></text:span><text:span text:style-name="Source_20_Text"><text:span text:style-name="T3">return</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isDown</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isDown</text:span></text:span><text:span text:style-name="Source_20_Text"><text:span text:style-name="T1">) </text:span></text:span><text:span text:style-name="Source_20_Text"><text:span text:style-name="T3">return</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text:soft-page-break/>Then, we could invoke the code like this:</text:p>
      <text:p text:style-name="P1"><text:span text:style-name="Source_20_Text"><text:span text:style-name="T2">inputHandler</text:span></text:span><text:span text:style-name="Source_20_Text"><text:span text:style-name="T1">: </text:span></text:span><text:span text:style-name="Source_20_Text"><text:span text:style-name="T3">FBDInputHandler</text:span></text:span><text:span text:style-name="Source_20_Text"><text:span text:style-name="T1">;</text:span></text:span></text:p>
      <text:p text:style-name="P1"/>
      <text:p text:style-name="P1"><text:span text:style-name="Source_20_Text"><text:span text:style-name="T2">creat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FBDInputHandler</text:span></text:span><text:span text:style-name="Source_20_Text"><text:span text:style-name="T1">(</text:span></text:span><text:span text:style-name="Source_20_Text"><text:span text:style-name="T3">this</text:span></text:span><text:span text:style-name="Source_20_Text"><text:span text:style-name="T1">, {</text:span></text:span></text:p>
      <text:p text:style-name="P1"><text:span text:style-name="Source_20_Text"><text:span text:style-name="T1"><text:s text:c="12"/></text:span></text:span><text:span text:style-name="Source_20_Text"><text:span text:style-name="T7">'left'</text:span></text:span><text:span text:style-name="Source_20_Text"><text:span text:style-name="T4">:</text:span></text:span><text:span text:style-name="Source_20_Text"><text:span text:style-name="T1"> [</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LEFT</text:span></text:span><text:span text:style-name="Source_20_Text"><text:span text:style-name="T1">, </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FOUR</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12"/></text:span></text:span><text:span text:style-name="Source_20_Text"><text:span text:style-name="T7">'right'</text:span></text:span><text:span text:style-name="Source_20_Text"><text:span text:style-name="T4">:</text:span></text:span><text:span text:style-name="Source_20_Text"><text:span text:style-name="T1"> [</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RIGHT</text:span></text:span><text:span text:style-name="Source_20_Text"><text:span text:style-name="T1">, </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SIX</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12"/></text:span></text:span><text:span text:style-name="Source_20_Text"><text:span text:style-name="T7">'up'</text:span></text:span><text:span text:style-name="Source_20_Text"><text:span text:style-name="T4">:</text:span></text:span><text:span text:style-name="Source_20_Text"><text:span text:style-name="T1"> [</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EIGHT</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8"/>});</text:span></text:span></text:p>
      <text:p text:style-name="P1"><text:span text:style-name="Source_20_Text"><text:span text:style-name="T1">}</text:span></text:span></text:p>
      <text:p text:style-name="P1"/>
      <text:p text:style-name="P1"><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left'</text:span></text:span><text:span text:style-name="Source_20_Text"><text:span text:style-name="T1">)) {</text:span></text:span></text:p>
      <text:p text:style-name="P1"><text:span text:style-name="Source_20_Text"><text:span text:style-name="T1"><text:s text:c="8"/></text:span></text:span><text:span text:style-name="Source_20_Text"><text:span text:style-name="T5">// do lef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right'</text:span></text:span><text:span text:style-name="Source_20_Text"><text:span text:style-name="T1">)) {</text:span></text:span></text:p>
      <text:p text:style-name="P1"><text:span text:style-name="Source_20_Text"><text:span text:style-name="T1"><text:s text:c="8"/></text:span></text:span><text:span text:style-name="Source_20_Text"><text:span text:style-name="T5">// do righ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up'</text:span></text:span><text:span text:style-name="Source_20_Text"><text:span text:style-name="T1">)) {</text:span></text:span></text:p>
      <text:p text:style-name="P1"><text:span text:style-name="Source_20_Text"><text:span text:style-name="T1"><text:s text:c="8"/></text:span></text:span><text:span text:style-name="Source_20_Text"><text:span text:style-name="T5">// do up code</text:span></text:span></text:p>
      <text:p text:style-name="P1"><text:span text:style-name="Source_20_Text"><text:span text:style-name="T1"><text:s text:c="4"/>}</text:span></text:span></text:p>
      <text:p text:style-name="P2"><text:span text:style-name="Source_20_Text"><text:span text:style-name="T1">}</text:span></text:span></text:p>
      <text:p text:style-name="Text_20_body">We’ve just made a slightly less efficient,<text:bookmark text:name="fnref:5"/><text:a xlink:type="simple" xlink:href="https://blog.khutchins.com/posts/phaser-3-inputs-1/#fn:5" text:style-name="Internet_20_link" text:visited-style-name="Visited_20_Internet_20_Link">5</text:a> way more verbose,<text:bookmark text:name="fnref:6"/><text:a xlink:type="simple" xlink:href="https://blog.khutchins.com/posts/phaser-3-inputs-1/#fn:6" text:style-name="Internet_20_link" text:visited-style-name="Visited_20_Internet_20_Link">6</text:a> just as buggy,<text:bookmark text:name="fnref:7"/><text:a xlink:type="simple" xlink:href="https://blog.khutchins.com/posts/phaser-3-inputs-1/#fn:7" text:style-name="Internet_20_link" text:visited-style-name="Visited_20_Internet_20_Link">7</text:a> and much more readable and maintainable<text:bookmark text:name="fnref:8"/><text:a xlink:type="simple" xlink:href="https://blog.khutchins.com/posts/phaser-3-inputs-1/#fn:8" text:style-name="Internet_20_link" text:visited-style-name="Visited_20_Internet_20_Link">8</text:a> version of doing the first approach. This was all well and good, but it led me to my next issue—I wanted to do more than just check whether a key was pressed on a given frame.</text:p>
      <text:p text:style-name="Text_20_body">Specifically, I wanted to have the left and right inputs do two things:</text:p>
      <text:list xml:id="list3674041194" text:style-name="L1">
        <text:list-item>
          <text:p text:style-name="P5">Repeat: Repeat the block movement if the key was held down for a given amount of time. </text:p>
        </text:list-item>
        <text:list-item>
          <text:p text:style-name="P4">Compete: Only handle one of the left and right movements at a time—the one that was pressed later or, if both were pressed on the same frame, the right one. If both are pressed and one is released, move in the other direction. </text:p>
        </text:list-item>
      </text:list>
      <text:p text:style-name="Text_20_body">These were beyond the scope of my simple input handler class, and it didn’t make sense to put more complexity into FBDInputHandler. After all, how could I robustly define which inputs would compete with each other without making the construction and internals of the class a mess? It certainly didn’t seem worth the complexity.<text:bookmark text:name="fnref:9"/><text:a xlink:type="simple" xlink:href="https://blog.khutchins.com/posts/phaser-3-inputs-1/#fn:9" text:style-name="Internet_20_link" text:visited-style-name="Visited_20_Internet_20_Link">9</text:a></text:p>
      <text:h text:style-name="Heading_20_1" text:outline-level="1"><text:bookmark text:name="competing-for-inputs"/>Competing for Inputs</text:h>
      <text:p text:style-name="Text_20_body">My solution was to move all of this ugliness and additional complexity into a new class, which I named FBDDirectionalComputer. I banged away at it for a while, and arrived quickly at the following code<text:bookmark text:name="fnref:10"/><text:a xlink:type="simple" xlink:href="https://blog.khutchins.com/posts/phaser-3-inputs-1/#fn:10" text:style-name="Internet_20_link" text:visited-style-name="Visited_20_Internet_20_Link">10</text:a> (this is a lengthy class to inline, feel free to skip or skim):</text:p>
      <text:p text:style-name="P1"><text:span text:style-name="Source_20_Text"><text:span text:style-name="T3">class</text:span></text:span><text:span text:style-name="Source_20_Text"><text:span text:style-name="T1"> </text:span></text:span><text:span text:style-name="Source_20_Text"><text:span text:style-name="T2">FBDDirectionalComputer</text:span></text:span><text:span text:style-name="Source_20_Text"><text:span text:style-name="T1"> {</text:span></text:span></text:p>
      <text:p text:style-name="P1"><text:soft-page-break/><text:span text:style-name="Source_20_Text"><text:span text:style-name="T1"><text:s text:c="4"/></text:span></text:span><text:span text:style-name="Source_20_Text"><text:span text:style-name="T2">leftDown</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span text:style-name="Source_20_Text"><text:span text:style-name="T2">rightDown</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span text:style-name="Source_20_Text"><text:span text:style-name="T2">lastPressWasLeft</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span text:style-name="Source_20_Text"><text:span text:style-name="T2">repeatDelayTimer</text:span></text:span><text:span text:style-name="Source_20_Text"><text:span text:style-name="T1">: </text:span></text:span><text:span text:style-name="Source_20_Text"><text:span text:style-name="T3">FBDGameTimer</text:span></text:span><text:span text:style-name="Source_20_Text"><text:span text:style-name="T1">;</text:span></text:span></text:p>
      <text:p text:style-name="P1"><text:span text:style-name="Source_20_Text"><text:span text:style-name="T1"><text:s text:c="4"/></text:span></text:span><text:span text:style-name="Source_20_Text"><text:span text:style-name="T2">repeatTimer</text:span></text:span><text:span text:style-name="Source_20_Text"><text:span text:style-name="T1">: </text:span></text:span><text:span text:style-name="Source_20_Text"><text:span text:style-name="T3">FBDGameTimer</text:span></text:span><text:span text:style-name="Source_20_Text"><text:span text:style-name="T1">;</text:span></text:span></text:p>
      <text:p text:style-name="P1"><text:span text:style-name="Source_20_Text"><text:span text:style-name="T1"><text:s text:c="4"/></text:span></text:span><text:span text:style-name="Source_20_Text"><text:span text:style-name="T2">repeatDelayTim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2">repeatTime</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repeatDelayTime</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repeatTime</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lef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igh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peatDelay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es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ess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peatTi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repeatTim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peatDelayTi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repeatDelayTim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isLeftJustDown</text:span></text:span><text:span text:style-name="Source_20_Text"><text:span text:style-name="T1">: </text:span></text:span><text:span text:style-name="Source_20_Text"><text:span text:style-name="T3">boolean</text:span></text:span><text:span text:style-name="Source_20_Text"><text:span text:style-name="T1">, </text:span></text:span><text:span text:style-name="Source_20_Text"><text:span text:style-name="T2">isLeftDown</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12"/></text:span></text:span><text:span text:style-name="Source_20_Text"><text:span text:style-name="T2">isRightJustDown</text:span></text:span><text:span text:style-name="Source_20_Text"><text:span text:style-name="T1">: </text:span></text:span><text:span text:style-name="Source_20_Text"><text:span text:style-name="T3">boolean</text:span></text:span><text:span text:style-name="Source_20_Text"><text:span text:style-name="T1">, </text:span></text:span><text:span text:style-name="Source_20_Text"><text:span text:style-name="T2">isRightDown</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newPres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es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ess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2">isLef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4">!</text:span></text:span><text:span text:style-name="Source_20_Text"><text:span text:style-name="T2">isRigh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ef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igh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Delay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isLeftJus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12"/></text:span></text:span><text:span text:style-name="Source_20_Text"><text:span text:style-name="T2">newPres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5">// Having this after isLeftJustDown means that this will have higher</text:span></text:span></text:p>
      <text:p text:style-name="P1"><text:span text:style-name="Source_20_Text"><text:span text:style-name="T1"><text:s text:c="8"/></text:span></text:span><text:span text:style-name="Source_20_Text"><text:span text:style-name="T5">// precedence over a left input, which is intentional.</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isRightJus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12"/></text:span></text:span><text:span text:style-name="Source_20_Text"><text:span text:style-name="T2">newPres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5">// Both inputs were down on the last frame, and the winning input </text:span></text:span></text:p>
      <text:p text:style-name="P1"><text:span text:style-name="Source_20_Text"><text:span text:style-name="T1"><text:s text:c="8"/></text:span></text:span><text:span text:style-name="Source_20_Text"><text:span text:style-name="T5">// (right) was released, which means this input should now be treated</text:span></text:span></text:p>
      <text:p text:style-name="P1"><text:span text:style-name="Source_20_Text"><text:span text:style-name="T1"><text:s text:c="8"/></text:span></text:span><text:span text:style-name="Source_20_Text"><text:span text:style-name="T5">// as left.</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igh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4">!</text:span></text:span><text:span text:style-name="Source_20_Text"><text:span text:style-name="T2">isRightDown</text:span></text:span><text:span text:style-name="Source_20_Text"><text:span text:style-name="T1"> </text:span></text:span></text:p>
      <text:p text:style-name="P1"><text:span text:style-name="Source_20_Text"><text:span text:style-name="T1"><text:s text:c="16"/></text:span></text:span><text:span text:style-name="Source_20_Text"><text:span text:style-name="T4">&amp;&amp;</text:span></text:span><text:span text:style-name="Source_20_Text"><text:span text:style-name="T1"> </text:span></text:span><text:span text:style-name="Source_20_Text"><text:span text:style-name="T2">isLef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12"/></text:span></text:span><text:span text:style-name="Source_20_Text"><text:span text:style-name="T2">newPres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5">// Both inputs were down on the last frame, and the winning input </text:span></text:span></text:p>
      <text:p text:style-name="P1"><text:span text:style-name="Source_20_Text"><text:span text:style-name="T1"><text:s text:c="8"/></text:span></text:span><text:span text:style-name="Source_20_Text"><text:span text:style-name="T5">// (left) was released, which means this input should now be treated</text:span></text:span></text:p>
      <text:p text:style-name="P1"><text:span text:style-name="Source_20_Text"><text:span text:style-name="T1"><text:s text:c="8"/></text:span></text:span><text:span text:style-name="Source_20_Text"><text:span text:style-name="T5">// as right. (I don't think this can happen due to the above </text:span></text:span></text:p>
      <text:p text:style-name="P1"><text:span text:style-name="Source_20_Text"><text:span text:style-name="T1"><text:s text:c="8"/></text:span></text:span><text:span text:style-name="Source_20_Text"><text:span text:style-name="T5">// precedence but I probably included it for the sake of </text:span></text:span></text:p>
      <text:p text:style-name="P1"><text:span text:style-name="Source_20_Text"><text:span text:style-name="T1"><text:s text:c="8"/></text:span></text:span><text:span text:style-name="Source_20_Text"><text:span text:style-name="T5">// completeness).</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ef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4">!</text:span></text:span><text:span text:style-name="Source_20_Text"><text:span text:style-name="T2">isLeftDown</text:span></text:span><text:span text:style-name="Source_20_Text"><text:span text:style-name="T1"> </text:span></text:span></text:p>
      <text:p text:style-name="P1"><text:span text:style-name="Source_20_Text"><text:span text:style-name="T1"><text:s text:c="16"/></text:span></text:span><text:span text:style-name="Source_20_Text"><text:span text:style-name="T4">&amp;&amp;</text:span></text:span><text:span text:style-name="Source_20_Text"><text:span text:style-name="T1"> </text:span></text:span><text:span text:style-name="Source_20_Text"><text:span text:style-name="T2">isRigh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12"/></text:span></text:span><text:span text:style-name="Source_20_Text"><text:span text:style-name="T2">newPres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
      <text:p text:style-name="P1"><text:soft-page-break/><text:span text:style-name="Source_20_Text"><text:span text:style-name="T1"><text:s text:c="8"/></text:span></text:span><text:span text:style-name="Source_20_Text"><text:span text:style-name="T5">// If it's a new press, reset all timers and start timer for initial</text:span></text:span></text:p>
      <text:p text:style-name="P1"><text:span text:style-name="Source_20_Text"><text:span text:style-name="T1"><text:s text:c="8"/></text:span></text:span><text:span text:style-name="Source_20_Text"><text:span text:style-name="T5">// input.</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newPress</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pres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press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DelayTimer</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16"/></text:span></text:span><text:span text:style-name="Source_20_Text"><text:span text:style-name="T3">new</text:span></text:span><text:span text:style-name="Source_20_Text"><text:span text:style-name="T1"> </text:span></text:span><text:span text:style-name="Source_20_Text"><text:span text:style-name="T2">FBDGameTimer</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peatDelayTime</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5">// Else if we're waiting for the initial delay before repeating and </text:span></text:span></text:p>
      <text:p text:style-name="P1"><text:span text:style-name="Source_20_Text"><text:span text:style-name="T1"><text:s text:c="8"/></text:span></text:span><text:span text:style-name="Source_20_Text"><text:span text:style-name="T5">// it's over, set "just down" again for the relevant input and start </text:span></text:span></text:p>
      <text:p text:style-name="P1"><text:span text:style-name="Source_20_Text"><text:span text:style-name="T1"><text:s text:c="8"/></text:span></text:span><text:span text:style-name="Source_20_Text"><text:span text:style-name="T5">// the repeat timer.</text:span></text:span></text:p>
      <text:p text:style-name="P1"><text:span text:style-name="Source_20_Text"><text:span text:style-name="T1"><text:s text:c="8"/></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peatDelay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 </text:span></text:span></text:p>
      <text:p text:style-name="P1"><text:span text:style-name="Source_20_Text"><text:span text:style-name="T1"><text:s text:c="20"/></text:span></text:span><text:span text:style-name="Source_20_Text"><text:span text:style-name="T4">&amp;&amp;</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peatDelayTimer</text:span></text:span><text:span text:style-name="Source_20_Text"><text:span text:style-name="T1">.</text:span></text:span><text:span text:style-name="Source_20_Text"><text:span text:style-name="T2">isOver</text:span></text:span><text:span text:style-name="Source_20_Text"><text:span text:style-name="T1">(</text:span></text:span><text:span text:style-name="Source_20_Text"><text:span text:style-name="T2">now</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pres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press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FBDGameTimer</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peatTime</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Delay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5">// Else if we're waiting for the subsequent delay before repeating and</text:span></text:span></text:p>
      <text:p text:style-name="P1"><text:span text:style-name="Source_20_Text"><text:span text:style-name="T1"><text:s text:c="8"/></text:span></text:span><text:span text:style-name="Source_20_Text"><text:span text:style-name="T5">// it's over, set "just down" for the relevant input and reset the</text:span></text:span></text:p>
      <text:p text:style-name="P1"><text:span text:style-name="Source_20_Text"><text:span text:style-name="T1"><text:s text:c="8"/></text:span></text:span><text:span text:style-name="Source_20_Text"><text:span text:style-name="T5">// repeat timer.</text:span></text:span></text:p>
      <text:p text:style-name="P1"><text:span text:style-name="Source_20_Text"><text:span text:style-name="T1"><text:s text:c="8"/></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text:span></text:span><text:span text:style-name="Source_20_Text"><text:span text:style-name="T2">isOver</text:span></text:span><text:span text:style-name="Source_20_Text"><text:span text:style-name="T1">(</text:span></text:span><text:span text:style-name="Source_20_Text"><text:span text:style-name="T2">now</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press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press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lastPressWas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peatTimer</text:span></text:span><text:span text:style-name="Source_20_Text"><text:span text:style-name="T1">.</text:span></text:span><text:span text:style-name="Source_20_Text"><text:span text:style-name="T2">reset</text:span></text:span><text:span text:style-name="Source_20_Text"><text:span text:style-name="T1">(</text:span></text:span><text:span text:style-name="Source_20_Text"><text:span text:style-name="T2">now</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lef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isLeftDown</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igh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isRightDown</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It’s a clunky class, but it does what it aims to do. Reviewing it now, there’s only two changes I would consider making:</text:p>
      <text:list xml:id="list2780481989" text:style-name="L2">
        <text:list-item>
          <text:p text:style-name="P7">Removing the conditional I flagged as unnecessary. </text:p>
        </text:list-item>
        <text:list-item>
          <text:p text:style-name="P6">Genericizing the inputs to avoid a bunch of busywork if I decide to reorder the input precedence. </text:p>
        </text:list-item>
      </text:list>
      <text:p text:style-name="Text_20_body">Altogether, not too bad for something that I probably wrote in an hour two years ago.</text:p>
      <text:p text:style-name="Text_20_body">Unfortunately, it also makes the input reading messier<text:bookmark text:name="fnref:11"/><text:a xlink:type="simple" xlink:href="https://blog.khutchins.com/posts/phaser-3-inputs-1/#fn:11" text:style-name="Internet_20_link" text:visited-style-name="Visited_20_Internet_20_Link">11</text:a>:</text:p>
      <text:p text:style-name="P1"><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directionalComputer</text:span></text:span><text:span text:style-name="Source_20_Text"><text:span text:style-name="T1">.</text:span></text:span><text:span text:style-name="Source_20_Text"><text:span text:style-name="T2">update</text:span></text:span><text:span text:style-name="Source_20_Text"><text:span text:style-name="T1">(</text:span></text:span></text:p>
      <text:p text:style-name="P1"><text:span text:style-name="Source_20_Text"><text:span text:style-name="T1"><text:s text:c="8"/></text:span></text:span><text:span text:style-name="Source_20_Text"><text:span text:style-name="T2">now</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lef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Down</text:span></text:span><text:span text:style-name="Source_20_Text"><text:span text:style-name="T1">(</text:span></text:span><text:span text:style-name="Source_20_Text"><text:span text:style-name="T7">'lef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righ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Down</text:span></text:span><text:span text:style-name="Source_20_Text"><text:span text:style-name="T1">(</text:span></text:span><text:span text:style-name="Source_20_Text"><text:span text:style-name="T7">'right'</text:span></text:span><text:span text:style-name="Source_20_Text"><text:span text:style-name="T1">));</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irectionalComputer</text:span></text:span><text:span text:style-name="Source_20_Text"><text:span text:style-name="T1">.</text:span></text:span><text:span text:style-name="Source_20_Text"><text:span text:style-name="T2">pressLeft</text:span></text:span><text:span text:style-name="Source_20_Text"><text:span text:style-name="T1">) {</text:span></text:span></text:p>
      <text:p text:style-name="P1"><text:span text:style-name="Source_20_Text"><text:span text:style-name="T1"><text:s text:c="8"/></text:span></text:span><text:span text:style-name="Source_20_Text"><text:span text:style-name="T5">// do lef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irectionalComputer</text:span></text:span><text:span text:style-name="Source_20_Text"><text:span text:style-name="T1">.</text:span></text:span><text:span text:style-name="Source_20_Text"><text:span text:style-name="T2">pressRight</text:span></text:span><text:span text:style-name="Source_20_Text"><text:span text:style-name="T1">) {</text:span></text:span></text:p>
      <text:p text:style-name="P1"><text:span text:style-name="Source_20_Text"><text:span text:style-name="T1"><text:s text:c="8"/></text:span></text:span><text:span text:style-name="Source_20_Text"><text:span text:style-name="T5">// do righ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up'</text:span></text:span><text:span text:style-name="Source_20_Text"><text:span text:style-name="T1">)) {</text:span></text:span></text:p>
      <text:p text:style-name="P1"><text:span text:style-name="Source_20_Text"><text:span text:style-name="T1"><text:s text:c="8"/></text:span></text:span><text:span text:style-name="Source_20_Text"><text:span text:style-name="T5">// do up code</text:span></text:span></text:p>
      <text:p text:style-name="P1"><text:span text:style-name="Source_20_Text"><text:span text:style-name="T1"><text:s text:c="4"/>}</text:span></text:span></text:p>
      <text:p text:style-name="P2"><text:span text:style-name="Source_20_Text"><text:span text:style-name="T1">}</text:span></text:span></text:p>
      <text:p text:style-name="Text_20_body"><text:soft-page-break/>It’s ugly and a bit strange to read, but it worked for my purposes. I could have created another class that wrapped these two to make a consistent API, but the code worked and it didn’t seem like the best use of my time to shuffle around complexity.</text:p>
      <text:p text:style-name="Text_20_body">This is how the code looked around the time that I released the first version of Four Block Drop, back in January 2019.<text:bookmark text:name="fnref:12"/><text:a xlink:type="simple" xlink:href="https://blog.khutchins.com/posts/phaser-3-inputs-1/#fn:12" text:style-name="Internet_20_link" text:visited-style-name="Visited_20_Internet_20_Link">12</text:a></text:p>
      <text:p text:style-name="Text_20_body">In the <text:a xlink:type="simple" xlink:href="https://blog.khutchins.com/posts/phaser-3-inputs-2/" text:style-name="Internet_20_link" text:visited-style-name="Visited_20_Internet_20_Link">next post</text:a>, I’ll go over what happened when I decided to add controller support to my game.</text:p>
      <text:p text:style-name="Horizontal_20_Line"/>
      <text:list xml:id="list4294812682" text:style-name="L3">
        <text:list-item>
          <text:p text:style-name="P8"><text:bookmark text:name="fn:1"/>Polling is when you read a value at a given interval. In this case, it’s every frame. <text:a xlink:type="simple" xlink:href="https://blog.khutchins.com/posts/phaser-3-inputs-1/#fnref:1" text:style-name="Internet_20_link" text:visited-style-name="Visited_20_Internet_20_Link">↩︎</text:a></text:p>
        </text:list-item>
        <text:list-item>
          <text:p text:style-name="P8"><text:bookmark text:name="fn:2"/>If I had to guess, I’d say probably before update and preupdate, but I haven’t checked. <text:a xlink:type="simple" xlink:href="https://blog.khutchins.com/posts/phaser-3-inputs-1/#fnref:2" text:style-name="Internet_20_link" text:visited-style-name="Visited_20_Internet_20_Link">↩︎</text:a></text:p>
        </text:list-item>
        <text:list-item>
          <text:p text:style-name="P8"><text:bookmark text:name="fn:3"/>The number and/or complexity of inputs have been simplified for the examples in this post. <text:a xlink:type="simple" xlink:href="https://blog.khutchins.com/posts/phaser-3-inputs-1/#fnref:3" text:style-name="Internet_20_link" text:visited-style-name="Visited_20_Internet_20_Link">↩︎</text:a></text:p>
        </text:list-item>
        <text:list-item>
          <text:p text:style-name="P8"><text:bookmark text:name="fn:4"/>Note that calling Phaser.Input.Keyboard.JustDown(key) will clear Phaser’s <text:span text:style-name="Source_20_Text">justDown</text:span> flag. If I wanted to read this key’s value in multiple places, this solution would not work. <text:a xlink:type="simple" xlink:href="https://blog.khutchins.com/posts/phaser-3-inputs-1/#fnref:4" text:style-name="Internet_20_link" text:visited-style-name="Visited_20_Internet_20_Link">↩︎</text:a></text:p>
        </text:list-item>
        <text:list-item>
          <text:p text:style-name="P8"><text:bookmark text:name="fn:5"/>This doesn’t matter. If this bit of code makes the difference between your game running smoothly and not running smoothly, you have other problems. <text:a xlink:type="simple" xlink:href="https://blog.khutchins.com/posts/phaser-3-inputs-1/#fnref:5" text:style-name="Internet_20_link" text:visited-style-name="Visited_20_Internet_20_Link">↩︎</text:a></text:p>
        </text:list-item>
        <text:list-item>
          <text:p text:style-name="P8"><text:bookmark text:name="fn:6"/>Verbosity is fine until it isn’t. When you come back in six months and struggle to understand it, you have a problem. It’s trickier to realize it at the time. I’ve since come back to this code base after a longer time, and didn’t have any issues. <text:a xlink:type="simple" xlink:href="https://blog.khutchins.com/posts/phaser-3-inputs-1/#fnref:6" text:style-name="Internet_20_link" text:visited-style-name="Visited_20_Internet_20_Link">↩︎</text:a></text:p>
        </text:list-item>
        <text:list-item>
          <text:p text:style-name="P8"><text:bookmark text:name="fn:7"/>Both of the approaches in this post have a bug where if you pause the scene and come back to it, any keys that you were pressing as the scene changed will have to be pressed twice to trigger again once you return to the scene. This is a detail of Phaser 3’s keyboard input that I had to work around (as of 3.12.0). I solved it by having a method in FBDInputHandler that re-registered the inputs whenever returning to the scene. Alternatively, you could just recreate the FBDInputHandler object. In the upcoming posts I have a different solution (a parallel scene just for input), which has its own plusses and minuses. <text:a xlink:type="simple" xlink:href="https://blog.khutchins.com/posts/phaser-3-inputs-1/#fnref:7" text:style-name="Internet_20_link" text:visited-style-name="Visited_20_Internet_20_Link">↩︎</text:a></text:p>
        </text:list-item>
        <text:list-item>
          <text:p text:style-name="P8"><text:bookmark text:name="fn:8"/>Hopefully. <text:a xlink:type="simple" xlink:href="https://blog.khutchins.com/posts/phaser-3-inputs-1/#fnref:8" text:style-name="Internet_20_link" text:visited-style-name="Visited_20_Internet_20_Link">↩︎</text:a></text:p>
        </text:list-item>
        <text:list-item>
          <text:p text:style-name="P8"><text:bookmark text:name="fn:9"/>FBDInputHandler, which I elevated to KHInputHandler since I now use it across projects, remains almost as simple in its final (for now) form. Most of the additions are to prevent accidental misuse, like warning about trying to access an input with no keys attached. <text:a xlink:type="simple" xlink:href="https://blog.khutchins.com/posts/phaser-3-inputs-1/#fnref:9" text:style-name="Internet_20_link" text:visited-style-name="Visited_20_Internet_20_Link">↩︎</text:a></text:p>
        </text:list-item>
        <text:list-item>
          <text:p text:style-name="P8"><text:bookmark text:name="fn:10"/>I omitted the code of FBDGameTimer for clarity, but it was a pause-aware timer that accounted for overages. I believe that Phaser 3’s timer functionality would serve the same purpose, but I either wasn’t aware of it or didn’t choose it because of the same concerns I had with using it for key inputs. <text:a xlink:type="simple" xlink:href="https://blog.khutchins.com/posts/phaser-3-inputs-1/#fnref:10" text:style-name="Internet_20_link" text:visited-style-name="Visited_20_Internet_20_Link">↩︎</text:a></text:p>
        </text:list-item>
        <text:list-item>
          <text:p text:style-name="P8"><text:bookmark text:name="fn:11"/>The code in create is omitted for this example, as it’s mostly the same as the previous one, with the bonus of instantiating the FBDDirectionalComputer object. <text:a xlink:type="simple" xlink:href="https://blog.khutchins.com/posts/phaser-3-inputs-1/#fnref:11" text:style-name="Internet_20_link" text:visited-style-name="Visited_20_Internet_20_Link">↩︎</text:a></text:p>
        </text:list-item>
        <text:list-item>
          <text:p text:style-name="P8"><text:bookmark text:name="fn:12"/>It wasn’t in typescript, but I converted these examples over for clarity. <text:a xlink:type="simple" xlink:href="https://blog.khutchins.com/posts/phaser-3-inputs-1/#fnref:12" text:style-name="Internet_20_link" text:visited-style-name="Visited_20_Internet_20_Link">↩︎</text:a></text:p>
        </text:list-item>
      </text:list>
      <text:p text:style-name="Standard"/>
      <text:h text:style-name="Heading_20_1" text:outline-level="1"><text:soft-page-break/>Handling Inputs in Phaser 3: Part 2: Gaining Control Over Controllers</text:h>
      <text:p text:style-name="P3">Feb 2,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1/" text:style-name="Internet_20_link" text:visited-style-name="Visited_20_Internet_20_Link">Handling Inputs in Phaser 3: Part 1: Humble Beginnings</text:a> ← <text:a xlink:type="simple" xlink:href="https://blog.khutchins.com/series/handling-inputs-in-phaser-3/" text:style-name="Internet_20_link" text:visited-style-name="Visited_20_Internet_20_Link">Handling Inputs in Phaser 3</text:a> → <text:a xlink:type="simple" xlink:href="https://blog.khutchins.com/posts/phaser-3-inputs-3/" text:style-name="Internet_20_link" text:visited-style-name="Visited_20_Internet_20_Link">Handling Inputs in Phaser 3: Part 3: Deriving Input</text:a> </text:p>
      <text:p text:style-name="Text_20_body"><text:a xlink:type="simple" xlink:href="https://blog.khutchins.com/posts/phaser-3-inputs-1/" text:style-name="Internet_20_link" text:visited-style-name="Visited_20_Internet_20_Link">Last post</text:a> we went over my journey from having written short, concise code to handle inputs to writing an over-engineered bit of code that would handle the busywork for me, and how I adapted to modifying the input keys.</text:p>
      <text:p text:style-name="Text_20_body">This time, we’re going to be discussing how I added controller support to <text:a xlink:type="simple" xlink:href="https://khutchins.itch.io/four-block-drop" office:target-frame-name="_blank" xlink:show="new" text:style-name="Internet_20_link" text:visited-style-name="Visited_20_Internet_20_Link">Four Block Drop</text:a>, and how it blew up my existing input paradigm.</text:p>
      <text:h text:style-name="Heading_20_1" text:outline-level="1"><text:bookmark text:name="making-the-buttons-work"/>Making the Buttons Work</text:h>
      <text:p text:style-name="Text_20_body">The first thing to do if you want controller support is to add the following lines to your Phaser.Game’s config object<text:bookmark text:name="fnref:13"/><text:a xlink:type="simple" xlink:href="https://blog.khutchins.com/posts/phaser-3-inputs-2/#fn:1" text:style-name="Internet_20_link" text:visited-style-name="Visited_20_Internet_20_Link">1</text:a>:</text:p>
      <text:p text:style-name="P1"><text:span text:style-name="Source_20_Text"><text:span text:style-name="T3">const</text:span></text:span><text:span text:style-name="Source_20_Text"><text:span text:style-name="T1"> </text:span></text:span><text:span text:style-name="Source_20_Text"><text:span text:style-name="T2">config</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2">input</text:span></text:span><text:span text:style-name="Source_20_Text"><text:span text:style-name="T4">:</text:span></text:span><text:span text:style-name="Source_20_Text"><text:span text:style-name="T1"> {</text:span></text:span></text:p>
      <text:p text:style-name="P1"><text:span text:style-name="Source_20_Text"><text:span text:style-name="T1"><text:s text:c="8"/></text:span></text:span><text:span text:style-name="Source_20_Text"><text:span text:style-name="T2">gamepad</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2"><text:span text:style-name="Source_20_Text"><text:span text:style-name="T3">const</text:span></text:span><text:span text:style-name="Source_20_Text"><text:span text:style-name="T1"> </text:span></text:span><text:span text:style-name="Source_20_Text"><text:span text:style-name="T2">ga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Game</text:span></text:span><text:span text:style-name="Source_20_Text"><text:span text:style-name="T1">(</text:span></text:span><text:span text:style-name="Source_20_Text"><text:span text:style-name="T2">config</text:span></text:span><text:span text:style-name="Source_20_Text"><text:span text:style-name="T1">);</text:span></text:span></text:p>
      <text:p text:style-name="Text_20_body"><text:a xlink:type="simple" xlink:href="https://photonstorm.github.io/phaser3-docs/Phaser.Input.Gamepad.Gamepad.html" office:target-frame-name="_blank" xlink:show="new" text:style-name="Internet_20_link" text:visited-style-name="Visited_20_Internet_20_Link">Here</text:a> is the API for the Gamepad. If you look you’ll notice a list of all the usual suspects on an Xbox 360+ controller: A, B, L1, etc., and that these values are only <text:span text:style-name="Emphasis">mostly</text:span> booleans. In the end, there were five differences between how I was currently doing key inputs and how controller inputs were handled:</text:p>
      <text:list xml:id="list2069504347" text:style-name="L4">
        <text:list-item>
          <text:p text:style-name="P10">Controller inputs only have the equivalent of <text:span text:style-name="Source_20_Text">down</text:span>, with no <text:span text:style-name="Source_20_Text">justDown</text:span> in sight. </text:p>
        </text:list-item>
        <text:list-item>
          <text:p text:style-name="P10">My input handler class takes in keyboard code references, not anything generic. </text:p>
        </text:list-item>
        <text:list-item>
          <text:p text:style-name="P10">You have to hold a reference to the gamepad to get access to the button value, instead of just registering for a key. </text:p>
        </text:list-item>
        <text:list-item>
          <text:p text:style-name="P10">L1 and R1 are axes,<text:bookmark text:name="fnref:21"/><text:a xlink:type="simple" xlink:href="https://blog.khutchins.com/posts/phaser-3-inputs-2/#fn:2" text:style-name="Internet_20_link" text:visited-style-name="Visited_20_Internet_20_Link">2</text:a> <text:bookmark text:name="fnref:31"/><text:a xlink:type="simple" xlink:href="https://blog.khutchins.com/posts/phaser-3-inputs-2/#fn:3" text:style-name="Internet_20_link" text:visited-style-name="Visited_20_Internet_20_Link">3</text:a> so treating them as booleans might be a mistake. </text:p>
        </text:list-item>
        <text:list-item>
          <text:p text:style-name="P9">There are <text:span text:style-name="Emphasis">actual</text:span> axes on the controller, like the left stick and right trigger. </text:p>
        </text:list-item>
      </text:list>
      <text:p text:style-name="Text_20_body">I had no plans to use the back triggers or thumbsticks, so I could ignore those pesky axes.<text:bookmark text:name="fnref:41"/><text:a xlink:type="simple" xlink:href="https://blog.khutchins.com/posts/phaser-3-inputs-2/#fn:4" text:style-name="Internet_20_link" text:visited-style-name="Visited_20_Internet_20_Link">4</text:a> Unfortunately, I <text:span text:style-name="Emphasis">did</text:span> want to use the L1 and R1, but if you’re confident an axis’s value is either going to be zero or one and don’t care about the inbetween state, it’s easy to translate the value.</text:p>
      <text:p text:style-name="Text_20_body">Difference four was trivial and five was irrelevant, leaving only the first three as problems I had to solve.</text:p>
      <text:h text:style-name="Heading_20_1" text:outline-level="1"><text:bookmark text:name="evaluating-the-problem"/><text:soft-page-break/>Evaluating the Problem</text:h>
      <text:p text:style-name="Text_20_body">When you have two different structures that you want to unify, it’s important to first see if you <text:span text:style-name="Emphasis">can</text:span> unify them well. You may be better off not abstracting them away if you abstraction ends up being too leaky.<text:bookmark text:name="fnref:51"/><text:a xlink:type="simple" xlink:href="https://blog.khutchins.com/posts/phaser-3-inputs-2/#fn:5" text:style-name="Internet_20_link" text:visited-style-name="Visited_20_Internet_20_Link">5</text:a></text:p>
      <text:p text:style-name="Text_20_body">In this case, key presses and button presses emit the same underlying data: either down or not down. The keyboard’s <text:span text:style-name="Source_20_Text">justDown</text:span> boolean is only Phaser helpfully maintaining state for you.</text:p>
      <text:p text:style-name="Text_20_body">Since the similarities are vast and the differences are mostly fluff, it makes sense to unify the two APIs. If all the buttons were axes that provided a measure of how far down they were, it would be better to treat them differently and unify the inputs later.<text:bookmark text:name="fnref:61"/><text:a xlink:type="simple" xlink:href="https://blog.khutchins.com/posts/phaser-3-inputs-2/#fn:6" text:style-name="Internet_20_link" text:visited-style-name="Visited_20_Internet_20_Link">6</text:a></text:p>
      <text:p text:style-name="Text_20_body">With that in mind, let’s take a look at the differences above.</text:p>
      <text:p text:style-name="Quotations">Controller inputs only have the equivalent of <text:span text:style-name="Source_20_Text">down</text:span>, with no <text:span text:style-name="Source_20_Text">justDown</text:span> in sight.</text:p>
      <text:p text:style-name="Text_20_body">This difference exposes two issues with the way we’re currently handling input:</text:p>
      <text:list xml:id="list3458367732" text:style-name="L5">
        <text:list-item>
          <text:p text:style-name="P12">The lack of <text:span text:style-name="Source_20_Text">justDown</text:span>, which I use extensively in my game code. </text:p>
        </text:list-item>
        <text:list-item>
          <text:p text:style-name="P11">Keys are updated by Phaser every frame, which is used to compute <text:span text:style-name="Source_20_Text">justDown</text:span>. Since button code doesn’t have that, I will need to add support for it myself. </text:p>
        </text:list-item>
      </text:list>
      <text:p text:style-name="Text_20_body">Clearly, we’ll need to update the controller references every frame and add code that adds our own <text:span text:style-name="Source_20_Text">justDown</text:span>. This code needs to be run <text:span text:style-name="Emphasis">before</text:span> our code that reads the input, or it will get stale data.</text:p>
      <text:p text:style-name="Quotations">My input handler class takes in keyboard code references, not anything generic.</text:p>
      <text:p text:style-name="Text_20_body">There are two solutions to this: change the input handler to take in a dictionary of { inputName: key } and { inputName: button } pairs,<text:bookmark text:name="fnref:71"/><text:a xlink:type="simple" xlink:href="https://blog.khutchins.com/posts/phaser-3-inputs-2/#fn:7" text:style-name="Internet_20_link" text:visited-style-name="Visited_20_Internet_20_Link">7</text:a> or provide one class to wrap them both.</text:p>
      <text:p text:style-name="Quotations">You have to hold a reference to the gamepad to get access to the button value, instead of just registering for a key.</text:p>
      <text:p text:style-name="Text_20_body">This throws a bit of a wrench in the works, as I could just pass around keys willy-nilly, and references to buttons would need to also contain a reference to their controller.</text:p>
      <text:h text:style-name="Heading_20_1" text:outline-level="1"><text:bookmark text:name="finding-the-key"/>Finding the Key</text:h>
      <text:p text:style-name="Text_20_body">Considering the analysis above, it seems fairly clear what the solution is. A simple class, <text:span text:style-name="Source_20_Text">KHInputKey</text:span>,<text:bookmark text:name="fnref:81"/><text:a xlink:type="simple" xlink:href="https://blog.khutchins.com/posts/phaser-3-inputs-2/#fn:8" text:style-name="Internet_20_link" text:visited-style-name="Visited_20_Internet_20_Link">8</text:a> which can wrap both keyboard keys and buttons. This class will handle <text:span text:style-name="Source_20_Text">justDown</text:span> itself, which both provides the <text:span text:style-name="Source_20_Text">justDown</text:span> flag for the controller and makes <text:span text:style-name="Source_20_Text">justDown</text:span> true for the entirety of the frame that it’s pressed in.</text:p>
      <text:p text:style-name="P1"><text:span text:style-name="Source_20_Text"><text:span text:style-name="T5">/**</text:span></text:span></text:p>
      <text:p text:style-name="P1"><text:span text:style-name="Source_20_Text"><text:span text:style-name="T5"><text:s/>* Input key that specifies the state of one key. Managers of this key must</text:span></text:span></text:p>
      <text:p text:style-name="P1"><text:span text:style-name="Source_20_Text"><text:span text:style-name="T5"><text:s/>* update it once and only once per frame, or strange behavior can occur.</text:span></text:span></text:p>
      <text:p text:style-name="P1"><text:span text:style-name="Source_20_Text"><text:span text:style-name="T5"><text:s/>*/</text:span></text:span></text:p>
      <text:p text:style-name="P1"><text:span text:style-name="Source_20_Text"><text:span text:style-name="T3">class</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4"/></text:span></text:span><text:span text:style-name="Source_20_Text"><text:span text:style-name="T3">protected</text:span></text:span><text:span text:style-name="Source_20_Text"><text:span text:style-name="T1"> </text:span></text:span><text:span text:style-name="Source_20_Text"><text:span text:style-name="T2">down</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span text:style-name="Source_20_Text"><text:span text:style-name="T3">protected</text:span></text:span><text:span text:style-name="Source_20_Text"><text:span text:style-name="T1"> </text:span></text:span><text:span text:style-name="Source_20_Text"><text:span text:style-name="T2">justDown</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 {</text:span></text:span></text:p>
      <text:p text:style-name="P1"><text:soft-page-break/><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down</text:span></text:span><text:span text:style-name="Source_20_Text"><text:span text:style-name="T1">: </text:span></text:span><text:span text:style-name="Source_20_Text"><text:span text:style-name="T3">boolean</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down</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Internal</text:span></text:span><text:span text:style-name="Source_20_Text"><text:span text:style-name="T1">(</text:span></text:span><text:span text:style-name="Source_20_Text"><text:span text:style-name="T2">down</text:span></text:span><text:span text:style-name="Source_20_Text"><text:span text:style-name="T1">, </text:span></text:span><text:span text:style-name="Source_20_Text"><text:span text:style-name="T2">justDown</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otected</text:span></text:span><text:span text:style-name="Source_20_Text"><text:span text:style-name="T1"> </text:span></text:span><text:span text:style-name="Source_20_Text"><text:span text:style-name="T2">updateInternal</text:span></text:span><text:span text:style-name="Source_20_Text"><text:span text:style-name="T1">(</text:span></text:span><text:span text:style-name="Source_20_Text"><text:span text:style-name="T2">down</text:span></text:span><text:span text:style-name="Source_20_Text"><text:span text:style-name="T1">: </text:span></text:span><text:span text:style-name="Source_20_Text"><text:span text:style-name="T3">boolean</text:span></text:span><text:span text:style-name="Source_20_Text"><text:span text:style-name="T1">, </text:span></text:span><text:span text:style-name="Source_20_Text"><text:span text:style-name="T2">justDown</text:span></text:span><text:span text:style-name="Source_20_Text"><text:span text:style-name="T1">: </text:span></text:span><text:span text:style-name="Source_20_Text"><text:span text:style-name="T3">boolean</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justDown</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down</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isDown</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own</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isJustDown</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justDown</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With this new class, we can replace the previous map of <text:span text:style-name="Source_20_Text">{string: Phaser.Input.Keyboard.KeyCodes}</text:span> with a map of <text:span text:style-name="Source_20_Text">{string: KHInputKey}</text:span>, and we’re done. Right? Well, not quite.</text:p>
      <text:p text:style-name="Text_20_body">We’ve now made it so that keyboard keys <text:span text:style-name="Emphasis">also</text:span> need to be updated each frame. Progress, of a sort. Here’s what the keyboard key implementation looks like:</text:p>
      <text:p text:style-name="P1"><text:span text:style-name="Source_20_Text"><text:span text:style-name="T3">class</text:span></text:span><text:span text:style-name="Source_20_Text"><text:span text:style-name="T1"> <text:s/></text:span></text:span><text:span text:style-name="Source_20_Text"><text:span text:style-name="T2">KHInputKeyKeyboard</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3">Phaser.Input.Keyboard.Key</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key</text:span></text:span><text:span text:style-name="Source_20_Text"><text:span text:style-name="T1">: </text:span></text:span><text:span text:style-name="Source_20_Text"><text:span text:style-name="T3">Phaser.Input.Keyboard.Key</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key</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FromKe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sDown</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Just call <text:span text:style-name="Source_20_Text">updateFromKey()</text:span> each frame and it’s happy. Keen eyes will notice that this is different from the contract laid out above (calling <text:span text:style-name="Source_20_Text">update(down)</text:span>), implying that it will be handled differently. Before we cover that, let’s look at how we handle it for controller buttons.</text:p>
      <text:p text:style-name="Text_20_body">Without recreating the concept of a button, we can’t mimic the <text:span text:style-name="Source_20_Text">updateFromKey()</text:span> concept, but doing that would result in us creating two layers of button wrappers. Instead, lets come to terms with a cold, hard truth of the Phaser gamepad API: we cannot update a button without having a reference to its controller.</text:p>
      <text:p text:style-name="Text_20_body">We have two options: have a controller class with references to its buttons, or have buttons each hold a reference to its controller. In the interest of brevity and less passing around of controller options, I chose the former approach. Introducing the KHInputProviderController<text:bookmark text:name="fnref:91"/><text:a xlink:type="simple" xlink:href="https://blog.khutchins.com/posts/phaser-3-inputs-2/#fn:9" text:style-name="Internet_20_link" text:visited-style-name="Visited_20_Internet_20_Link">9</text:a>:</text:p>
      <text:p text:style-name="P1"><text:span text:style-name="Source_20_Text"><text:span text:style-name="T3">enum</text:span></text:span><text:span text:style-name="Source_20_Text"><text:span text:style-name="T1"> </text:span></text:span><text:span text:style-name="Source_20_Text"><text:span text:style-name="T2">KHPadInput</text:span></text:span><text:span text:style-name="Source_20_Text"><text:span text:style-name="T1"> {</text:span></text:span></text:p>
      <text:p text:style-name="P1"><text:span text:style-name="Source_20_Text"><text:span text:style-name="T1"><text:s text:c="4"/></text:span></text:span><text:span text:style-name="Source_20_Text"><text:span text:style-name="T2">Left</text:span></text:span><text:span text:style-name="Source_20_Text"><text:span text:style-name="T1">,</text:span></text:span></text:p>
      <text:p text:style-name="P1"><text:span text:style-name="Source_20_Text"><text:span text:style-name="T1"><text:s text:c="4"/></text:span></text:span><text:span text:style-name="Source_20_Text"><text:span text:style-name="T2">Right</text:span></text:span><text:span text:style-name="Source_20_Text"><text:span text:style-name="T1">,</text:span></text:span></text:p>
      <text:p text:style-name="P1"><text:span text:style-name="Source_20_Text"><text:span text:style-name="T1"><text:s text:c="4"/></text:span></text:span><text:span text:style-name="Source_20_Text"><text:span text:style-name="T2">Up</text:span></text:span><text:span text:style-name="Source_20_Text"><text:span text:style-name="T1">,</text:span></text:span></text:p>
      <text:p text:style-name="P1"><text:soft-page-break/><text:span text:style-name="Source_20_Text"><text:span text:style-name="T1"><text:s text:c="4"/></text:span></text:span><text:span text:style-name="Source_20_Text"><text:span text:style-name="T2">L1</text:span></text:span><text:span text:style-name="Source_20_Text"><text:span text:style-name="T1">,</text:span></text:span></text:p>
      <text:p text:style-name="P1"><text:span text:style-name="Source_20_Text"><text:span text:style-name="T1">}</text:span></text:span></text:p>
      <text:p text:style-name="P1"/>
      <text:p text:style-name="P1"><text:span text:style-name="Source_20_Text"><text:span text:style-name="T3">class</text:span></text:span><text:span text:style-name="Source_20_Text"><text:span text:style-name="T1"> </text:span></text:span><text:span text:style-name="Source_20_Text"><text:span text:style-name="T2">KHInputProviderController</text:span></text:span><text:span text:style-name="Source_20_Text"><text:span text:style-name="T1"> {</text:span></text:span></text:p>
      <text:p text:style-name="P1"/>
      <text:p text:style-name="P1"><text:span text:style-name="Source_20_Text"><text:span text:style-name="T1"><text:s text:c="4"/></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text:span></text:span></text:p>
      <text:p text:style-name="P1"><text:span text:style-name="Source_20_Text"><text:span text:style-name="T1"><text:s text:c="4"/></text:span></text:span><text:span text:style-name="Source_20_Text"><text:span text:style-name="T2">buttons</text:span></text:span><text:span text:style-name="Source_20_Text"><text:span text:style-name="T1">: </text:span></text:span><text:span text:style-name="Source_20_Text"><text:span text:style-name="T3">Map</text:span></text:span><text:span text:style-name="Source_20_Text"><text:span text:style-name="T1">&lt;</text:span></text:span><text:span text:style-name="Source_20_Text"><text:span text:style-name="T4">KHPadInput</text:span></text:span><text:span text:style-name="Source_20_Text"><text:span text:style-name="T8">,</text:span></text:span><text:span text:style-name="Source_20_Text"><text:span text:style-name="T1"> </text:span></text:span><text:span text:style-name="Source_20_Text"><text:span text:style-name="T2">KHInputKey</text:span></text:span><text:span text:style-name="Source_20_Text"><text:span text:style-name="T1">&gt;;</text:span></text:span></text:p>
      <text:p text:style-name="P1"><text:span text:style-name="Source_20_Text"><text:span text:style-name="T1"><text:s text:c="4"/></text:span></text:span><text:span text:style-name="Source_20_Text"><text:span text:style-name="T2">gamePadNumber</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connected</text:span></text:span><text:span text:style-name="Source_20_Text"><text:span text:style-name="T1">: </text:span></text:span><text:span text:style-name="Source_20_Text"><text:span text:style-name="T3">boolean</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 </text:span></text:span><text:span text:style-name="Source_20_Text"><text:span text:style-name="T2">gamePadNumber</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cene</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gamePadNumb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gamePadNumber</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Map</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eft</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Right</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Up</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1</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otected</text:span></text:span><text:span text:style-name="Source_20_Text"><text:span text:style-name="T1"> </text:span></text:span><text:span text:style-name="Source_20_Text"><text:span text:style-name="T2">updateConnect()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nnecte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5">// Disconnecting a controller should zero out all inputs, so no phantom </text:span></text:span></text:p>
      <text:p text:style-name="P1"><text:span text:style-name="Source_20_Text"><text:span text:style-name="T1"><text:s text:c="4"/></text:span></text:span><text:span text:style-name="Source_20_Text"><text:span text:style-name="T5">// inputs exist in perpetuity.</text:span></text:span></text:p>
      <text:p text:style-name="P1"><text:span text:style-name="Source_20_Text"><text:span text:style-name="T1"><text:s text:c="4"/></text:span></text:span><text:span text:style-name="Source_20_Text"><text:span text:style-name="T2">updateDisconnect()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connected</text:span></text:span><text:span text:style-name="Source_20_Text"><text:span text:style-name="T1">) {</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nnecte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2">forEach</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12"/></text:span></text:span><text:span text:style-name="Source_20_Text"><text:span text:style-name="T2">value</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fals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getGamepad()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gamepa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gamePadNumber</text:span></text:span><text:span text:style-name="Source_20_Text"><text:span text:style-name="T1"> </text:span></text:span></text:p>
      <text:p text:style-name="P1"><text:span text:style-name="Source_20_Text"><text:span text:style-name="T1"><text:s text:c="12"/></text:span></text:span><text:span text:style-name="Source_20_Text"><text:span text:style-name="T4">&g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gamepad</text:span></text:span><text:span text:style-name="Source_20_Text"><text:span text:style-name="T1">.</text:span></text:span><text:span text:style-name="Source_20_Text"><text:span text:style-name="T2">gamepads</text:span></text:span><text:span text:style-name="Source_20_Text"><text:span text:style-name="T1">.</text:span></text:span><text:span text:style-name="Source_20_Text"><text:span text:style-name="T2">length</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Disconnect</text:span></text:span><text:span text:style-name="Source_20_Text"><text:span text:style-name="T1">();</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gamePad</text:span></text:span><text:span text:style-name="Source_20_Text"><text:span text:style-name="T1"> <text:s/></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gamepad</text:span></text:span><text:span text:style-name="Source_20_Text"><text:span text:style-name="T1">.</text:span></text:span><text:span text:style-name="Source_20_Text"><text:span text:style-name="T2">gamepads</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gamePadNumber</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2">gamePad</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Disconnect</text:span></text:span><text:span text:style-name="Source_20_Text"><text:span text:style-name="T1">();</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Connect</text:span></text:span><text:span text:style-name="Source_20_Text"><text:span text:style-name="T1">(</text:span></text:span><text:span text:style-name="Source_20_Text"><text:span text:style-name="T2">gamePad</text:span></text:span><text:span text:style-name="Source_20_Text"><text:span text:style-name="T1">);</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2">gamePad</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gamePa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_getGamepad</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2">gamePad</text:span></text:span><text:span text:style-name="Source_20_Text"><text:span text:style-name="T1">) </text:span></text:span><text:span text:style-name="Source_20_Text"><text:span text:style-name="T3">return</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eft</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Right</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righ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Up</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1</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L1</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6">0.9</text:span></text:span><text:span text:style-name="Source_20_Text"><text:span text:style-name="T1">);</text:span></text:span></text:p>
      <text:p text:style-name="P1"><text:span text:style-name="Source_20_Text"><text:span text:style-name="T1"><text:s text:c="4"/>}</text:span></text:span></text:p>
      <text:p text:style-name="P1"><text:soft-page-break/></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PadInpu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get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PadInput</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Now in order to get a KHInputKey for a controller button, you ask the controller provider for a reference to its button input. As long as you call <text:span text:style-name="Source_20_Text">update()</text:span> on the provider each frame before you grab inputs from it, everything’s great.</text:p>
      <text:p text:style-name="Text_20_body">You can also see that I worked around the L1 button being an axis by checking if its value was greater than 0.9 or not. These axes go from 0-1, so 0.9 feels like a safe bet for considering it pressed, even if it does end up being backed by an axis.</text:p>
      <text:p text:style-name="Text_20_body">It may feel like overkill to have a separate method for updating inputs, given that it’s a one-liner, but that method will be fleshed out in a later post.<text:bookmark text:name="fnref:101"/><text:a xlink:type="simple" xlink:href="https://blog.khutchins.com/posts/phaser-3-inputs-2/#fn:10" text:style-name="Internet_20_link" text:visited-style-name="Visited_20_Internet_20_Link">10</text:a></text:p>
      <text:p text:style-name="Text_20_body">That’s the controller infrastructure sorted, so let’s get back to the problem with the keyboard inputs not being updated. The answer, as you may have guessed, is another provider, this time for the keyboard:</text:p>
      <text:p text:style-name="P1"><text:span text:style-name="Source_20_Text"><text:span text:style-name="T3">class</text:span></text:span><text:span text:style-name="Source_20_Text"><text:span text:style-name="T1"> </text:span></text:span><text:span text:style-name="Source_20_Text"><text:span text:style-name="T2">KHInputProviderKeyboard</text:span></text:span><text:span text:style-name="Source_20_Text"><text:span text:style-name="T1"> {</text:span></text:span></text:p>
      <text:p text:style-name="P1"><text:span text:style-name="Source_20_Text"><text:span text:style-name="T1"><text:s text:c="4"/></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text:span></text:span></text:p>
      <text:p text:style-name="P1"><text:span text:style-name="Source_20_Text"><text:span text:style-name="T1"><text:s text:c="4"/></text:span></text:span><text:span text:style-name="Source_20_Text"><text:span text:style-name="T2">keys</text:span></text:span><text:span text:style-name="Source_20_Text"><text:span text:style-name="T1">: </text:span></text:span><text:span text:style-name="Source_20_Text"><text:span text:style-name="T3">Map</text:span></text:span><text:span text:style-name="Source_20_Text"><text:span text:style-name="T1">&lt;</text:span></text:span><text:span text:style-name="Source_20_Text"><text:span text:style-name="T4">any</text:span></text:span><text:span text:style-name="Source_20_Text"><text:span text:style-name="T8">,</text:span></text:span><text:span text:style-name="Source_20_Text"><text:span text:style-name="T1"> </text:span></text:span><text:span text:style-name="Source_20_Text"><text:span text:style-name="T2">KHInputKeyKeyboard</text:span></text:span><text:span text:style-name="Source_20_Text"><text:span text:style-name="T1">&gt;;</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cen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Map</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s</text:span></text:span><text:span text:style-name="Source_20_Text"><text:span text:style-name="T1">.</text:span></text:span><text:span text:style-name="Source_20_Text"><text:span text:style-name="T2">forEach</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12"/></text:span></text:span><text:span text:style-name="Source_20_Text"><text:span text:style-name="T2">value</text:span></text:span><text:span text:style-name="Source_20_Text"><text:span text:style-name="T1">.</text:span></text:span><text:span text:style-name="Source_20_Text"><text:span text:style-name="T2">updateFromKey</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5">// The any in the signature is because Phaser.Input.Keyboard.KeyCodes is </text:span></text:span></text:p>
      <text:p text:style-name="P1"><text:span text:style-name="Source_20_Text"><text:span text:style-name="T1"><text:s text:c="4"/></text:span></text:span><text:span text:style-name="Source_20_Text"><text:span text:style-name="T5">// a namespace and cannot be assigned as a type (as far as I know).</text:span></text:span></text:p>
      <text:p text:style-name="P1"><text:span text:style-name="Source_20_Text"><text:span text:style-name="T1"><text:s text:c="4"/></text:span></text:span><text:span text:style-name="Source_20_Text"><text:span text:style-name="T2">get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an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keys</text:span></text:span><text:span text:style-name="Source_20_Text"><text:span text:style-name="T1">.</text:span></text:span><text:span text:style-name="Source_20_Text"><text:span text:style-name="T2">has</text:span></text:span><text:span text:style-name="Source_20_Text"><text:span text:style-name="T1">(</text:span></text:span><text:span text:style-name="Source_20_Text"><text:span text:style-name="T2">input</text:span></text:span><text:span text:style-name="Source_20_Text"><text:span text:style-name="T1">)) {</text:span></text:span></text:p>
      <text:p text:style-name="P1"><text:span text:style-name="Source_20_Text"><text:span text:style-name="T1"><text:s text:c="12"/></text:span></text:span><text:span text:style-name="Source_20_Text"><text:span text:style-name="T3">const</text:span></text:span><text:span text:style-name="Source_20_Text"><text:span text:style-name="T1"> </text:span></text:span><text:span text:style-name="Source_20_Text"><text:span text:style-name="T2">phaser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addKey</text:span></text:span><text:span text:style-name="Source_20_Text"><text:span text:style-name="T1">(</text:span></text:span><text:span text:style-name="Source_20_Text"><text:span text:style-name="T2">input</text:span></text:span><text:span text:style-name="Source_20_Text"><text:span text:style-name="T1">);</text:span></text:span></text:p>
      <text:p text:style-name="P1"><text:span text:style-name="Source_20_Text"><text:span text:style-name="T1"><text:s text:c="12"/></text:span></text:span><text:span text:style-name="Source_20_Text"><text:span text:style-name="T3">const</text:span></text:span><text:span text:style-name="Source_20_Text"><text:span text:style-name="T1"> </text:span></text:span><text:span text:style-name="Source_20_Text"><text:span text:style-name="T2">inputKey</text:span></text:span><text:span text:style-name="Source_20_Text"><text:span text:style-name="T1">: </text:span></text:span><text:span text:style-name="Source_20_Text"><text:span text:style-name="T3">KHInputKeyKeyboard</text:span></text:span><text:span text:style-name="Source_20_Text"><text:span text:style-name="T1"> </text:span></text:span><text:span text:style-name="Source_20_Text"><text:span text:style-name="T4">=</text:span></text:span></text:p>
      <text:p text:style-name="P1"><text:span text:style-name="Source_20_Text"><text:span text:style-name="T1"><text:s text:c="16"/></text:span></text:span><text:span text:style-name="Source_20_Text"><text:span text:style-name="T3">new</text:span></text:span><text:span text:style-name="Source_20_Text"><text:span text:style-name="T1"> </text:span></text:span><text:span text:style-name="Source_20_Text"><text:span text:style-name="T2">KHInputKeyKeyboard</text:span></text:span><text:span text:style-name="Source_20_Text"><text:span text:style-name="T1">(</text:span></text:span><text:span text:style-name="Source_20_Text"><text:span text:style-name="T2">phaserKey</text:span></text:span><text:span text:style-name="Source_20_Text"><text:span text:style-name="T1">, </text:span></text:span><text:span text:style-name="Source_20_Text"><text:span text:style-name="T3">this</text:span></text:span><text:span text:style-name="Source_20_Text"><text:span text:style-name="T1">);</text:span></text:span></text:p>
      <text:p text:style-name="P1"/>
      <text:p text:style-name="P1"><text:span text:style-name="Source_20_Text"><text:span text:style-name="T1"><text:s text:c="12"/></text:span></text:span><text:span text:style-name="Source_20_Text"><text:span text:style-name="T3">const</text:span></text:span><text:span text:style-name="Source_20_Text"><text:span text:style-name="T1"> </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JustDown</text:span></text:span><text:span text:style-name="Source_20_Text"><text:span text:style-name="T1">(</text:span></text:span><text:span text:style-name="Source_20_Text"><text:span text:style-name="T2">phaserKey</text:span></text:span><text:span text:style-name="Source_20_Text"><text:span text:style-name="T1">);</text:span></text:span></text:p>
      <text:p text:style-name="P1"><text:span text:style-name="Source_20_Text"><text:span text:style-name="T1"><text:s text:c="12"/></text:span></text:span><text:span text:style-name="Source_20_Text"><text:span text:style-name="T3">const</text:span></text:span><text:span text:style-name="Source_20_Text"><text:span text:style-name="T1"> </text:span></text:span><text:span text:style-name="Source_20_Text"><text:span text:style-name="T2">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haserKey</text:span></text:span><text:span text:style-name="Source_20_Text"><text:span text:style-name="T1">.</text:span></text:span><text:span text:style-name="Source_20_Text"><text:span text:style-name="T2">isDown</text:span></text:span><text:span text:style-name="Source_20_Text"><text:span text:style-name="T1">;</text:span></text:span></text:p>
      <text:p text:style-name="P1"/>
      <text:p text:style-name="P1"><text:span text:style-name="Source_20_Text"><text:span text:style-name="T1"><text:s text:c="12"/></text:span></text:span><text:span text:style-name="Source_20_Text"><text:span text:style-name="T5">// Populate key isDown.</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2">down</text:span></text:span><text:span text:style-name="Source_20_Text"><text:span text:style-name="T1">) {</text:span></text:span></text:p>
      <text:p text:style-name="P1"><text:span text:style-name="Source_20_Text"><text:span text:style-name="T1"><text:s text:c="16"/></text:span></text:span><text:span text:style-name="Source_20_Text"><text:span text:style-name="T2">inputKey</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down</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12"/></text:span></text:span><text:span text:style-name="Source_20_Text"><text:span text:style-name="T5">// Clear out justDown if it isn't just down.</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2">justDown</text:span></text:span><text:span text:style-name="Source_20_Text"><text:span text:style-name="T1">) {</text:span></text:span></text:p>
      <text:p text:style-name="P1"><text:span text:style-name="Source_20_Text"><text:span text:style-name="T1"><text:s text:c="16"/></text:span></text:span><text:span text:style-name="Source_20_Text"><text:span text:style-name="T2">inputKey</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down</text:span></text:span><text:span text:style-name="Source_20_Text"><text:span text:style-name="T1">);</text:span></text:span></text:p>
      <text:p text:style-name="P1"><text:span text:style-name="Source_20_Text"><text:span text:style-name="T1"><text:s text:c="12"/>}</text:span></text:span></text:p>
      <text:p text:style-name="P1"/>
      <text:p text:style-name="P1"><text:soft-page-break/><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2">inputKey</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key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2">value</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A few differences between the implementations: the keyboard lazily adds keys, whereas the controller adds them greedily, and the keyboard doesn’t handle a disconnect event like the controller does. Notably, these don’t have any difference as to how the consumer of the resulting KHInputKey functions.</text:p>
      <text:p text:style-name="Text_20_body">Here’s what our input handling code looks like now<text:bookmark text:name="fnref:111"/><text:a xlink:type="simple" xlink:href="https://blog.khutchins.com/posts/phaser-3-inputs-2/#fn:11" text:style-name="Internet_20_link" text:visited-style-name="Visited_20_Internet_20_Link">11</text:a>:</text:p>
      <text:p text:style-name="P1"><text:span text:style-name="Source_20_Text"><text:span text:style-name="T2">controller</text:span></text:span><text:span text:style-name="Source_20_Text"><text:span text:style-name="T1">: </text:span></text:span><text:span text:style-name="Source_20_Text"><text:span text:style-name="T3">KHInputProviderController</text:span></text:span><text:span text:style-name="Source_20_Text"><text:span text:style-name="T1">;</text:span></text:span></text:p>
      <text:p text:style-name="P1"><text:span text:style-name="Source_20_Text"><text:span text:style-name="T2">keyboard</text:span></text:span><text:span text:style-name="Source_20_Text"><text:span text:style-name="T1">: </text:span></text:span><text:span text:style-name="Source_20_Text"><text:span text:style-name="T3">KHInputProviderKeyboard</text:span></text:span><text:span text:style-name="Source_20_Text"><text:span text:style-name="T1">;</text:span></text:span></text:p>
      <text:p text:style-name="P1"/>
      <text:p text:style-name="P1"><text:span text:style-name="Source_20_Text"><text:span text:style-name="T2">creat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Keyboard</text:span></text:span><text:span text:style-name="Source_20_Text"><text:span text:style-name="T1">(</text:span></text:span><text:span text:style-name="Source_20_Text"><text:span text:style-name="T3">this</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FBDInputHandler</text:span></text:span><text:span text:style-name="Source_20_Text"><text:span text:style-name="T1">(</text:span></text:span><text:span text:style-name="Source_20_Text"><text:span text:style-name="T3">this</text:span></text:span><text:span text:style-name="Source_20_Text"><text:span text:style-name="T1">, {</text:span></text:span></text:p>
      <text:p text:style-name="P1"><text:span text:style-name="Source_20_Text"><text:span text:style-name="T1"><text:s text:c="8"/></text:span></text:span><text:span text:style-name="Source_20_Text"><text:span text:style-name="T7">'left'</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FOUR</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7">'right'</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RIGH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SIX</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Right</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7">'up'</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EIGH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directionalComputer</text:span></text:span><text:span text:style-name="Source_20_Text"><text:span text:style-name="T1">.</text:span></text:span><text:span text:style-name="Source_20_Text"><text:span text:style-name="T2">update</text:span></text:span><text:span text:style-name="Source_20_Text"><text:span text:style-name="T1">(</text:span></text:span></text:p>
      <text:p text:style-name="P1"><text:span text:style-name="Source_20_Text"><text:span text:style-name="T1"><text:s text:c="8"/></text:span></text:span><text:span text:style-name="Source_20_Text"><text:span text:style-name="T2">now</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lef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Down</text:span></text:span><text:span text:style-name="Source_20_Text"><text:span text:style-name="T1">(</text:span></text:span><text:span text:style-name="Source_20_Text"><text:span text:style-name="T7">'lef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righ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Down</text:span></text:span><text:span text:style-name="Source_20_Text"><text:span text:style-name="T1">(</text:span></text:span><text:span text:style-name="Source_20_Text"><text:span text:style-name="T7">'right'</text:span></text:span><text:span text:style-name="Source_20_Text"><text:span text:style-name="T1">));</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irectionalComputer</text:span></text:span><text:span text:style-name="Source_20_Text"><text:span text:style-name="T1">.</text:span></text:span><text:span text:style-name="Source_20_Text"><text:span text:style-name="T2">pressLeft</text:span></text:span><text:span text:style-name="Source_20_Text"><text:span text:style-name="T1">) {</text:span></text:span></text:p>
      <text:p text:style-name="P1"><text:span text:style-name="Source_20_Text"><text:span text:style-name="T1"><text:s text:c="8"/></text:span></text:span><text:span text:style-name="Source_20_Text"><text:span text:style-name="T5">// do lef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irectionalComputer</text:span></text:span><text:span text:style-name="Source_20_Text"><text:span text:style-name="T1">.</text:span></text:span><text:span text:style-name="Source_20_Text"><text:span text:style-name="T2">pressRight</text:span></text:span><text:span text:style-name="Source_20_Text"><text:span text:style-name="T1">) {</text:span></text:span></text:p>
      <text:p text:style-name="P1"><text:span text:style-name="Source_20_Text"><text:span text:style-name="T1"><text:s text:c="8"/></text:span></text:span><text:span text:style-name="Source_20_Text"><text:span text:style-name="T5">// do righ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up'</text:span></text:span><text:span text:style-name="Source_20_Text"><text:span text:style-name="T1">)) {</text:span></text:span></text:p>
      <text:p text:style-name="P1"><text:span text:style-name="Source_20_Text"><text:span text:style-name="T1"><text:s text:c="8"/></text:span></text:span><text:span text:style-name="Source_20_Text"><text:span text:style-name="T5">// do up code</text:span></text:span></text:p>
      <text:p text:style-name="P1"><text:span text:style-name="Source_20_Text"><text:span text:style-name="T1"><text:s text:c="4"/>}</text:span></text:span></text:p>
      <text:p text:style-name="P2"><text:soft-page-break/><text:span text:style-name="Source_20_Text"><text:span text:style-name="T1">}</text:span></text:span></text:p>
      <text:p text:style-name="Text_20_body">We added a few new objects that we have to manage, but we now have controller support with no changes to our input method. Altogether, it felt like a win, but I couldn’t help but look at that directional computer code and wonder if we could replace it with a new kind of KHInputKey, one that is derived from other inputs.</text:p>
      <text:p text:style-name="Text_20_body">In the <text:a xlink:type="simple" xlink:href="https://blog.khutchins.com/posts/phaser-3-inputs-3/" text:style-name="Internet_20_link" text:visited-style-name="Visited_20_Internet_20_Link">next post</text:a>, we’ll explore how we can create derived inputs, and the tradeoffs that ensue.</text:p>
      <text:p text:style-name="Horizontal_20_Line"/>
      <text:list xml:id="list1896861664" text:style-name="L6">
        <text:list-item>
          <text:p text:style-name="P13"><text:bookmark text:name="fn:13"/>I missed this step, and was banging my head against the wall trying to get controller support to work. When I went to a friend’s house for brunch, the solution popped into my head while I was boring them with a recount of my struggles. This was on 30 December 2019, and I had no idea that in a few months going to a friend’s place for a meal would be out of the question. <text:a xlink:type="simple" xlink:href="https://blog.khutchins.com/posts/phaser-3-inputs-2/#fnref:1" text:style-name="Internet_20_link" text:visited-style-name="Visited_20_Internet_20_Link">↩︎</text:a></text:p>
        </text:list-item>
        <text:list-item>
          <text:p text:style-name="P13"><text:bookmark text:name="fn:21"/>The plural of axis. Thankfully I haven’t wanted to put an axe through my code quite yet. <text:a xlink:type="simple" xlink:href="https://blog.khutchins.com/posts/phaser-3-inputs-2/#fnref:2" text:style-name="Internet_20_link" text:visited-style-name="Visited_20_Internet_20_Link">↩︎</text:a></text:p>
        </text:list-item>
        <text:list-item>
          <text:p text:style-name="P13"><text:bookmark text:name="fn:31"/>There must be some reason for this decision. Either some controllers do treat them like axes, or it’s just future proofing. <text:a xlink:type="simple" xlink:href="https://blog.khutchins.com/posts/phaser-3-inputs-2/#fnref:3" text:style-name="Internet_20_link" text:visited-style-name="Visited_20_Internet_20_Link">↩︎</text:a></text:p>
        </text:list-item>
        <text:list-item>
          <text:p text:style-name="P13"><text:bookmark text:name="fn:41"/>A <text:a xlink:type="simple" xlink:href="https://blog.khutchins.com/posts/phaser-3-inputs-4/" text:style-name="Internet_20_link" text:visited-style-name="Visited_20_Internet_20_Link">later post</text:a> will discuss supporting these. It’s not complicated as long as you have the infrastructure set up. <text:a xlink:type="simple" xlink:href="https://blog.khutchins.com/posts/phaser-3-inputs-2/#fnref:4" text:style-name="Internet_20_link" text:visited-style-name="Visited_20_Internet_20_Link">↩︎</text:a></text:p>
        </text:list-item>
        <text:list-item>
          <text:p text:style-name="P13"><text:bookmark text:name="fn:51"/>A leaky abstraction is an abstraction that leaks some of the details of its implementation. For instance, imagine a 2D array on a system that punished non-sequential memory accesses. Since a 2D array is a 1D array under the covers, iterating across the x and then the y component would be far more efficient than iterating across the y and then the x component of the array. Knowing this would be a requirement for making performant software on that system. <text:a xlink:type="simple" xlink:href="https://www.joelonsoftware.com/2002/11/11/the-law-of-leaky-abstractions/" office:target-frame-name="_blank" xlink:show="new" text:style-name="Internet_20_link" text:visited-style-name="Visited_20_Internet_20_Link">Here's where Joel Spolsky coined the term.</text:a> <text:a xlink:type="simple" xlink:href="https://blog.khutchins.com/posts/phaser-3-inputs-2/#fnref:5" text:style-name="Internet_20_link" text:visited-style-name="Visited_20_Internet_20_Link">↩︎</text:a></text:p>
        </text:list-item>
        <text:list-item>
          <text:p text:style-name="P13"><text:bookmark text:name="fn:61"/>The PS2’s DualShock 2 controller had pressure-sensitive face buttons. If you wanted to handle these correctly, you probably wouldn’t merge the two. I’m not sure if XInput supports such behavior. <text:a xlink:type="simple" xlink:href="https://blog.khutchins.com/posts/phaser-3-inputs-2/#fnref:6" text:style-name="Internet_20_link" text:visited-style-name="Visited_20_Internet_20_Link">↩︎</text:a></text:p>
        </text:list-item>
        <text:list-item>
          <text:p text:style-name="P13"><text:bookmark text:name="fn:71"/>My first approach, which is omitted since it’s an intermediary step that isn’t very interesting. <text:a xlink:type="simple" xlink:href="https://blog.khutchins.com/posts/phaser-3-inputs-2/#fnref:7" text:style-name="Internet_20_link" text:visited-style-name="Visited_20_Internet_20_Link">↩︎</text:a></text:p>
        </text:list-item>
        <text:list-item>
          <text:p text:style-name="P13"><text:bookmark text:name="fn:81"/>Probably poorly named, since it covers both keyboard keys and controller buttons, but all these names are overloaded so it’s challenging to come up with precise terminology. <text:a xlink:type="simple" xlink:href="https://blog.khutchins.com/posts/phaser-3-inputs-2/#fnref:8" text:style-name="Internet_20_link" text:visited-style-name="Visited_20_Internet_20_Link">↩︎</text:a></text:p>
        </text:list-item>
        <text:list-item>
          <text:p text:style-name="P13"><text:bookmark text:name="fn:91"/>Inputs simplified for brevity. The only unexpected part omitted is that start and select aren’t directly mapped to inputs, so they have to be set using <text:span text:style-name="Source_20_Text">gamePad.getButtonValue(9)</text:span> and <text:span text:style-name="Source_20_Text">gamePad.getButtonValue(8)</text:span>, respectively (this might be different in DirectInput, if browsers support it). They also come in as an axis, so you will need to map them to a boolean value. <text:a xlink:type="simple" xlink:href="https://blog.khutchins.com/posts/phaser-3-inputs-2/#fnref:9" text:style-name="Internet_20_link" text:visited-style-name="Visited_20_Internet_20_Link">↩︎</text:a></text:p>
        </text:list-item>
        <text:list-item>
          <text:p text:style-name="P13"><text:bookmark text:name="fn:101"/><text:a xlink:type="simple" xlink:href="https://blog.khutchins.com/posts/phaser-3-inputs-AC/" text:style-name="Internet_20_link" text:visited-style-name="Visited_20_Internet_20_Link">This one.</text:a> <text:a xlink:type="simple" xlink:href="https://blog.khutchins.com/posts/phaser-3-inputs-2/#fnref:10" text:style-name="Internet_20_link" text:visited-style-name="Visited_20_Internet_20_Link">↩︎</text:a></text:p>
        </text:list-item>
        <text:list-item>
          <text:p text:style-name="P13"><text:bookmark text:name="fn:111"/>Modifications to support <text:span text:style-name="Source_20_Text">FBDInputHandler</text:span> to take in <text:span text:style-name="Source_20_Text">KHInputKey</text:span> instead of Phaser Keycodes are not shown, but should be easy enough to do on your own. Similarly, you may <text:soft-page-break/>wish to have multiple controller input providers, one for each controller that can be plugged in. <text:a xlink:type="simple" xlink:href="https://blog.khutchins.com/posts/phaser-3-inputs-2/#fnref:11" text:style-name="Internet_20_link" text:visited-style-name="Visited_20_Internet_20_Link">↩︎</text:a></text:p>
        </text:list-item>
      </text:list>
      <text:p text:style-name="Standard"/>
      <text:p text:style-name="Standard"/>
      <text:h text:style-name="Heading_20_1" text:outline-level="1">Handling Inputs in Phaser 3: Part 3: Deriving Input</text:h>
      <text:p text:style-name="P3">Feb 4,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2/" text:style-name="Internet_20_link" text:visited-style-name="Visited_20_Internet_20_Link">Handling Inputs in Phaser 3: Part 2: Gaining Control Over Controllers</text:a> ← <text:a xlink:type="simple" xlink:href="https://blog.khutchins.com/series/handling-inputs-in-phaser-3/" text:style-name="Internet_20_link" text:visited-style-name="Visited_20_Internet_20_Link">Handling Inputs in Phaser 3</text:a> → <text:a xlink:type="simple" xlink:href="https://blog.khutchins.com/posts/phaser-3-inputs-4/" text:style-name="Internet_20_link" text:visited-style-name="Visited_20_Internet_20_Link">Handling Inputs in Phaser 3: Part 4: Juggling Axes</text:a> </text:p>
      <text:p text:style-name="Text_20_body"><text:a xlink:type="simple" xlink:href="https://blog.khutchins.com/posts/phaser-3-inputs-2/" text:style-name="Internet_20_link" text:visited-style-name="Visited_20_Internet_20_Link">Last post</text:a> we went over my journey from reading keyboard inputs to adopting a unified system that supported both keyboard and controller inputs transparently.</text:p>
      <text:p text:style-name="Text_20_body">This time, we’re going to discuss how to abstract logic away in the keys, further simplifying the reading of input in our update loop. This is a pathway to many abilities, some considered to be unnatural.<text:bookmark text:name="fnref:14"/><text:a xlink:type="simple" xlink:href="https://blog.khutchins.com/posts/phaser-3-inputs-3/#fn:1" text:style-name="Internet_20_link" text:visited-style-name="Visited_20_Internet_20_Link">1</text:a></text:p>
      <text:h text:style-name="Heading_20_1" text:outline-level="1"><text:bookmark text:name="starting-simple"/>Starting Simple</text:h>
      <text:p text:style-name="Text_20_body">What if there was a way to modify our input handler to only accept one key instead of multiple? Right now it looks like this:</text:p>
      <text:p text:style-name="P1"><text:span text:style-name="Source_20_Text"><text:span text:style-name="T3">class</text:span></text:span><text:span text:style-name="Source_20_Text"><text:span text:style-name="T1"> </text:span></text:span><text:span text:style-name="Source_20_Text"><text:span text:style-name="T2">FBDInputController</text:span></text:span><text:span text:style-name="Source_20_Text"><text:span text:style-name="T1"> {</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isJustDown</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JustDown</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text:span></text:span><text:span text:style-name="Source_20_Text"><text:span text:style-name="T1">])) </text:span></text:span></text:p>
      <text:p text:style-name="P1"><text:span text:style-name="Source_20_Text"><text:span text:style-name="T1"><text:s text:c="16"/></text:span></text:span><text:span text:style-name="Source_20_Text"><text:span text:style-name="T3">return</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isDown</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pping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isDown</text:span></text:span><text:span text:style-name="Source_20_Text"><text:span text:style-name="T1">) </text:span></text:span><text:span text:style-name="Source_20_Text"><text:span text:style-name="T3">return</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This code resembles something a little bit, doesn’t it? It kind of looks like the code of KHInputKey. What if we made code that would functionally ‘or’ all these inputs together? Let’s call it <text:span text:style-name="Source_20_Text">KHInputKeyOr</text:span>. It looks fairly straight-forward:</text:p>
      <text:p text:style-name="P1"><text:span text:style-name="Source_20_Text"><text:span text:style-name="T3">class</text:span></text:span><text:span text:style-name="Source_20_Text"><text:span text:style-name="T1"> </text:span></text:span><text:span text:style-name="Source_20_Text"><text:span text:style-name="T2">KHInputKeyOr</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ources</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sources</text:span></text:span><text:span text:style-name="Source_20_Text"><text:span text:style-name="T1">: </text:span></text:span><text:span text:style-name="Source_20_Text"><text:span text:style-name="T3">KHInputKey</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ource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ources</text:span></text:span><text:span text:style-name="Source_20_Text"><text:span text:style-name="T1">;</text:span></text:span></text:p>
      <text:p text:style-name="P1"><text:span text:style-name="Source_20_Text"><text:span text:style-name="T1"><text:s text:c="4"/>}</text:span></text:span></text:p>
      <text:p text:style-name="P1"><text:soft-page-break/></text:p>
      <text:p text:style-name="P1"><text:span text:style-name="Source_20_Text"><text:span text:style-name="T1"><text:s text:c="4"/></text:span></text:span><text:span text:style-name="Source_20_Text"><text:span text:style-name="T2">updateDerivedInput()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anyDown</text:span></text:span><text:span text:style-name="Source_20_Text"><text:span text:style-name="T1">: </text:span></text:span><text:span text:style-name="Source_20_Text"><text:span text:style-name="T3">boolea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isDown</text:span></text:span><text:span text:style-name="Source_20_Text"><text:span text:style-name="T1">()) {</text:span></text:span></text:p>
      <text:p text:style-name="P1"><text:span text:style-name="Source_20_Text"><text:span text:style-name="T1"><text:s text:c="16"/></text:span></text:span><text:span text:style-name="Source_20_Text"><text:span text:style-name="T2">any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16"/></text:span></text:span><text:span text:style-name="Source_20_Text"><text:span text:style-name="T3">break</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anyDown</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h text:style-name="Heading_20_1" text:outline-level="1"><text:bookmark text:name="fixing-the-bugs"/>Fixing the Bugs</text:h>
      <text:p text:style-name="Text_20_body">Immediately we run into a couple different issues. First of all, similar to how we handled keyboard inputs in the previous post with <text:span text:style-name="Source_20_Text">updateFromKey()</text:span>, it doesn’t make sense for it to be updated by a call to <text:span text:style-name="Source_20_Text">update(boolean)</text:span>. It manages its own state, so we instead expect whoever updates it to call <text:span text:style-name="Source_20_Text">updateDerivedInput()</text:span>.</text:p>
      <text:p text:style-name="Text_20_body">This feels similar to our input provider model, but it doesn’t behave similarly in any other way. We can just stick it in a list of derived inputs for now.</text:p>
      <text:p text:style-name="Text_20_body">The other, more insidious, issue is that we have now made the input key update order matter matter.</text:p>
      <text:p text:style-name="Text_20_body"><text:span text:style-name="Strong_20_Emphasis">Derived inputs must be updated after the inputs that they derive from.</text:span> Otherwise, they will read inputs that could be a combination of current and one frame old, introducing strange, hard to track down, input bugs into your code.</text:p>
      <text:p text:style-name="Text_20_body">This is further compounded by the fact that <text:span text:style-name="Source_20_Text">KHInputKeyOr</text:span>, being a subclass of <text:span text:style-name="Source_20_Text">KHInputKey</text:span>, can <text:span text:style-name="Emphasis">also</text:span> be an input to another <text:span text:style-name="Source_20_Text">KHInputKeyOr</text:span>.<text:bookmark text:name="fnref:22"/><text:a xlink:type="simple" xlink:href="https://blog.khutchins.com/posts/phaser-3-inputs-3/#fn:2" text:style-name="Internet_20_link" text:visited-style-name="Visited_20_Internet_20_Link">2</text:a> Fortunately, as long as we update the keys in creation order (let’s call it creation order consistency), we can avoid any issues with reading stale inputs.</text:p>
      <text:p text:style-name="Text_20_body">Instead of having <text:span text:style-name="Source_20_Text">KHInputKeyOr</text:span> directly extend <text:span text:style-name="Source_20_Text">KHInputKey</text:span>, let’s slot in an abstract class between: <text:span text:style-name="Source_20_Text">KHInputKeyDerived</text:span>.</text:p>
      <text:p text:style-name="P1"><text:span text:style-name="Source_20_Text"><text:span text:style-name="T3">abstract</text:span></text:span><text:span text:style-name="Source_20_Text"><text:span text:style-name="T1"> </text:span></text:span><text:span text:style-name="Source_20_Text"><text:span text:style-name="T3">class</text:span></text:span><text:span text:style-name="Source_20_Text"><text:span text:style-name="T1"> </text:span></text:span><text:span text:style-name="Source_20_Text"><text:span text:style-name="T2">KHInputKeyDerived</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2">inputSet</text:span></text:span><text:span text:style-name="Source_20_Text"><text:span text:style-name="T1">.</text:span></text:span><text:span text:style-name="Source_20_Text"><text:span text:style-name="T2">addInput</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abstract</text:span></text:span><text:span text:style-name="Source_20_Text"><text:span text:style-name="T1"> </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text:span></text:span></text:p>
      <text:p text:style-name="P2"><text:span text:style-name="Source_20_Text"><text:span text:style-name="T1">}</text:span></text:span></text:p>
      <text:p text:style-name="Text_20_body"><text:span text:style-name="Source_20_Text">KHInputSet</text:span> is how we guarantee that we always get inputs in the correct order, with minimal boilerplate<text:bookmark text:name="fnref:32"/><text:a xlink:type="simple" xlink:href="https://blog.khutchins.com/posts/phaser-3-inputs-3/#fn:3" text:style-name="Internet_20_link" text:visited-style-name="Visited_20_Internet_20_Link">3</text:a>:</text:p>
      <text:p text:style-name="P1"><text:span text:style-name="Source_20_Text"><text:span text:style-name="T3">interface</text:span></text:span><text:span text:style-name="Source_20_Text"><text:span text:style-name="T1"> </text:span></text:span><text:span text:style-name="Source_20_Text"><text:span text:style-name="T2">KHIDerivedInput</text:span></text:span><text:span text:style-name="Source_20_Text"><text:span text:style-name="T1"> {</text:span></text:span></text:p>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p>
      <text:p text:style-name="P1"><text:span text:style-name="Source_20_Text"><text:span text:style-name="T1">}</text:span></text:span></text:p>
      <text:p text:style-name="P1"><text:soft-page-break/></text:p>
      <text:p text:style-name="P1"><text:span text:style-name="Source_20_Text"><text:span text:style-name="T3">class</text:span></text:span><text:span text:style-name="Source_20_Text"><text:span text:style-name="T1"> </text:span></text:span><text:span text:style-name="Source_20_Text"><text:span text:style-name="T2">KHInputSet</text:span></text:span><text:span text:style-name="Source_20_Text"><text:span text:style-name="T1"> {</text:span></text:span></text:p>
      <text:p text:style-name="P1"><text:span text:style-name="Source_20_Text"><text:span text:style-name="T1"><text:s text:c="4"/></text:span></text:span><text:span text:style-name="Source_20_Text"><text:span text:style-name="T3">readonly</text:span></text:span><text:span text:style-name="Source_20_Text"><text:span text:style-name="T1"> </text:span></text:span><text:span text:style-name="Source_20_Text"><text:span text:style-name="T2">inputs</text:span></text:span><text:span text:style-name="Source_20_Text"><text:span text:style-name="T1">: </text:span></text:span><text:span text:style-name="Source_20_Text"><text:span text:style-name="T3">KHIDerivedInput</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text:span></text:span><text:span text:style-name="Source_20_Text"><text:span text:style-name="T1">: </text:span></text:span><text:span text:style-name="Source_20_Text"><text:span text:style-name="T3">KHIDerivedInput</text:span></text:span><text:span text:style-name="Source_20_Text"><text:span text:style-name="T1">[] </text:span></text:span><text:span text:style-name="Source_20_Text"><text:span text:style-name="T4">=</text:span></text:span><text:span text:style-name="Source_20_Text"><text:span text:style-name="T1"> [])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inputs</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add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KHIDerivedInpu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push</text:span></text:span><text:span text:style-name="Source_20_Text"><text:span text:style-name="T1">(</text:span></text:span><text:span text:style-name="Source_20_Text"><text:span text:style-name="T2">input</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By registering a derived input with our input set on creation, we avoid race conditions. Since all <text:span text:style-name="Source_20_Text">KHInputKey</text:span>s provided in the constructor must be instantiated before this object is instantiated, the order is correctly preserved.<text:bookmark text:name="fnref:42"/><text:a xlink:type="simple" xlink:href="https://blog.khutchins.com/posts/phaser-3-inputs-3/#fn:4" text:style-name="Internet_20_link" text:visited-style-name="Visited_20_Internet_20_Link">4</text:a></text:p>
      <text:p text:style-name="Text_20_body">Our code now looks like this<text:bookmark text:name="fnref:52"/><text:a xlink:type="simple" xlink:href="https://blog.khutchins.com/posts/phaser-3-inputs-3/#fn:5" text:style-name="Internet_20_link" text:visited-style-name="Visited_20_Internet_20_Link">5</text:a>:</text:p>
      <text:p text:style-name="P1"><text:span text:style-name="Source_20_Text"><text:span text:style-name="T2">controller</text:span></text:span><text:span text:style-name="Source_20_Text"><text:span text:style-name="T1">: </text:span></text:span><text:span text:style-name="Source_20_Text"><text:span text:style-name="T3">KHInputProviderController</text:span></text:span><text:span text:style-name="Source_20_Text"><text:span text:style-name="T1">;</text:span></text:span></text:p>
      <text:p text:style-name="P1"><text:span text:style-name="Source_20_Text"><text:span text:style-name="T2">keyboard</text:span></text:span><text:span text:style-name="Source_20_Text"><text:span text:style-name="T1">: </text:span></text:span><text:span text:style-name="Source_20_Text"><text:span text:style-name="T3">KHInputProviderKeyboard</text:span></text:span><text:span text:style-name="Source_20_Text"><text:span text:style-name="T1">;</text:span></text:span></text:p>
      <text:p text:style-name="P1"><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text:span></text:span></text:p>
      <text:p text:style-name="P1"/>
      <text:p text:style-name="P1"><text:span text:style-name="Source_20_Text"><text:span text:style-name="T2">creat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Keyboard</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Set</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FBDInputHandler</text:span></text:span><text:span text:style-name="Source_20_Text"><text:span text:style-name="T1">(</text:span></text:span><text:span text:style-name="Source_20_Text"><text:span text:style-name="T3">this</text:span></text:span><text:span text:style-name="Source_20_Text"><text:span text:style-name="T1">, {</text:span></text:span></text:p>
      <text:p text:style-name="P1"><text:span text:style-name="Source_20_Text"><text:span text:style-name="T1"><text:s text:c="8"/></text:span></text:span><text:span text:style-name="Source_20_Text"><text:span text:style-name="T7">'left'</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Or</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FOUR</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7">'right'</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Or</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RIGH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SIX</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Right</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7">'up'</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Or</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EIGH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
      <text:p text:style-name="P1"><text:span text:style-name="Source_20_Text"><text:span text:style-name="T1"><text:s text:c="4"/>...</text:span></text:span></text:p>
      <text:p text:style-name="P2"><text:span text:style-name="Source_20_Text"><text:span text:style-name="T1">}</text:span></text:span></text:p>
      <text:p text:style-name="Text_20_body"><text:soft-page-break/>You’ll notice that the declaration code is getting chunkier and chunkier. That’s one of the tradeoffs of this approach: it favors instantiation complexity over update complexity in the scene. Performance is theoretically a concern, but in my tests I hadn’t noticed any major issues.<text:bookmark text:name="fnref:62"/><text:a xlink:type="simple" xlink:href="https://blog.khutchins.com/posts/phaser-3-inputs-3/#fn:6" text:style-name="Internet_20_link" text:visited-style-name="Visited_20_Internet_20_Link">6</text:a></text:p>
      <text:h text:style-name="Heading_20_1" text:outline-level="1"><text:bookmark text:name="getting-to-the-point"/>Getting to the Point</text:h>
      <text:p text:style-name="Text_20_body">With our or-ed input key in place, we’ve come alarmingly close to the goals we went down this path to accomplish in the first place: making a <text:span text:style-name="Source_20_Text">KHInputKey</text:span> that repeats and one that competes between two others.</text:p>
      <text:p text:style-name="Text_20_body">In order to have repeating keys, we need some concept of time. Go back and add a reference to <text:span text:style-name="Source_20_Text">now</text:span> and <text:span text:style-name="Source_20_Text">delta</text:span> to <text:span text:style-name="Source_20_Text">updateDerivedInput()</text:span> so that it looks like <text:span text:style-name="Source_20_Text">updateDerivedInput(now: number, delta: number)</text:span>.</text:p>
      <text:p text:style-name="Text_20_body">First, let’s take a stab at KHInputKeyCompeting. As inputs, we need to be able to get <text:span text:style-name="Source_20_Text">isDown</text:span> and <text:span text:style-name="Source_20_Text">isJustDown</text:span> from both the primary key and the key it’s competing with. We also need to know which key is preferred if they’re both pressed in the same frame. With all that, it’s just a matter of making code similar to that which we had in the directional computer, all the way back in the <text:a xlink:type="simple" xlink:href="https://blog.khutchins.com/posts/phaser-3-inputs-1/#competing-for-inputs" text:style-name="Internet_20_link" text:visited-style-name="Visited_20_Internet_20_Link">first blog post</text:a>.</text:p>
      <text:p text:style-name="P1"><text:span text:style-name="Source_20_Text"><text:span text:style-name="T3">class</text:span></text:span><text:span text:style-name="Source_20_Text"><text:span text:style-name="T1"> </text:span></text:span><text:span text:style-name="Source_20_Text"><text:span text:style-name="T2">KHInputKeyCompeting</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competing</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lastDown</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inputIsPreferred</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Key</text:span></text:span><text:span text:style-name="Source_20_Text"><text:span text:style-name="T1">, </text:span></text:span></text:p>
      <text:p text:style-name="P1"><text:span text:style-name="Source_20_Text"><text:span text:style-name="T1"><text:s text:c="12"/></text:span></text:span><text:span text:style-name="Source_20_Text"><text:span text:style-name="T2">competing</text:span></text:span><text:span text:style-name="Source_20_Text"><text:span text:style-name="T1">: </text:span></text:span><text:span text:style-name="Source_20_Text"><text:span text:style-name="T3">KHInputKey</text:span></text:span><text:span text:style-name="Source_20_Text"><text:span text:style-name="T1">, </text:span></text:span><text:span text:style-name="Source_20_Text"><text:span text:style-name="T2">inputIsPreferred</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ourc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mpeting</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ompeting</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IsPreferre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inputIsPreferred</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 {</text:span></text:span></text:p>
      <text:p text:style-name="P1"><text:span text:style-name="Source_20_Text"><text:span text:style-name="T1"><text:s text:c="8"/></text:span></text:span><text:span text:style-name="Source_20_Text"><text:span text:style-name="T5">// This is more explicit than the code in the directional computer, as</text:span></text:span></text:p>
      <text:p text:style-name="P1"><text:span text:style-name="Source_20_Text"><text:span text:style-name="T1"><text:s text:c="8"/></text:span></text:span><text:span text:style-name="Source_20_Text"><text:span text:style-name="T5">// we don't have a single reference to the preferred input here. It's</text:span></text:span></text:p>
      <text:p text:style-name="P1"><text:span text:style-name="Source_20_Text"><text:span text:style-name="T1"><text:s text:c="8"/></text:span></text:span><text:span text:style-name="Source_20_Text"><text:span text:style-name="T5">// easier, and more readable, to just check for both here.</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isJus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mpeting</text:span></text:span><text:span text:style-name="Source_20_Text"><text:span text:style-name="T1">.</text:span></text:span><text:span text:style-name="Source_20_Text"><text:span text:style-name="T2">isJus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IsPreferred</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16"/></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 </text:span></text:span><text:span text:style-name="Source_20_Text"><text:span text:style-name="T3">this.competing</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isJus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mpeting</text:span></text:span><text:span text:style-name="Source_20_Text"><text:span text:style-name="T1">.</text:span></text:span><text:span text:style-name="Source_20_Text"><text:span text:style-name="T2">isJus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mpeting</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5">// If the lastDown key is released, the other key should be activated.</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text:span></text:span><text:span text:style-name="Source_20_Text"><text:span text:style-name="T2">isDown</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isDow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p>
      <text:p text:style-name="P1"><text:span text:style-name="Source_20_Text"><text:span text:style-name="T1"><text:s text:c="12"/></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mpeting</text:span></text:span><text:span text:style-name="Source_20_Text"><text:span text:style-name="T1">.</text:span></text:span><text:span text:style-name="Source_20_Text"><text:span text:style-name="T2">isDow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mpeting</text:span></text:span><text:span text:style-name="Source_20_Text"><text:span text:style-name="T1">;</text:span></text:span></text:p>
      <text:p text:style-name="P1"><text:span text:style-name="Source_20_Text"><text:span text:style-name="T1"><text:s text:c="12"/></text:span></text:span><text:span text:style-name="Source_20_Text"><text:span text:style-name="T3">else</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Down</text:span></text:span><text:span text:style-name="Source_20_Text"><text:span text:style-name="T1">.</text:span></text:span><text:span text:style-name="Source_20_Text"><text:span text:style-name="T2">isDown</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text:soft-page-break/>And, now that we have a competing input, let’s try to make it repeat. This is where we’ll use the time that we passed into <text:span text:style-name="Source_20_Text">updateDerivedInput</text:span>.</text:p>
      <text:p text:style-name="P1"><text:span text:style-name="Source_20_Text"><text:span text:style-name="T3">class</text:span></text:span><text:span text:style-name="Source_20_Text"><text:span text:style-name="T1"> </text:span></text:span><text:span text:style-name="Source_20_Text"><text:span text:style-name="T2">KHInputKeyRepeating</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initialDelay</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incrementalDelay</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downTim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lastTim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3">KHInputKey</text:span></text:span><text:span text:style-name="Source_20_Text"><text:span text:style-name="T1">, </text:span></text:span></text:p>
      <text:p text:style-name="P1"><text:span text:style-name="Source_20_Text"><text:span text:style-name="T1"><text:s text:c="12"/></text:span></text:span><text:span text:style-name="Source_20_Text"><text:span text:style-name="T2">initialDelay</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incrementalDelay</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ke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itialDela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initialDela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crementalDela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incrementalDelay</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sJust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downTi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ow</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lastTi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ow</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Internal</text:span></text:span><text:span text:style-name="Source_20_Text"><text:span text:style-name="T1">(</text:span></text:span><text:span text:style-name="Source_20_Text"><text:span text:style-name="T3">true</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3">thi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sDown</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Internal</text:span></text:span><text:span text:style-name="Source_20_Text"><text:span text:style-name="T1">(</text:span></text:span><text:span text:style-name="Source_20_Text"><text:span text:style-name="T3">false</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lastDiff</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Ti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ownTim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diff</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ow</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ownTim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5">// Initial delay elapsed this frame.</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sBetween</text:span></text:span><text:span text:style-name="Source_20_Text"><text:span text:style-name="T1">(</text:span></text:span><text:span text:style-name="Source_20_Text"><text:span text:style-name="T2">lastDif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itialDelay</text:span></text:span><text:span text:style-name="Source_20_Text"><text:span text:style-name="T1">, </text:span></text:span><text:span text:style-name="Source_20_Text"><text:span text:style-name="T2">diff</text:span></text:span><text:span text:style-name="Source_20_Text"><text:span text:style-name="T1">) {</text:span></text:span></text:p>
      <text:p text:style-name="P1"><text:span text:style-name="Source_20_Text"><text:span text:style-name="T1"><text:s text:c="12"/></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5">// Could be a clause on the previous if, separated for clarity.</text:span></text:span></text:p>
      <text:p text:style-name="P1"><text:span text:style-name="Source_20_Text"><text:span text:style-name="T1"><text:s text:c="8"/></text:span></text:span><text:span text:style-name="Source_20_Text"><text:span text:style-name="T5">// Incremental delay elapsed this frame.</text:span></text:span></text:p>
      <text:p text:style-name="P1"><text:span text:style-name="Source_20_Text"><text:span text:style-name="T1"><text:s text:c="8"/></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text:span></text:span><text:span text:style-name="Source_20_Text"><text:span text:style-name="T2">diff</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itialDelay</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ooped</text:span></text:span><text:span text:style-name="Source_20_Text"><text:span text:style-name="T1">(</text:span></text:span></text:p>
      <text:p text:style-name="P1"><text:span text:style-name="Source_20_Text"><text:span text:style-name="T1"><text:s text:c="20"/></text:span></text:span><text:span text:style-name="Source_20_Text"><text:span text:style-name="T2">lastDiff</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itialDelay</text:span></text:span><text:span text:style-name="Source_20_Text"><text:span text:style-name="T1">, </text:span></text:span></text:p>
      <text:p text:style-name="P1"><text:span text:style-name="Source_20_Text"><text:span text:style-name="T1"><text:s text:c="20"/></text:span></text:span><text:span text:style-name="Source_20_Text"><text:span text:style-name="T3">this</text:span></text:span><text:span text:style-name="Source_20_Text"><text:span text:style-name="T1">.</text:span></text:span><text:span text:style-name="Source_20_Text"><text:span text:style-name="T2">incrementalDelay</text:span></text:span><text:span text:style-name="Source_20_Text"><text:span text:style-name="T1">,</text:span></text:span></text:p>
      <text:p text:style-name="P1"><text:span text:style-name="Source_20_Text"><text:span text:style-name="T1"><text:s text:c="20"/></text:span></text:span><text:span text:style-name="Source_20_Text"><text:span text:style-name="T2">diff</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itialDelay</text:span></text:span><text:span text:style-name="Source_20_Text"><text:span text:style-name="T1">))) {</text:span></text:span></text:p>
      <text:p text:style-name="P1"><text:span text:style-name="Source_20_Text"><text:span text:style-name="T1"><text:s text:c="12"/></text:span></text:span><text:span text:style-name="Source_20_Text"><text:span text:style-name="T2">just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Internal</text:span></text:span><text:span text:style-name="Source_20_Text"><text:span text:style-name="T1">(</text:span></text:span><text:span text:style-name="Source_20_Text"><text:span text:style-name="T3">true</text:span></text:span><text:span text:style-name="Source_20_Text"><text:span text:style-name="T1">, </text:span></text:span><text:span text:style-name="Source_20_Text"><text:span text:style-name="T2">justDown</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lastTi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ow</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5">// Returns true if val is between num1 and num2.</text:span></text:span></text:p>
      <text:p text:style-name="P1"><text:span text:style-name="Source_20_Text"><text:span text:style-name="T1"><text:s text:c="4"/></text:span></text:span><text:span text:style-name="Source_20_Text"><text:span text:style-name="T2">isBetween</text:span></text:span><text:span text:style-name="Source_20_Text"><text:span text:style-name="T1">(</text:span></text:span><text:span text:style-name="Source_20_Text"><text:span text:style-name="T2">num1</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val</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num2</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2">num1</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val</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2">val</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num2</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5">// Returns true if num1 has is a higher integer multiple of repeatVal than</text:span></text:span></text:p>
      <text:p text:style-name="P1"><text:span text:style-name="Source_20_Text"><text:span text:style-name="T1"><text:s text:c="4"/></text:span></text:span><text:span text:style-name="Source_20_Text"><text:span text:style-name="T5">// num2.</text:span></text:span></text:p>
      <text:p text:style-name="P1"><text:span text:style-name="Source_20_Text"><text:span text:style-name="T1"><text:s text:c="4"/></text:span></text:span><text:span text:style-name="Source_20_Text"><text:span text:style-name="T2">looped</text:span></text:span><text:span text:style-name="Source_20_Text"><text:span text:style-name="T1">(</text:span></text:span><text:span text:style-name="Source_20_Text"><text:span text:style-name="T2">num1</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repeatVal</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num2</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loop1</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um1</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repeatVal</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loop2</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um2</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repeatVal</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ceilLoop1</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ceil</text:span></text:span><text:span text:style-name="Source_20_Text"><text:span text:style-name="T1">(</text:span></text:span><text:span text:style-name="Source_20_Text"><text:span text:style-name="T2">loop1</text:span></text:span><text:span text:style-name="Source_20_Text"><text:span text:style-name="T1">);</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2">loop2</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2">loop1</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1</text:span></text:span><text:span text:style-name="Source_20_Text"><text:span text:style-name="T1"> </text:span></text:span></text:p>
      <text:p text:style-name="P1"><text:span text:style-name="Source_20_Text"><text:span text:style-name="T1"><text:s text:c="12"/></text:span></text:span><text:span text:style-name="Source_20_Text"><text:span text:style-name="T4">||</text:span></text:span><text:span text:style-name="Source_20_Text"><text:span text:style-name="T1"> (</text:span></text:span><text:span text:style-name="Source_20_Text"><text:span text:style-name="T2">loop1</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ceilLoop1</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2">ceilLoop1</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loop2</text:span></text:span><text:span text:style-name="Source_20_Text"><text:span text:style-name="T1">);</text:span></text:span></text:p>
      <text:p text:style-name="P1"><text:soft-page-break/><text:span text:style-name="Source_20_Text"><text:span text:style-name="T1"><text:s text:c="4"/>}</text:span></text:span></text:p>
      <text:p text:style-name="P2"><text:span text:style-name="Source_20_Text"><text:span text:style-name="T1">}</text:span></text:span></text:p>
      <text:p text:style-name="Text_20_body">And there’s our repeating input. Some of the code that I’m using to detect where it repeats is a bit esoteric, but it’s just trying to find out where I’m overlapping with a loop point without losing the overage (i.e. trying to make sure that if I’m looping once every 100 ms, and it’s been 125 ms since the last loop, I only require 75 ms more for the next iteration).</text:p>
      <text:p text:style-name="Text_20_body">If you go back and compare it to FBDDirectionalComputer class, you’ll find it more readable.<text:bookmark text:name="fnref:72"/><text:a xlink:type="simple" xlink:href="https://blog.khutchins.com/posts/phaser-3-inputs-3/#fn:7" text:style-name="Internet_20_link" text:visited-style-name="Visited_20_Internet_20_Link">7</text:a></text:p>
      <text:p text:style-name="Text_20_body">There’s a lot of potential here: for instance, I have derived inputs that I can be reset externally to require that a key be released in order to be pressed again, ones that detect a tap or hold, and ones that take in a callback.</text:p>
      <text:h text:style-name="Heading_20_1" text:outline-level="1"><text:bookmark text:name="putting-it-all-together"/>Putting it All Together</text:h>
      <text:p text:style-name="Text_20_body">Without further ado, here’s our final input code.</text:p>
      <text:p text:style-name="P1"><text:span text:style-name="Source_20_Text"><text:span text:style-name="T2">creat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Keyboard</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Set</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text:span></text:span><text:span text:style-name="Source_20_Text"><text:span text:style-name="T1"> </text:span></text:span><text:span text:style-name="Source_20_Text"><text:span text:style-name="T2">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Or</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FOUR</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const</text:span></text:span><text:span text:style-name="Source_20_Text"><text:span text:style-name="T1"> </text:span></text:span><text:span text:style-name="Source_20_Text"><text:span text:style-name="T2">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Or</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RIGH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SIX</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Right</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FBDInputHandler</text:span></text:span><text:span text:style-name="Source_20_Text"><text:span text:style-name="T1">(</text:span></text:span><text:span text:style-name="Source_20_Text"><text:span text:style-name="T3">this</text:span></text:span><text:span text:style-name="Source_20_Text"><text:span text:style-name="T1">, {</text:span></text:span></text:p>
      <text:p text:style-name="P1"><text:span text:style-name="Source_20_Text"><text:span text:style-name="T1"><text:s text:c="8"/></text:span></text:span><text:span text:style-name="Source_20_Text"><text:span text:style-name="T7">'left'</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Repeating</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3">new</text:span></text:span><text:span text:style-name="Source_20_Text"><text:span text:style-name="T1"> </text:span></text:span><text:span text:style-name="Source_20_Text"><text:span text:style-name="T2">KHInputKeyCompeting</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left</text:span></text:span><text:span text:style-name="Source_20_Text"><text:span text:style-name="T1">, </text:span></text:span><text:span text:style-name="Source_20_Text"><text:span text:style-name="T2">right</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12"/></text:span></text:span><text:span text:style-name="Source_20_Text"><text:span text:style-name="T6">100</text:span></text:span><text:span text:style-name="Source_20_Text"><text:span text:style-name="T1">,</text:span></text:span></text:p>
      <text:p text:style-name="P1"><text:span text:style-name="Source_20_Text"><text:span text:style-name="T1"><text:s text:c="12"/></text:span></text:span><text:span text:style-name="Source_20_Text"><text:span text:style-name="T6">25</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7">'right'</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Repeating</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3">new</text:span></text:span><text:span text:style-name="Source_20_Text"><text:span text:style-name="T1"> </text:span></text:span><text:span text:style-name="Source_20_Text"><text:span text:style-name="T2">KHInputKeyCompeting</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right</text:span></text:span><text:span text:style-name="Source_20_Text"><text:span text:style-name="T1">, </text:span></text:span><text:span text:style-name="Source_20_Text"><text:span text:style-name="T2">left</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12"/></text:span></text:span><text:span text:style-name="Source_20_Text"><text:span text:style-name="T6">100</text:span></text:span><text:span text:style-name="Source_20_Text"><text:span text:style-name="T1">,</text:span></text:span></text:p>
      <text:p text:style-name="P1"><text:span text:style-name="Source_20_Text"><text:span text:style-name="T1"><text:s text:c="12"/></text:span></text:span><text:span text:style-name="Source_20_Text"><text:span text:style-name="T6">25</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7">'up'</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Or</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getInput</text:span></text:span><text:span text:style-name="Source_20_Text"><text:span text:style-name="T1">(</text:span></text:span></text:p>
      <text:p text:style-name="P1"><text:span text:style-name="Source_20_Text"><text:span text:style-name="T1"><text:s text:c="16"/></text:span></text:span><text:span text:style-name="Source_20_Text"><text:span text:style-name="T2">Phaser</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KeyCodes</text:span></text:span><text:span text:style-name="Source_20_Text"><text:span text:style-name="T1">.</text:span></text:span><text:span text:style-name="Source_20_Text"><text:span text:style-name="T2">NUMPAD_EIGH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getInput</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Up</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oft-page-break/><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left'</text:span></text:span><text:span text:style-name="Source_20_Text"><text:span text:style-name="T1">)) {</text:span></text:span></text:p>
      <text:p text:style-name="P1"><text:span text:style-name="Source_20_Text"><text:span text:style-name="T1"><text:s text:c="8"/></text:span></text:span><text:span text:style-name="Source_20_Text"><text:span text:style-name="T5">// do lef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right'</text:span></text:span><text:span text:style-name="Source_20_Text"><text:span text:style-name="T1">)) {</text:span></text:span></text:p>
      <text:p text:style-name="P1"><text:span text:style-name="Source_20_Text"><text:span text:style-name="T1"><text:s text:c="8"/></text:span></text:span><text:span text:style-name="Source_20_Text"><text:span text:style-name="T5">// do right code</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Handler</text:span></text:span><text:span text:style-name="Source_20_Text"><text:span text:style-name="T1">.</text:span></text:span><text:span text:style-name="Source_20_Text"><text:span text:style-name="T2">isJustDown</text:span></text:span><text:span text:style-name="Source_20_Text"><text:span text:style-name="T1">(</text:span></text:span><text:span text:style-name="Source_20_Text"><text:span text:style-name="T7">'up'</text:span></text:span><text:span text:style-name="Source_20_Text"><text:span text:style-name="T1">)) {</text:span></text:span></text:p>
      <text:p text:style-name="P1"><text:span text:style-name="Source_20_Text"><text:span text:style-name="T1"><text:s text:c="8"/></text:span></text:span><text:span text:style-name="Source_20_Text"><text:span text:style-name="T5">// do up code</text:span></text:span></text:p>
      <text:p text:style-name="P1"><text:span text:style-name="Source_20_Text"><text:span text:style-name="T1"><text:s text:c="4"/>}</text:span></text:span></text:p>
      <text:p text:style-name="P2"><text:span text:style-name="Source_20_Text"><text:span text:style-name="T1">}</text:span></text:span></text:p>
      <text:p text:style-name="Text_20_body">Once again, we’ve decreased the complexity of our update loop, while increasing the complexity of our input handler creation. It also has the pleasant side effect of decoupling our input logic from the game logic itself, easily allowing us to customize inputs without touching the game code.</text:p>
      <text:p text:style-name="Text_20_body">In the end, our update code looks almost identical to our first iteration, way back in the original blog post. Almost makes it seem futile, until you notice that you’ve gotten the complex input and controller support you wanted.</text:p>
      <text:p text:style-name="Text_20_body"><text:a xlink:type="simple" xlink:href="https://blog.khutchins.com/posts/phaser-3-inputs-4/" text:style-name="Internet_20_link" text:visited-style-name="Visited_20_Internet_20_Link">Next time</text:a>, we’ll be working on adding axis support.</text:p>
      <text:p text:style-name="Horizontal_20_Line"/>
      <text:list xml:id="list2303006670" text:style-name="L7">
        <text:list-item>
          <text:p text:style-name="P14"><text:bookmark text:name="fn:14"/>You can probably take this too far, but it is a really useful way to handle disparate forms of input. Code thoughtfully when you use these. <text:a xlink:type="simple" xlink:href="https://blog.khutchins.com/posts/phaser-3-inputs-3/#fnref:1" text:style-name="Internet_20_link" text:visited-style-name="Visited_20_Internet_20_Link">↩︎</text:a></text:p>
        </text:list-item>
        <text:list-item>
          <text:p text:style-name="P14"><text:bookmark text:name="fn:22"/>I struggle to think of a good reason to do this specifically, but it becomes ubiquitous once you have other sorts of derived inputs. <text:a xlink:type="simple" xlink:href="https://blog.khutchins.com/posts/phaser-3-inputs-3/#fnref:2" text:style-name="Internet_20_link" text:visited-style-name="Visited_20_Internet_20_Link">↩︎</text:a></text:p>
        </text:list-item>
        <text:list-item>
          <text:p text:style-name="P14"><text:bookmark text:name="fn:32"/>You can treat <text:span text:style-name="Source_20_Text">KHIDerivedInput</text:span> as if it were <text:span text:style-name="Source_20_Text">KHInputKeyDerived</text:span> for now. Taking the interface in as an argument simplifies the code later. <text:a xlink:type="simple" xlink:href="https://blog.khutchins.com/posts/phaser-3-inputs-3/#fnref:3" text:style-name="Internet_20_link" text:visited-style-name="Visited_20_Internet_20_Link">↩︎</text:a></text:p>
        </text:list-item>
        <text:list-item>
          <text:p text:style-name="P14"><text:bookmark text:name="fn:42"/>Replacing inputs on a derived inputs after creation is dangerous, as it can result in creation order consistency being violated. Don’t do it, but if you have to, make sure that you’re adding inputs created earlier than the input you’re adding it to. You should treat all input sources as read-only. <text:a xlink:type="simple" xlink:href="https://blog.khutchins.com/posts/phaser-3-inputs-3/#fnref:4" text:style-name="Internet_20_link" text:visited-style-name="Visited_20_Internet_20_Link">↩︎</text:a></text:p>
        </text:list-item>
        <text:list-item>
          <text:p text:style-name="P14"><text:bookmark text:name="fn:52"/>Once again, code is omitted. In this case, code updating the input handler to potentially take a single input. I didn’t actually do it: mine can take in an array or single object. Also omitted: changing <text:span text:style-name="Source_20_Text">KHInputKeyOr</text:span> to subclass <text:span text:style-name="Source_20_Text">KHDerivedInput</text:span> and take in an input set in the constructor. <text:a xlink:type="simple" xlink:href="https://blog.khutchins.com/posts/phaser-3-inputs-3/#fnref:5" text:style-name="Internet_20_link" text:visited-style-name="Visited_20_Internet_20_Link">↩︎</text:a></text:p>
        </text:list-item>
        <text:list-item>
          <text:p text:style-name="P14"><text:bookmark text:name="fn:62"/>When testing with over 300 derived inputs of moderate complexity, the amount time processing the inputs was always under a millisecond. It could vary, but I’d wait until it becomes a problem before trying to optimize. Additionally, if you have that many derived inputs, you’re probably doing something wrong. <text:a xlink:type="simple" xlink:href="https://blog.khutchins.com/posts/phaser-3-inputs-3/#fnref:6" text:style-name="Internet_20_link" text:visited-style-name="Visited_20_Internet_20_Link">↩︎</text:a></text:p>
        </text:list-item>
        <text:list-item>
          <text:p text:style-name="P14"><text:bookmark text:name="fn:72"/>I hope. Otherwise, what am I wasting my time for? <text:a xlink:type="simple" xlink:href="https://blog.khutchins.com/posts/phaser-3-inputs-3/#fnref:7" text:style-name="Internet_20_link" text:visited-style-name="Visited_20_Internet_20_Link">↩︎</text:a></text:p>
        </text:list-item>
      </text:list>
      <text:p text:style-name="Standard"/>
      <text:p text:style-name="Standard"/>
      <text:h text:style-name="Heading_20_1" text:outline-level="1"><text:soft-page-break/>Handling Inputs in Phaser 3: Part 4: Juggling Axes</text:h>
      <text:p text:style-name="P3">Feb 6,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3/" text:style-name="Internet_20_link" text:visited-style-name="Visited_20_Internet_20_Link">Handling Inputs in Phaser 3: Part 3: Deriving Input</text:a> ← <text:a xlink:type="simple" xlink:href="https://blog.khutchins.com/series/handling-inputs-in-phaser-3/" text:style-name="Internet_20_link" text:visited-style-name="Visited_20_Internet_20_Link">Handling Inputs in Phaser 3</text:a> → <text:a xlink:type="simple" xlink:href="https://blog.khutchins.com/posts/phaser-3-inputs-5/" text:style-name="Internet_20_link" text:visited-style-name="Visited_20_Internet_20_Link">Handling Inputs in Phaser 3: Part 5: Capturing the Mouse</text:a> </text:p>
      <text:p text:style-name="Text_20_body"><text:a xlink:type="simple" xlink:href="https://blog.khutchins.com/posts/phaser-3-inputs-3/" text:style-name="Internet_20_link" text:visited-style-name="Visited_20_Internet_20_Link">Previously</text:a>, we spiced up our input system with derived inputs, allowing for powerful input customization to occur without affecting the update logic, effectively decoupling our input from our game logic.</text:p>
      <text:p text:style-name="Text_20_body">On this episode, we’re finally tackling axis support. The infrastructure is all there; this time it’s going to be quite straight-forward.</text:p>
      <text:h text:style-name="Heading_20_1" text:outline-level="1"><text:bookmark text:name="whats-an-axis"/>What’s an Axis?</text:h>
      <text:p text:style-name="Text_20_body">While buttons and keys return a binary input, pressed or not pressed, an input axis returns a number, usually within a fixed range. A thumbstick on your controller returns two axes, both with the range in [-1, 1].<text:bookmark text:name="fnref:15"/><text:a xlink:type="simple" xlink:href="https://blog.khutchins.com/posts/phaser-3-inputs-4/#fn:1" text:style-name="Internet_20_link" text:visited-style-name="Visited_20_Internet_20_Link">1</text:a> An Xbox controller’s trigger returns a range in [0, 1]. These axis values give you more granular information about the controller’s input state.</text:p>
      <text:h text:style-name="Heading_20_1" text:outline-level="1"><text:bookmark text:name="slotting-in-the-axes"/>Slotting in the Axes</text:h>
      <text:p text:style-name="Text_20_body">In a previous post, we discussed whether it made sense to unify keyboard and controller button inputs, or leave them as separate concepts that the consumer has to handle.</text:p>
      <text:p text:style-name="Text_20_body">A similar question is worth asking for axes. Does it make sense to treat all axes as buttons or all buttons as axes?</text:p>
      <text:p text:style-name="Text_20_body">The answer, in my mind, is a clear no.<text:bookmark text:name="fnref:23"/><text:a xlink:type="simple" xlink:href="https://blog.khutchins.com/posts/phaser-3-inputs-4/#fn:2" text:style-name="Internet_20_link" text:visited-style-name="Visited_20_Internet_20_Link">2</text:a></text:p>
      <text:p text:style-name="Text_20_body">If you’re in agreement, feel free to skip the next sections.</text:p>
      <text:h text:style-name="Heading_20_2" text:outline-level="2"><text:bookmark text:name="everythings-a-button"/>Everything’s a Button</text:h>
      <text:p text:style-name="Text_20_body">In this scenario, we would have some threshold at which an axis would go from unpressed to pressed.</text:p>
      <text:list xml:id="list3004450775" text:style-name="L8">
        <text:list-item>
          <text:p text:style-name="P16">Buttons work as expected. Great! </text:p>
        </text:list-item>
        <text:list-item>
          <text:p text:style-name="P16">Axes would lose the capacity to handle partial inputs—squashing a number to a binary input necessarily loses precision. </text:p>
        </text:list-item>
        <text:list-item>
          <text:p text:style-name="P15">It gets more complicated to have dead zones.<text:bookmark text:name="fnref:33"/><text:a xlink:type="simple" xlink:href="https://blog.khutchins.com/posts/phaser-3-inputs-4/#fn:3" text:style-name="Internet_20_link" text:visited-style-name="Visited_20_Internet_20_Link">3</text:a> They’d need to be hard-coded in at KHInputKey creation, making it complicated to adjust for different dead zones. </text:p>
        </text:list-item>
      </text:list>
      <text:p text:style-name="Text_20_body">This manages to make axes into nothing more than more fiddly buttons. If that’s truly fine for the game you’re using, converting everything to a button initially will be fine, but could cause you some headaches later.</text:p>
      <text:h text:style-name="Heading_20_2" text:outline-level="2"><text:bookmark text:name="everythings-an-axis"/><text:soft-page-break/>Everything’s an Axis</text:h>
      <text:p text:style-name="Text_20_body">In this scenario, we would have pressed buttons report a value of 1, and unpressed buttons report a value of 0.</text:p>
      <text:list xml:id="list2966445049" text:style-name="L9">
        <text:list-item>
          <text:p text:style-name="P18">Axes work as expected. Spectacular! </text:p>
        </text:list-item>
        <text:list-item>
          <text:p text:style-name="P18">If you knew an input was a button, you could handle it correctly. </text:p>
        </text:list-item>
        <text:list-item>
          <text:p text:style-name="P18">Every time you want to use a button, you’d have to do an unnecessary numeric comparison. </text:p>
        </text:list-item>
        <text:list-item>
          <text:p text:style-name="P17"><text:span text:style-name="Source_20_Text">JustDown</text:span> gets complicated. It’d need to be there for buttons, but what does it mean for an axis? </text:p>
        </text:list-item>
      </text:list>
      <text:p text:style-name="Text_20_body">This approach strikes me as a bit messy but otherwise harmless, except for the lack of a concrete <text:span text:style-name="Source_20_Text">justDown</text:span> implementation, like the other two have. We’d need to wrap an axis to see if <text:span text:style-name="Source_20_Text">justDown</text:span> was triggered, and then we’re right back where we started.</text:p>
      <text:h text:style-name="Heading_20_2" text:outline-level="2"><text:bookmark text:name="everything-in-moderation"/>Everything in Moderation</text:h>
      <text:p text:style-name="Text_20_body">In this scenario, buttons would act like buttons and axes would act like axes. A trail-blazing approach.</text:p>
      <text:list xml:id="list2546821422" text:style-name="L10">
        <text:list-item>
          <text:p text:style-name="P20">Buttons work as expected. Fantastic! </text:p>
        </text:list-item>
        <text:list-item>
          <text:p text:style-name="P20">Axes also work as expected. Unprecedented! </text:p>
        </text:list-item>
        <text:list-item>
          <text:p text:style-name="P20"><text:span text:style-name="Source_20_Text">JustDown</text:span> support only where it makes sense. </text:p>
        </text:list-item>
        <text:list-item>
          <text:p text:style-name="P19">Ability to convert buttons into axes and axes into buttons as needed using derived inputs. </text:p>
        </text:list-item>
      </text:list>
      <text:h text:style-name="Heading_20_2" text:outline-level="2"><text:bookmark text:name="conclusions"/>Conclusions</text:h>
      <text:p text:style-name="Text_20_body">Ultimately, the two inputs are distinct enough that it makes little sense to attempt to combine them.</text:p>
      <text:h text:style-name="Heading_20_1" text:outline-level="1"><text:bookmark text:name="taking-axes-to-the-code"/>Taking Axes to the Code</text:h>
      <text:p text:style-name="Text_20_body">First of all, let’s add <text:span text:style-name="Source_20_Text">KHInputKey</text:span>’s sibling, <text:span text:style-name="Source_20_Text">KHInputAxis</text:span>. We’ll want a few different fields: current value and last value (why not?).</text:p>
      <text:p text:style-name="P1"><text:span text:style-name="Source_20_Text"><text:span text:style-name="T3">class</text:span></text:span><text:span text:style-name="Source_20_Text"><text:span text:style-name="T1"> </text:span></text:span><text:span text:style-name="Source_20_Text"><text:span text:style-name="T2">KHInputAxis</text:span></text:span><text:span text:style-name="Source_20_Text"><text:span text:style-name="T1"> {</text:span></text:span></text:p>
      <text:p text:style-name="P1"><text:span text:style-name="Source_20_Text"><text:span text:style-name="T1"><text:s text:c="4"/></text:span></text:span><text:span text:style-name="Source_20_Text"><text:span text:style-name="T3">protected</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3">protected</text:span></text:span><text:span text:style-name="Source_20_Text"><text:span text:style-name="T1"> </text:span></text:span><text:span text:style-name="Source_20_Text"><text:span text:style-name="T2">lastValu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5">/**</text:span></text:span></text:p>
      <text:p text:style-name="P1"><text:span text:style-name="Source_20_Text"><text:span text:style-name="T5"><text:s text:c="5"/>* Updates the axis value to the value passed in. Returns whether or not</text:span></text:span></text:p>
      <text:p text:style-name="P1"><text:span text:style-name="Source_20_Text"><text:span text:style-name="T5"><text:s text:c="5"/>* the value changed.</text:span></text:span></text:p>
      <text:p text:style-name="P1"><text:span text:style-name="Source_20_Text"><text:span text:style-name="T5"><text:s text:c="5"/>*/</text:span></text:span></text:p>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change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valu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last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value</text:span></text:span><text:span text:style-name="Source_20_Text"><text:span text:style-name="T1">;</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2">changed</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2">getValu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oft-page-break/><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getLastValue</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Valu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changed</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lastValue</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text:span text:style-name="Source_20_Text">change()</text:span> is also surfaced as a useful helper method. While I have a use for it in mind,<text:bookmark text:name="fnref:43"/><text:a xlink:type="simple" xlink:href="https://blog.khutchins.com/posts/phaser-3-inputs-4/#fn:4" text:style-name="Internet_20_link" text:visited-style-name="Visited_20_Internet_20_Link">4</text:a> it’s also easy to imagine a derived input making use of it.</text:p>
      <text:p text:style-name="Text_20_body">Speaking of derived input, what would a derived axis look like?</text:p>
      <text:p text:style-name="P1"><text:span text:style-name="Source_20_Text"><text:span text:style-name="T3">abstract</text:span></text:span><text:span text:style-name="Source_20_Text"><text:span text:style-name="T1"> </text:span></text:span><text:span text:style-name="Source_20_Text"><text:span text:style-name="T3">class</text:span></text:span><text:span text:style-name="Source_20_Text"><text:span text:style-name="T1"> </text:span></text:span><text:span text:style-name="Source_20_Text"><text:span text:style-name="T2">KHInputAxisDerived</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text:span></text:span><text:span text:style-name="Source_20_Text"><text:span text:style-name="T1"> {</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inputSet</text:span></text:span><text:span text:style-name="Source_20_Text"><text:span text:style-name="T1">) {</text:span></text:span></text:p>
      <text:p text:style-name="P1"><text:span text:style-name="Source_20_Text"><text:span text:style-name="T1"><text:s text:c="12"/></text:span></text:span><text:span text:style-name="Source_20_Text"><text:span text:style-name="T2">inputSet</text:span></text:span><text:span text:style-name="Source_20_Text"><text:span text:style-name="T1">.</text:span></text:span><text:span text:style-name="Source_20_Text"><text:span text:style-name="T2">addInput</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abstract</text:span></text:span><text:span text:style-name="Source_20_Text"><text:span text:style-name="T1"> </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text:span></text:span></text:p>
      <text:p text:style-name="P2"><text:span text:style-name="Source_20_Text"><text:span text:style-name="T1">}</text:span></text:span></text:p>
      <text:p text:style-name="Text_20_body">Fairly straight-forward. The eagle-eyed of you with a solid memory will notice that this is functionally identical to <text:span text:style-name="Source_20_Text">KHInputKeyDerived</text:span> class. Aside from having no good reason for it <text:span text:style-name="Emphasis">not</text:span> to be identical, it also helps us avoid a pitfall.</text:p>
      <text:p text:style-name="Text_20_body">Remember <text:span text:style-name="Source_20_Text">KHInputSet</text:span>, which we were using to ensure the creation order consistency of derived inputs? Assume it had two arrays: <text:span text:style-name="Source_20_Text">KHInputKeyDerived[]</text:span> and <text:span text:style-name="Source_20_Text">KHInputAxisDerived[]</text:span>. Imagine that we updated these, using the following code:</text:p>
      <text:p text:style-name="P1"><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pan></text:span></text:p>
      <text:p text:style-name="P1"><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text:span></text:span><text:span text:style-name="Source_20_Text"><text:span text:style-name="T2">axe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axe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2"><text:span text:style-name="Source_20_Text"><text:span text:style-name="T1">}</text:span></text:span></text:p>
      <text:p text:style-name="Text_20_body">Can you spot the issue? That’s right!<text:bookmark text:name="fnref:53"/><text:a xlink:type="simple" xlink:href="https://blog.khutchins.com/posts/phaser-3-inputs-4/#fn:5" text:style-name="Internet_20_link" text:visited-style-name="Visited_20_Internet_20_Link">5</text:a></text:p>
      <text:p text:style-name="Text_20_body">If we have a derived input key that depended on a derived axis, it would get stale input due to all of the derived keys being updated before all the derived axes. This is the biggest problem with the derived input system: it invites you to accidentally reorder the inputs.</text:p>
      <text:p text:style-name="Text_20_body">Instead, we plop both derived keys and derived axes into a shared array of <text:span text:style-name="Source_20_Text">KHIDerivedInput</text:span>, an interface that simply requires that <text:span text:style-name="Source_20_Text">updateDerivedInput(now: number, delta: number): void</text:span> be defined by the class. Since they’re both added to the array when initialized, we guarantee that the ones initialized first are updated first.</text:p>
      <text:p text:style-name="Text_20_body">Now that we have the ability to set up axes and derived axes, let’s examine the classes that establish the base axis inputs.</text:p>
      <text:h text:style-name="Heading_20_2" text:outline-level="2"><text:bookmark text:name="the-keyboard-provider"/><text:soft-page-break/>The Keyboard Provider</text:h>
      <text:p text:style-name="Text_20_body">This one’s easy. Keyboards don’t have any axes,<text:bookmark text:name="fnref:63"/><text:a xlink:type="simple" xlink:href="https://blog.khutchins.com/posts/phaser-3-inputs-4/#fn:6" text:style-name="Internet_20_link" text:visited-style-name="Visited_20_Internet_20_Link">6</text:a> so it’s already done. Great!</text:p>
      <text:h text:style-name="Heading_20_2" text:outline-level="2"><text:bookmark text:name="the-controller-provider"/>The Controller Provider</text:h>
      <text:p text:style-name="Text_20_body">Controllers tend to have axes.<text:bookmark text:name="fnref:73"/><text:a xlink:type="simple" xlink:href="https://blog.khutchins.com/posts/phaser-3-inputs-4/#fn:7" text:style-name="Internet_20_link" text:visited-style-name="Visited_20_Internet_20_Link">7</text:a> Fortunate, since otherwise I wouldn’t have much to say in this blog post.<text:bookmark text:name="fnref:82"/><text:a xlink:type="simple" xlink:href="https://blog.khutchins.com/posts/phaser-3-inputs-4/#fn:8" text:style-name="Internet_20_link" text:visited-style-name="Visited_20_Internet_20_Link">8</text:a></text:p>
      <text:p text:style-name="Text_20_body">We don’t want to try to unify buttons and axes into one concept. They serve two very different functions, so it makes sense to surface the difference to the consumer.</text:p>
      <text:p text:style-name="Text_20_body">Let’s make some additions to <text:span text:style-name="Source_20_Text">KHInputProviderController</text:span>:<text:bookmark text:name="fnref:92"/><text:a xlink:type="simple" xlink:href="https://blog.khutchins.com/posts/phaser-3-inputs-4/#fn:9" text:style-name="Internet_20_link" text:visited-style-name="Visited_20_Internet_20_Link">9</text:a></text:p>
      <text:p text:style-name="P1"><text:span text:style-name="Source_20_Text"><text:span text:style-name="T3">enum</text:span></text:span><text:span text:style-name="Source_20_Text"><text:span text:style-name="T1"> </text:span></text:span><text:span text:style-name="Source_20_Text"><text:span text:style-name="T2">KHPadAxis</text:span></text:span><text:span text:style-name="Source_20_Text"><text:span text:style-name="T1"> {</text:span></text:span></text:p>
      <text:p text:style-name="P1"><text:span text:style-name="Source_20_Text"><text:span text:style-name="T1"><text:s text:c="4"/></text:span></text:span><text:span text:style-name="Source_20_Text"><text:span text:style-name="T2">LeftStickX</text:span></text:span><text:span text:style-name="Source_20_Text"><text:span text:style-name="T1">,</text:span></text:span></text:p>
      <text:p text:style-name="P1"><text:span text:style-name="Source_20_Text"><text:span text:style-name="T1"><text:s text:c="4"/></text:span></text:span><text:span text:style-name="Source_20_Text"><text:span text:style-name="T2">LeftStickY</text:span></text:span><text:span text:style-name="Source_20_Text"><text:span text:style-name="T1">,</text:span></text:span></text:p>
      <text:p text:style-name="P1"><text:span text:style-name="Source_20_Text"><text:span text:style-name="T1">}</text:span></text:span></text:p>
      <text:p text:style-name="P1"/>
      <text:p text:style-name="P1"><text:span text:style-name="Source_20_Text"><text:span text:style-name="T3">class</text:span></text:span><text:span text:style-name="Source_20_Text"><text:span text:style-name="T1"> </text:span></text:span><text:span text:style-name="Source_20_Text"><text:span text:style-name="T2">KHInputProviderController</text:span></text:span><text:span text:style-name="Source_20_Text"><text:span text:style-name="T1"> {</text:span></text:span></text:p>
      <text:p text:style-name="P1"/>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axes</text:span></text:span><text:span text:style-name="Source_20_Text"><text:span text:style-name="T1">: </text:span></text:span><text:span text:style-name="Source_20_Text"><text:span text:style-name="T3">Map</text:span></text:span><text:span text:style-name="Source_20_Text"><text:span text:style-name="T1">&lt;</text:span></text:span><text:span text:style-name="Source_20_Text"><text:span text:style-name="T4">KHPadAxis</text:span></text:span><text:span text:style-name="Source_20_Text"><text:span text:style-name="T8">,</text:span></text:span><text:span text:style-name="Source_20_Text"><text:span text:style-name="T1"> </text:span></text:span><text:span text:style-name="Source_20_Text"><text:span text:style-name="T2">KHInputAxis</text:span></text:span><text:span text:style-name="Source_20_Text"><text:span text:style-name="T1">&gt;;</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 </text:span></text:span><text:span text:style-name="Source_20_Text"><text:span text:style-name="T2">gamePadNumber</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Map</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PadAxis</text:span></text:span><text:span text:style-name="Source_20_Text"><text:span text:style-name="T1">.</text:span></text:span><text:span text:style-name="Source_20_Text"><text:span text:style-name="T2">LeftStickX</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PadAxis</text:span></text:span><text:span text:style-name="Source_20_Text"><text:span text:style-name="T1">.</text:span></text:span><text:span text:style-name="Source_20_Text"><text:span text:style-name="T2">LeftStickY</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Axis</text:span></text:span><text:span text:style-name="Source_20_Text"><text:span text:style-name="T1">(</text:span></text:span><text:span text:style-name="Source_20_Text"><text:span text:style-name="T2">PadAxis</text:span></text:span><text:span text:style-name="Source_20_Text"><text:span text:style-name="T1">.</text:span></text:span><text:span text:style-name="Source_20_Text"><text:span text:style-name="T2">LeftStickX</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leftStick</text:span></text:span><text:span text:style-name="Source_20_Text"><text:span text:style-name="T1">.</text:span></text:span><text:span text:style-name="Source_20_Text"><text:span text:style-name="T2">x</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Axis</text:span></text:span><text:span text:style-name="Source_20_Text"><text:span text:style-name="T1">(</text:span></text:span><text:span text:style-name="Source_20_Text"><text:span text:style-name="T2">PadAxis</text:span></text:span><text:span text:style-name="Source_20_Text"><text:span text:style-name="T1">.</text:span></text:span><text:span text:style-name="Source_20_Text"><text:span text:style-name="T2">LeftStickY</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leftStick</text:span></text:span><text:span text:style-name="Source_20_Text"><text:span text:style-name="T1">.</text:span></text:span><text:span text:style-name="Source_20_Text"><text:span text:style-name="T2">y</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Ax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3">PadAxis</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getAx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3">PadAxis</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2">KHInputAxis</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axe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axis</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Nothing should come as a surprise there.</text:p>
      <text:p text:style-name="Text_20_body">Implementing the axis support in <text:span text:style-name="Source_20_Text">FBDInputHandler</text:span> is left as an exercise for the reader.<text:bookmark text:name="fnref:102"/><text:a xlink:type="simple" xlink:href="https://blog.khutchins.com/posts/phaser-3-inputs-4/#fn:10" text:style-name="Internet_20_link" text:visited-style-name="Visited_20_Internet_20_Link">10</text:a></text:p>
      <text:p text:style-name="Text_20_body">It shouldn’t be too complicated: add an extra input in the constructor, add a <text:span text:style-name="Source_20_Text">getValue(key: string): number</text:span>, and you’re off to the races. Besides, I didn’t end up using <text:span text:style-name="Source_20_Text">KHInputHandler</text:span> for axes anyway, and I have no desire to reimplement it. Besides, I post too many lengthy code snippets as is.<text:bookmark text:name="fnref:112"/><text:a xlink:type="simple" xlink:href="https://blog.khutchins.com/posts/phaser-3-inputs-4/#fn:11" text:style-name="Internet_20_link" text:visited-style-name="Visited_20_Internet_20_Link">11</text:a></text:p>
      <text:h text:style-name="Heading_20_1" text:outline-level="1"><text:bookmark text:name="transmogrifying-axes"/><text:soft-page-break/>Transmogrifying Axes</text:h>
      <text:p text:style-name="Text_20_body">Go back in time five minutes or so, to when you were skipping over where I talked about converting all keys to axes or axes to keys. What if we <text:span text:style-name="Emphasis">had</text:span> wanted to take one of these approaches. Well, the good news is that we could if we want.<text:bookmark text:name="fnref:121"/><text:a xlink:type="simple" xlink:href="https://blog.khutchins.com/posts/phaser-3-inputs-4/#fn:12" text:style-name="Internet_20_link" text:visited-style-name="Visited_20_Internet_20_Link">12</text:a> That’s the power of derived inputs.</text:p>
      <text:h text:style-name="Heading_20_2" text:outline-level="2"><text:bookmark text:name="everythings-a-button-1"/>Everything’s a Button</text:h>
      <text:p text:style-name="Text_20_body">Let’s do it. Sure, we settled on the previous approach, but I want everything to be a button anyway! Yeah, okay, I’ll leave the previous code—I don’t want to spend time rewriting it.</text:p>
      <text:p text:style-name="P1"><text:span text:style-name="Source_20_Text"><text:span text:style-name="T5">/**</text:span></text:span></text:p>
      <text:p text:style-name="P1"><text:span text:style-name="Source_20_Text"><text:span text:style-name="T5"><text:s/>* Converts an axis to a key based on a given threshold. If threshold is </text:span></text:span></text:p>
      <text:p text:style-name="P1"><text:span text:style-name="Source_20_Text"><text:span text:style-name="T5"><text:s/>* positive, it will check if the axis value is &gt;= threshold. If the threshold</text:span></text:span></text:p>
      <text:p text:style-name="P1"><text:span text:style-name="Source_20_Text"><text:span text:style-name="T5"><text:s/>* is negative, it will check that the axis value is &lt;= threshold.</text:span></text:span></text:p>
      <text:p text:style-name="P1"><text:span text:style-name="Source_20_Text"><text:span text:style-name="T5"><text:s/>*/</text:span></text:span></text:p>
      <text:p text:style-name="P1"><text:span text:style-name="Source_20_Text"><text:span text:style-name="T3">class</text:span></text:span><text:span text:style-name="Source_20_Text"><text:span text:style-name="T1"> </text:span></text:span><text:span text:style-name="Source_20_Text"><text:span text:style-name="T2">KHInputKeyKeyFromAxis</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threshold</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16"/></text:span></text:span><text:span text:style-name="Source_20_Text"><text:span text:style-name="T2">threshold</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ourc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threshol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threshold</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_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_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threshold</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6">0</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getValue</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threshold</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getValue</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threshold</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The dirty secret is that sometimes an axis should be <text:span text:style-name="Emphasis">two</text:span> keys. The X component of the left thumbstick goes from -1 to 1, so we’d instantiate them like so:</text:p>
      <text:p text:style-name="P1"><text:span text:style-name="Source_20_Text"><text:span text:style-name="T3">const</text:span></text:span><text:span text:style-name="Source_20_Text"><text:span text:style-name="T1"> </text:span></text:span><text:span text:style-name="Source_20_Text"><text:span text:style-name="T2">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text:span></text:span></text:p>
      <text:p text:style-name="P1"><text:span text:style-name="Source_20_Text"><text:span text:style-name="T3">const</text:span></text:span><text:span text:style-name="Source_20_Text"><text:span text:style-name="T1"> </text:span></text:span><text:span text:style-name="Source_20_Text"><text:span text:style-name="T2">threshol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5</text:span></text:span><text:span text:style-name="Source_20_Text"><text:span text:style-name="T1">;</text:span></text:span></text:p>
      <text:p text:style-name="P1"/>
      <text:p text:style-name="P1"><text:span text:style-name="Source_20_Text"><text:span text:style-name="T3">const</text:span></text:span><text:span text:style-name="Source_20_Text"><text:span text:style-name="T1"> </text:span></text:span><text:span text:style-name="Source_20_Text"><text:span text:style-name="T2">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KHInputKeyKeyFromAxi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axis</text:span></text:span><text:span text:style-name="Source_20_Text"><text:span text:style-name="T1">, </text:span></text:span><text:span text:style-name="Source_20_Text"><text:span text:style-name="T4">-</text:span></text:span><text:span text:style-name="Source_20_Text"><text:span text:style-name="T2">threshold</text:span></text:span><text:span text:style-name="Source_20_Text"><text:span text:style-name="T1">);</text:span></text:span></text:p>
      <text:p text:style-name="P2"><text:span text:style-name="Source_20_Text"><text:span text:style-name="T3">const</text:span></text:span><text:span text:style-name="Source_20_Text"><text:span text:style-name="T1"> </text:span></text:span><text:span text:style-name="Source_20_Text"><text:span text:style-name="T2">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KHInputKeyKeyFromAxi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axis</text:span></text:span><text:span text:style-name="Source_20_Text"><text:span text:style-name="T1">, </text:span></text:span><text:span text:style-name="Source_20_Text"><text:span text:style-name="T2">threshold</text:span></text:span><text:span text:style-name="Source_20_Text"><text:span text:style-name="T1">);</text:span></text:span></text:p>
      <text:p text:style-name="Text_20_body">Voila, we’ve got our keys and don’t need to use any dirty axes anymore.<text:bookmark text:name="fnref:131"/><text:a xlink:type="simple" xlink:href="https://blog.khutchins.com/posts/phaser-3-inputs-4/#fn:13" text:style-name="Internet_20_link" text:visited-style-name="Visited_20_Internet_20_Link">13</text:a></text:p>
      <text:h text:style-name="Heading_20_2" text:outline-level="2"><text:bookmark text:name="everythings-an-axis-1"/>Everything’s an Axis</text:h>
      <text:p text:style-name="Text_20_body">Forget making everything buttons. That was a silly idea. You lose precision that way! Unacceptable. Let’s make everything an axis. Good thing we didn’t change the underlying code.</text:p>
      <text:p text:style-name="P1"><text:span text:style-name="Source_20_Text"><text:span text:style-name="T3">class</text:span></text:span><text:span text:style-name="Source_20_Text"><text:span text:style-name="T1"> </text:span></text:span><text:span text:style-name="Source_20_Text"><text:span text:style-name="T2">KHInputAxisFromKeys</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ositiveKey</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negativeKey</text:span></text:span><text:span text:style-name="Source_20_Text"><text:span text:style-name="T1">: </text:span></text:span><text:span text:style-name="Source_20_Text"><text:span text:style-name="T3">KHInputKey</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positiveKey</text:span></text:span><text:span text:style-name="Source_20_Text"><text:span text:style-name="T1">: </text:span></text:span><text:span text:style-name="Source_20_Text"><text:span text:style-name="T3">KHInputKey</text:span></text:span><text:span text:style-name="Source_20_Text"><text:span text:style-name="T1">, </text:span></text:span></text:p>
      <text:p text:style-name="P1"><text:span text:style-name="Source_20_Text"><text:span text:style-name="T1"><text:s text:c="16"/></text:span></text:span><text:span text:style-name="Source_20_Text"><text:span text:style-name="T2">negativeKey</text:span></text:span><text:span text:style-name="Source_20_Text"><text:span text:style-name="T1">: </text:span></text:span><text:span text:style-name="Source_20_Text"><text:span text:style-name="T3">KHInput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ull</text:span></text:span><text:span text:style-name="Source_20_Text"><text:span text:style-name="T1">) {</text:span></text:span></text:p>
      <text:p text:style-name="P1"><text:soft-page-break/><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ositive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ositiveKe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negativeKe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negativeKey</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positiveKey</text:span></text:span><text:span text:style-name="Source_20_Text"><text:span text:style-name="T4">?</text:span></text:span><text:span text:style-name="Source_20_Text"><text:span text:style-name="T1">.</text:span></text:span><text:span text:style-name="Source_20_Text"><text:span text:style-name="T2">is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1</text:span></text:span><text:span text:style-name="Source_20_Text"><text:span text:style-name="T1"> : </text:span></text:span><text:span text:style-name="Source_20_Text"><text:span text:style-name="T3">0</text:span></text:span><text:span text:style-name="Source_20_Text"><text:span text:style-name="T1">) </text:span></text:span></text:p>
      <text:p text:style-name="P1"><text:span text:style-name="Source_20_Text"><text:span text:style-name="T1"><text:s text:c="18"/></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negativeKey</text:span></text:span><text:span text:style-name="Source_20_Text"><text:span text:style-name="T4">?</text:span></text:span><text:span text:style-name="Source_20_Text"><text:span text:style-name="T1">.</text:span></text:span><text:span text:style-name="Source_20_Text"><text:span text:style-name="T2">isDow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4">-</text:span></text:span><text:span text:style-name="Source_20_Text"><text:span text:style-name="T2">1</text:span></text:span><text:span text:style-name="Source_20_Text"><text:span text:style-name="T1"> : </text:span></text:span><text:span text:style-name="Source_20_Text"><text:span text:style-name="T3">0</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As the left thumbstick becomes two keys, two keys become an axis.</text:p>
      <text:p text:style-name="P1"><text:span text:style-name="Source_20_Text"><text:span text:style-name="T3">const</text:span></text:span><text:span text:style-name="Source_20_Text"><text:span text:style-name="T1"> </text:span></text:span><text:span text:style-name="Source_20_Text"><text:span text:style-name="T2">lef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ontroller</text:span></text:span><text:span text:style-name="Source_20_Text"><text:span text:style-name="T1">.</text:span></text:span><text:span text:style-name="Source_20_Text"><text:span text:style-name="T2">getButton</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Left</text:span></text:span><text:span text:style-name="Source_20_Text"><text:span text:style-name="T1">);</text:span></text:span></text:p>
      <text:p text:style-name="P1"><text:span text:style-name="Source_20_Text"><text:span text:style-name="T3">const</text:span></text:span><text:span text:style-name="Source_20_Text"><text:span text:style-name="T1"> </text:span></text:span><text:span text:style-name="Source_20_Text"><text:span text:style-name="T2">righ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ontroller</text:span></text:span><text:span text:style-name="Source_20_Text"><text:span text:style-name="T1">.</text:span></text:span><text:span text:style-name="Source_20_Text"><text:span text:style-name="T2">getButton</text:span></text:span><text:span text:style-name="Source_20_Text"><text:span text:style-name="T1">(</text:span></text:span><text:span text:style-name="Source_20_Text"><text:span text:style-name="T2">KHPadInput</text:span></text:span><text:span text:style-name="Source_20_Text"><text:span text:style-name="T1">.</text:span></text:span><text:span text:style-name="Source_20_Text"><text:span text:style-name="T2">Right</text:span></text:span><text:span text:style-name="Source_20_Text"><text:span text:style-name="T1">);</text:span></text:span></text:p>
      <text:p text:style-name="P1"/>
      <text:p text:style-name="P2"><text:span text:style-name="Source_20_Text"><text:span text:style-name="T3">const</text:span></text:span><text:span text:style-name="Source_20_Text"><text:span text:style-name="T1"> </text:span></text:span><text:span text:style-name="Source_20_Text"><text:span text:style-name="T2">leftStickX</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KHInputAxisFromKeys</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right</text:span></text:span><text:span text:style-name="Source_20_Text"><text:span text:style-name="T1">, </text:span></text:span><text:span text:style-name="Source_20_Text"><text:span text:style-name="T2">left</text:span></text:span><text:span text:style-name="Source_20_Text"><text:span text:style-name="T1">);</text:span></text:span></text:p>
      <text:p text:style-name="Text_20_body">For this axis, you don’t even need to apply a dead zone. Hey, maybe keys are better than axes after all!</text:p>
      <text:p text:style-name="Text_20_body"><text:a xlink:type="simple" xlink:href="https://blog.khutchins.com/posts/phaser-3-inputs-5/" text:style-name="Internet_20_link" text:visited-style-name="Visited_20_Internet_20_Link">Next post</text:a>, mouse inputs and how they break everything.<text:bookmark text:name="fnref:141"/><text:a xlink:type="simple" xlink:href="https://blog.khutchins.com/posts/phaser-3-inputs-4/#fn:14" text:style-name="Internet_20_link" text:visited-style-name="Visited_20_Internet_20_Link">14</text:a></text:p>
      <text:p text:style-name="Horizontal_20_Line"/>
      <text:list xml:id="list2293271092" text:style-name="L11">
        <text:list-item>
          <text:p text:style-name="P21"><text:bookmark text:name="fn:15"/>When expressing ranges, square brackets, “[]”, indicate that the range includes the numbers at the endpoints of the range. Parentheses, “()”, indicate that the range excludes the numbers at the endpoints. So if the range was [0, 5), it would mean that the range includes zero and all the numbers up to, but not including, five. It also would be equivalent to 0 ≤ x &lt; 5. <text:a xlink:type="simple" xlink:href="https://blog.khutchins.com/posts/phaser-3-inputs-4/#fnref:1" text:style-name="Internet_20_link" text:visited-style-name="Visited_20_Internet_20_Link">↩︎</text:a></text:p>
        </text:list-item>
        <text:list-item>
          <text:p text:style-name="P21"><text:bookmark text:name="fn:23"/>You may have noticed that I treated L1/R1 as buttons, even though they were exposed as axes by Phaser. There are cases where I find it beneficial to coerce the value to another type, but I don’t think it’s useful to do so as a general rule. <text:a xlink:type="simple" xlink:href="https://blog.khutchins.com/posts/phaser-3-inputs-4/#fnref:2" text:style-name="Internet_20_link" text:visited-style-name="Visited_20_Internet_20_Link">↩︎</text:a></text:p>
        </text:list-item>
        <text:list-item>
          <text:p text:style-name="P21"><text:bookmark text:name="fn:33"/>Dead zones ignore inputs at less than a certain value to prevent a controller from accidentally triggering input. Controller thumbsticks aren’t perfectly centered and wear down over time, causing the stick to center at a non-zero point. There will be a post later on dead zones. <text:a xlink:type="simple" xlink:href="https://blog.khutchins.com/posts/phaser-3-inputs-4/#fnref:3" text:style-name="Internet_20_link" text:visited-style-name="Visited_20_Internet_20_Link">↩︎</text:a></text:p>
        </text:list-item>
        <text:list-item>
          <text:p text:style-name="P21"><text:bookmark text:name="fn:43"/>Two actually. It will be useful when detecting the last used input provider, and it is useful for handling mouse movement, which is a differently-behaving axis. <text:a xlink:type="simple" xlink:href="https://blog.khutchins.com/posts/phaser-3-inputs-4/#fnref:4" text:style-name="Internet_20_link" text:visited-style-name="Visited_20_Internet_20_Link">↩︎</text:a></text:p>
        </text:list-item>
        <text:list-item>
          <text:p text:style-name="P21"><text:bookmark text:name="fn:53"/>You <text:span text:style-name="Emphasis">were</text:span> right, weren’t you? <text:a xlink:type="simple" xlink:href="https://blog.khutchins.com/posts/phaser-3-inputs-4/#fnref:5" text:style-name="Internet_20_link" text:visited-style-name="Visited_20_Internet_20_Link">↩︎</text:a></text:p>
        </text:list-item>
        <text:list-item>
          <text:p text:style-name="P21"><text:bookmark text:name="fn:63"/>Mine doesn’t, at least. I’m sure there’s one somewhere that does, and I’m not counting that little nub on some laptops—I’m pretty sure that comes in as mouse input. <text:a xlink:type="simple" xlink:href="https://blog.khutchins.com/posts/phaser-3-inputs-4/#fnref:6" text:style-name="Internet_20_link" text:visited-style-name="Visited_20_Internet_20_Link">↩︎</text:a></text:p>
        </text:list-item>
        <text:list-item>
          <text:p text:style-name="P21"><text:bookmark text:name="fn:73"/>Not all of them—my SNES knockoff USB controller doesn’t have any sticks, but the D-pad input comes in as both D-pad input and left stick input. <text:a xlink:type="simple" xlink:href="https://blog.khutchins.com/posts/phaser-3-inputs-4/#fnref:7" text:style-name="Internet_20_link" text:visited-style-name="Visited_20_Internet_20_Link">↩︎</text:a></text:p>
        </text:list-item>
        <text:list-item>
          <text:p text:style-name="P21"><text:bookmark text:name="fn:82"/>It probably would’ve just been a bunch of pictures of actual axes. Here’s one: <draw:frame draw:style-name="fr1" draw:name="Figura1" text:anchor-type="as-char" svg:width="1.588cm" svg:height="1.191cm" draw:z-index="0"><draw:image xlink:href="Pictures/100000000000003C0000002D0BE9E0DCBFC19FFF.jpg" xlink:type="simple" xlink:show="embed" xlink:actuate="onLoad" draw:mime-type="image/jpeg"/><svg:title>An axe</svg:title></draw:frame><text:s/><text:a xlink:type="simple" xlink:href="https://blog.khutchins.com/posts/phaser-3-inputs-4/#fnref:8" text:style-name="Internet_20_link" text:visited-style-name="Visited_20_Internet_20_Link">↩︎</text:a></text:p>
        </text:list-item>
        <text:list-item>
          <text:p text:style-name="P21"><text:bookmark text:name="fn:92"/>Simplified, as always. <text:a xlink:type="simple" xlink:href="https://blog.khutchins.com/posts/phaser-3-inputs-4/#fnref:9" text:style-name="Internet_20_link" text:visited-style-name="Visited_20_Internet_20_Link">↩︎</text:a></text:p>
        </text:list-item>
        <text:list-item>
          <text:p text:style-name="P21"><text:bookmark text:name="fn:102"/>Don’t worry, I also hate it when an article says that. It’s often the part that I actually want the implementation for. <text:a xlink:type="simple" xlink:href="https://blog.khutchins.com/posts/phaser-3-inputs-4/#fnref:10" text:style-name="Internet_20_link" text:visited-style-name="Visited_20_Internet_20_Link">↩︎</text:a></text:p>
        </text:list-item>
        <text:list-item>
          <text:p text:style-name="P21"><text:bookmark text:name="fn:112"/><text:soft-page-break/>I would add more excuses, but I believe that three is far more than you should ever put down in a blog. <text:a xlink:type="simple" xlink:href="https://blog.khutchins.com/posts/phaser-3-inputs-4/#fnref:11" text:style-name="Internet_20_link" text:visited-style-name="Visited_20_Internet_20_Link">↩︎</text:a></text:p>
        </text:list-item>
        <text:list-item>
          <text:p text:style-name="P21"><text:bookmark text:name="fn:121"/>And there <text:span text:style-name="Emphasis">are</text:span> good reasons to do this, some of the time. For instance, having the left stick be a button is useful for traversing menus (you probably want to make it a repeating button too), and having WASD total up to the left stick is useful for top-down games. <text:a xlink:type="simple" xlink:href="https://blog.khutchins.com/posts/phaser-3-inputs-4/#fnref:12" text:style-name="Internet_20_link" text:visited-style-name="Visited_20_Internet_20_Link">↩︎</text:a></text:p>
        </text:list-item>
        <text:list-item>
          <text:p text:style-name="P21"><text:bookmark text:name="fn:131"/>You should always use a dead zone when handling axes (Phaser gives a primitive one by default). In this case, the threshold is serving that purpose. It’s functionally the axial dead zone approach, and has some limitations. See the upcoming dead zone post for more details. <text:a xlink:type="simple" xlink:href="https://blog.khutchins.com/posts/phaser-3-inputs-4/#fnref:13" text:style-name="Internet_20_link" text:visited-style-name="Visited_20_Internet_20_Link">↩︎</text:a></text:p>
        </text:list-item>
      </text:list>
      <text:p text:style-name="Standard"/>
      <text:h text:style-name="Heading_20_1" text:outline-level="1">Handling Inputs in Phaser 3: Part 5: Capturing the Mouse</text:h>
      <text:p text:style-name="P3">Feb 8,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4/" text:style-name="Internet_20_link" text:visited-style-name="Visited_20_Internet_20_Link">Handling Inputs in Phaser 3: Part 4: Juggling Axes</text:a> ← <text:a xlink:type="simple" xlink:href="https://blog.khutchins.com/series/handling-inputs-in-phaser-3/" text:style-name="Internet_20_link" text:visited-style-name="Visited_20_Internet_20_Link">Handling Inputs in Phaser 3</text:a> → <text:a xlink:type="simple" xlink:href="https://blog.khutchins.com/posts/phaser-3-inputs-aa/" text:style-name="Internet_20_link" text:visited-style-name="Visited_20_Internet_20_Link">Handling Inputs in Phaser 3: Appendix A: Input Scene</text:a> </text:p>
      <text:p text:style-name="Text_20_body"><text:a xlink:type="simple" xlink:href="https://blog.khutchins.com/posts/phaser-3-inputs-4/" text:style-name="Internet_20_link" text:visited-style-name="Visited_20_Internet_20_Link">Previously</text:a>, we eschewed an ill-advised hypothetical and added support for axes in our input system.</text:p>
      <text:p text:style-name="Text_20_body">This time, we’re coming for the mouse.<text:bookmark text:name="fnref:16"/><text:a xlink:type="simple" xlink:href="https://blog.khutchins.com/posts/phaser-3-inputs-5/#fn:1" text:style-name="Internet_20_link" text:visited-style-name="Visited_20_Internet_20_Link">1</text:a></text:p>
      <text:h text:style-name="Heading_20_1" text:outline-level="1"><text:bookmark text:name="a-mouse-in-the-house"/>A Mouse in the House</text:h>
      <text:p text:style-name="Text_20_body">With controller support in Four Block Drop, I happily moved on to other projects.<text:bookmark text:name="fnref:24"/><text:a xlink:type="simple" xlink:href="https://blog.khutchins.com/posts/phaser-3-inputs-5/#fn:2" text:style-name="Internet_20_link" text:visited-style-name="Visited_20_Internet_20_Link">2</text:a> Then, this year, I had a revelation.</text:p>
      <text:p text:style-name="Text_20_body">What if… <text:span text:style-name="Emphasis">mouse</text:span>.</text:p>
      <text:p text:style-name="Text_20_body">Driven by this divine mandate, I scurried back to work on my long-neglected first Phaser game.<text:bookmark text:name="fnref:34"/><text:a xlink:type="simple" xlink:href="https://blog.khutchins.com/posts/phaser-3-inputs-5/#fn:3" text:style-name="Internet_20_link" text:visited-style-name="Visited_20_Internet_20_Link">3</text:a> Could a mouse truly be used to control a video game? Only time would tell.<text:bookmark text:name="fnref:44"/><text:a xlink:type="simple" xlink:href="https://blog.khutchins.com/posts/phaser-3-inputs-5/#fn:4" text:style-name="Internet_20_link" text:visited-style-name="Visited_20_Internet_20_Link">4</text:a></text:p>
      <text:h text:style-name="Heading_20_1" text:outline-level="1"><text:bookmark text:name="it-all-clicks"/>It All Clicks</text:h>
      <text:p text:style-name="Text_20_body">When we last added a new input type, the biggest difference was adding a new input provider.<text:bookmark text:name="fnref:54"/><text:a xlink:type="simple" xlink:href="https://blog.khutchins.com/posts/phaser-3-inputs-5/#fn:5" text:style-name="Internet_20_link" text:visited-style-name="Visited_20_Internet_20_Link">5</text:a> This time, <text:span text:style-name="Emphasis">all</text:span> we need to do is add a new input provider. It’s all coming together.</text:p>
      <text:p text:style-name="Text_20_body">If you remember back to the first post in the series, keyboard inputs could be captured by either callbacks or polling. Controller inputs could only be captured by polling. Mouse inputs can<text:bookmark text:name="fnref:64"/><text:a xlink:type="simple" xlink:href="https://blog.khutchins.com/posts/phaser-3-inputs-5/#fn:6" text:style-name="Internet_20_link" text:visited-style-name="Visited_20_Internet_20_Link">6</text:a> be captured by either callbacks or polling!<text:bookmark text:name="fnref:74"/><text:a xlink:type="simple" xlink:href="https://blog.khutchins.com/posts/phaser-3-inputs-5/#fn:7" text:style-name="Internet_20_link" text:visited-style-name="Visited_20_Internet_20_Link">7</text:a></text:p>
      <text:p text:style-name="Text_20_body">However, unlike the keyboard, they don’t have any keys that you can listen on. They’re kind of a combination of the keyboard and mouse, in that way. And if there’s one thing we can handle, it’s a combination of two things we’ve already handled.</text:p>
      <text:p text:style-name="Text_20_body">Without further ado, <text:span text:style-name="Source_20_Text">KHInputProviderMouse</text:span>:<text:bookmark text:name="fnref:83"/><text:a xlink:type="simple" xlink:href="https://blog.khutchins.com/posts/phaser-3-inputs-5/#fn:8" text:style-name="Internet_20_link" text:visited-style-name="Visited_20_Internet_20_Link">8</text:a></text:p>
      <text:p text:style-name="P1"><text:span text:style-name="Source_20_Text"><text:span text:style-name="T3">enum</text:span></text:span><text:span text:style-name="Source_20_Text"><text:span text:style-name="T1"> </text:span></text:span><text:span text:style-name="Source_20_Text"><text:span text:style-name="T2">KHMouseInput</text:span></text:span><text:span text:style-name="Source_20_Text"><text:span text:style-name="T1"> {</text:span></text:span></text:p>
      <text:p text:style-name="P1"><text:soft-page-break/><text:span text:style-name="Source_20_Text"><text:span text:style-name="T1"><text:s text:c="4"/></text:span></text:span><text:span text:style-name="Source_20_Text"><text:span text:style-name="T2">Left</text:span></text:span><text:span text:style-name="Source_20_Text"><text:span text:style-name="T1">,</text:span></text:span></text:p>
      <text:p text:style-name="P1"><text:span text:style-name="Source_20_Text"><text:span text:style-name="T1"><text:s text:c="4"/></text:span></text:span><text:span text:style-name="Source_20_Text"><text:span text:style-name="T2">Right</text:span></text:span><text:span text:style-name="Source_20_Text"><text:span text:style-name="T1">,</text:span></text:span></text:p>
      <text:p text:style-name="P1"><text:span text:style-name="Source_20_Text"><text:span text:style-name="T1">}</text:span></text:span></text:p>
      <text:p text:style-name="P1"/>
      <text:p text:style-name="P1"><text:span text:style-name="Source_20_Text"><text:span text:style-name="T3">enum</text:span></text:span><text:span text:style-name="Source_20_Text"><text:span text:style-name="T1"> </text:span></text:span><text:span text:style-name="Source_20_Text"><text:span text:style-name="T2">KHMouseAxis</text:span></text:span><text:span text:style-name="Source_20_Text"><text:span text:style-name="T1"> {</text:span></text:span></text:p>
      <text:p text:style-name="P1"><text:span text:style-name="Source_20_Text"><text:span text:style-name="T1"><text:s text:c="4"/></text:span></text:span><text:span text:style-name="Source_20_Text"><text:span text:style-name="T2">X</text:span></text:span><text:span text:style-name="Source_20_Text"><text:span text:style-name="T1">,</text:span></text:span></text:p>
      <text:p text:style-name="P1"><text:span text:style-name="Source_20_Text"><text:span text:style-name="T1"><text:s text:c="4"/></text:span></text:span><text:span text:style-name="Source_20_Text"><text:span text:style-name="T2">Y</text:span></text:span><text:span text:style-name="Source_20_Text"><text:span text:style-name="T1">,</text:span></text:span></text:p>
      <text:p text:style-name="P1"><text:span text:style-name="Source_20_Text"><text:span text:style-name="T1"><text:s text:c="4"/></text:span></text:span><text:span text:style-name="Source_20_Text"><text:span text:style-name="T2">Scroll</text:span></text:span><text:span text:style-name="Source_20_Text"><text:span text:style-name="T1">,</text:span></text:span></text:p>
      <text:p text:style-name="P1"><text:span text:style-name="Source_20_Text"><text:span text:style-name="T1">}</text:span></text:span></text:p>
      <text:p text:style-name="P1"/>
      <text:p text:style-name="P1"><text:span text:style-name="Source_20_Text"><text:span text:style-name="T3">class</text:span></text:span><text:span text:style-name="Source_20_Text"><text:span text:style-name="T1"> </text:span></text:span><text:span text:style-name="Source_20_Text"><text:span text:style-name="T2">KHInputProviderMouse</text:span></text:span><text:span text:style-name="Source_20_Text"><text:span text:style-name="T1"> {</text:span></text:span></text:p>
      <text:p text:style-name="P1"><text:span text:style-name="Source_20_Text"><text:span text:style-name="T1"><text:s text:c="4"/></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2">input</text:span></text:span><text:span text:style-name="Source_20_Text"><text:span text:style-name="T1">: </text:span></text:span><text:span text:style-name="Source_20_Text"><text:span text:style-name="T3">Map</text:span></text:span><text:span text:style-name="Source_20_Text"><text:span text:style-name="T1">&lt;</text:span></text:span><text:span text:style-name="Source_20_Text"><text:span text:style-name="T4">MouseInput</text:span></text:span><text:span text:style-name="Source_20_Text"><text:span text:style-name="T8">,</text:span></text:span><text:span text:style-name="Source_20_Text"><text:span text:style-name="T1"> </text:span></text:span><text:span text:style-name="Source_20_Text"><text:span text:style-name="T2">KHInputKey</text:span></text:span><text:span text:style-name="Source_20_Text"><text:span text:style-name="T1">&gt;;</text:span></text:span></text:p>
      <text:p text:style-name="P1"><text:span text:style-name="Source_20_Text"><text:span text:style-name="T1"><text:s text:c="4"/></text:span></text:span><text:span text:style-name="Source_20_Text"><text:span text:style-name="T2">axis</text:span></text:span><text:span text:style-name="Source_20_Text"><text:span text:style-name="T1">: </text:span></text:span><text:span text:style-name="Source_20_Text"><text:span text:style-name="T3">Map</text:span></text:span><text:span text:style-name="Source_20_Text"><text:span text:style-name="T1">&lt;</text:span></text:span><text:span text:style-name="Source_20_Text"><text:span text:style-name="T4">MouseAxis</text:span></text:span><text:span text:style-name="Source_20_Text"><text:span text:style-name="T8">,</text:span></text:span><text:span text:style-name="Source_20_Text"><text:span text:style-name="T1"> </text:span></text:span><text:span text:style-name="Source_20_Text"><text:span text:style-name="T2">KHInputAxis</text:span></text:span><text:span text:style-name="Source_20_Text"><text:span text:style-name="T1">&gt;;</text:span></text:span></text:p>
      <text:p text:style-name="P1"><text:span text:style-name="Source_20_Text"><text:span text:style-name="T1"><text:s text:c="4"/></text:span></text:span><text:span text:style-name="Source_20_Text"><text:span text:style-name="T5">/** </text:span></text:span></text:p>
      <text:p text:style-name="P1"><text:span text:style-name="Source_20_Text"><text:span text:style-name="T5"><text:s text:c="5"/>* Used to store intermediary state for updating scroll wheel. Used</text:span></text:span></text:p>
      <text:p text:style-name="P1"><text:span text:style-name="Source_20_Text"><text:span text:style-name="T5"><text:s text:c="5"/>* because we don't get a callback for no scroll occurring, so we have to </text:span></text:span></text:p>
      <text:p text:style-name="P1"><text:span text:style-name="Source_20_Text"><text:span text:style-name="T5"><text:s text:c="5"/>* clear the value at the end of the frame.</text:span></text:span></text:p>
      <text:p text:style-name="P1"><text:span text:style-name="Source_20_Text"><text:span text:style-name="T5"><text:s text:c="5"/>*/</text:span></text:span></text:p>
      <text:p text:style-name="P1"><text:span text:style-name="Source_20_Text"><text:span text:style-name="T1"><text:s text:c="4"/></text:span></text:span><text:span text:style-name="Source_20_Text"><text:span text:style-name="T2">wheelCallbackState</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3">Phaser.Scene</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cen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Map</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MouseInput</text:span></text:span><text:span text:style-name="Source_20_Text"><text:span text:style-name="T1">.</text:span></text:span><text:span text:style-name="Source_20_Text"><text:span text:style-name="T2">Left</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MouseInput</text:span></text:span><text:span text:style-name="Source_20_Text"><text:span text:style-name="T1">.</text:span></text:span><text:span text:style-name="Source_20_Text"><text:span text:style-name="T2">Right</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Key</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Map</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MouseAxis</text:span></text:span><text:span text:style-name="Source_20_Text"><text:span text:style-name="T1">.</text:span></text:span><text:span text:style-name="Source_20_Text"><text:span text:style-name="T2">X</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MouseAxis</text:span></text:span><text:span text:style-name="Source_20_Text"><text:span text:style-name="T1">.</text:span></text:span><text:span text:style-name="Source_20_Text"><text:span text:style-name="T2">Y</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set</text:span></text:span><text:span text:style-name="Source_20_Text"><text:span text:style-name="T1">(</text:span></text:span><text:span text:style-name="Source_20_Text"><text:span text:style-name="T2">MouseAxis</text:span></text:span><text:span text:style-name="Source_20_Text"><text:span text:style-name="T1">.</text:span></text:span><text:span text:style-name="Source_20_Text"><text:span text:style-name="T2">Scroll</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on</text:span></text:span><text:span text:style-name="Source_20_Text"><text:span text:style-name="T1">(</text:span></text:span><text:span text:style-name="Source_20_Text"><text:span text:style-name="T7">'wheel'</text:span></text:span><text:span text:style-name="Source_20_Text"><text:span text:style-name="T1">,</text:span></text:span></text:p>
      <text:p text:style-name="P1"><text:span text:style-name="Source_20_Text"><text:span text:style-name="T1"><text:s text:c="16"/>(</text:span></text:span><text:span text:style-name="Source_20_Text"><text:span text:style-name="T2">pointer</text:span></text:span><text:span text:style-name="Source_20_Text"><text:span text:style-name="T1">, </text:span></text:span><text:span text:style-name="Source_20_Text"><text:span text:style-name="T2">currentlyOver</text:span></text:span><text:span text:style-name="Source_20_Text"><text:span text:style-name="T1">, </text:span></text:span><text:span text:style-name="Source_20_Text"><text:span text:style-name="T2">dx</text:span></text:span><text:span text:style-name="Source_20_Text"><text:span text:style-name="T1">, </text:span></text:span><text:span text:style-name="Source_20_Text"><text:span text:style-name="T2">dy</text:span></text:span><text:span text:style-name="Source_20_Text"><text:span text:style-name="T1">, </text:span></text:span><text:span text:style-name="Source_20_Text"><text:span text:style-name="T2">dz</text:span></text:span><text:span text:style-name="Source_20_Text"><text:span text:style-name="T1">, </text:span></text:span><text:span text:style-name="Source_20_Text"><text:span text:style-name="T2">event</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wheelCallbackStat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ointer</text:span></text:span><text:span text:style-name="Source_20_Text"><text:span text:style-name="T1">.</text:span></text:span><text:span text:style-name="Source_20_Text"><text:span text:style-name="T2">deltaY</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point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activePointer</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Input</text:span></text:span><text:span text:style-name="Source_20_Text"><text:span text:style-name="T1">(</text:span></text:span><text:span text:style-name="Source_20_Text"><text:span text:style-name="T2">MouseInput</text:span></text:span><text:span text:style-name="Source_20_Text"><text:span text:style-name="T1">.</text:span></text:span><text:span text:style-name="Source_20_Text"><text:span text:style-name="T2">Left</text:span></text:span><text:span text:style-name="Source_20_Text"><text:span text:style-name="T1">, </text:span></text:span><text:span text:style-name="Source_20_Text"><text:span text:style-name="T2">pointer</text:span></text:span><text:span text:style-name="Source_20_Text"><text:span text:style-name="T1">.</text:span></text:span><text:span text:style-name="Source_20_Text"><text:span text:style-name="T2">leftButtonDown</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Input</text:span></text:span><text:span text:style-name="Source_20_Text"><text:span text:style-name="T1">(</text:span></text:span><text:span text:style-name="Source_20_Text"><text:span text:style-name="T2">MouseInput</text:span></text:span><text:span text:style-name="Source_20_Text"><text:span text:style-name="T1">.</text:span></text:span><text:span text:style-name="Source_20_Text"><text:span text:style-name="T2">Right</text:span></text:span><text:span text:style-name="Source_20_Text"><text:span text:style-name="T1">, </text:span></text:span><text:span text:style-name="Source_20_Text"><text:span text:style-name="T2">pointer</text:span></text:span><text:span text:style-name="Source_20_Text"><text:span text:style-name="T1">.</text:span></text:span><text:span text:style-name="Source_20_Text"><text:span text:style-name="T2">rightButtonDown</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Axis</text:span></text:span><text:span text:style-name="Source_20_Text"><text:span text:style-name="T1">(</text:span></text:span><text:span text:style-name="Source_20_Text"><text:span text:style-name="T2">KHMouseAxis</text:span></text:span><text:span text:style-name="Source_20_Text"><text:span text:style-name="T1">.</text:span></text:span><text:span text:style-name="Source_20_Text"><text:span text:style-name="T2">X</text:span></text:span><text:span text:style-name="Source_20_Text"><text:span text:style-name="T1">, </text:span></text:span><text:span text:style-name="Source_20_Text"><text:span text:style-name="T2">pointer</text:span></text:span><text:span text:style-name="Source_20_Text"><text:span text:style-name="T1">.</text:span></text:span><text:span text:style-name="Source_20_Text"><text:span text:style-name="T2">x</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Axis</text:span></text:span><text:span text:style-name="Source_20_Text"><text:span text:style-name="T1">(</text:span></text:span><text:span text:style-name="Source_20_Text"><text:span text:style-name="T2">KHMouseAxis</text:span></text:span><text:span text:style-name="Source_20_Text"><text:span text:style-name="T1">.</text:span></text:span><text:span text:style-name="Source_20_Text"><text:span text:style-name="T2">Y</text:span></text:span><text:span text:style-name="Source_20_Text"><text:span text:style-name="T1">, </text:span></text:span><text:span text:style-name="Source_20_Text"><text:span text:style-name="T2">pointer</text:span></text:span><text:span text:style-name="Source_20_Text"><text:span text:style-name="T1">.</text:span></text:span><text:span text:style-name="Source_20_Text"><text:span text:style-name="T2">y</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5">// Ostensibly we could set scroll value from pointer.deltaY here, but</text:span></text:span></text:p>
      <text:p text:style-name="P1"><text:span text:style-name="Source_20_Text"><text:span text:style-name="T1"><text:s text:c="8"/></text:span></text:span><text:span text:style-name="Source_20_Text"><text:span text:style-name="T5">// that has a strange habit of not getting cleared across frames. By</text:span></text:span></text:p>
      <text:p text:style-name="P1"><text:span text:style-name="Source_20_Text"><text:span text:style-name="T1"><text:s text:c="8"/></text:span></text:span><text:span text:style-name="Source_20_Text"><text:span text:style-name="T5">// using the callback value and clearing it after reading it, we</text:span></text:span></text:p>
      <text:p text:style-name="P1"><text:span text:style-name="Source_20_Text"><text:span text:style-name="T1"><text:s text:c="8"/></text:span></text:span><text:span text:style-name="Source_20_Text"><text:span text:style-name="T5">// can ensure it is cleared ourselves.</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_updateAxis</text:span></text:span><text:span text:style-name="Source_20_Text"><text:span text:style-name="T1">(</text:span></text:span><text:span text:style-name="Source_20_Text"><text:span text:style-name="T2">KHMouseAxis</text:span></text:span><text:span text:style-name="Source_20_Text"><text:span text:style-name="T1">.</text:span></text:span><text:span text:style-name="Source_20_Text"><text:span text:style-name="T2">Scroll</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wheelCallbackStat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wheelCallbackStat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MouseInpu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boolean</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Ax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3">MouseAxis</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4"/>}</text:span></text:span></text:p>
      <text:p text:style-name="P1"><text:soft-page-break/></text:p>
      <text:p text:style-name="P1"><text:span text:style-name="Source_20_Text"><text:span text:style-name="T1"><text:s text:c="4"/></text:span></text:span><text:span text:style-name="Source_20_Text"><text:span text:style-name="T2">get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MouseInput</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getAx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3">MouseAxis</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2">KHInputAxis</text:span></text:span><text:span text:style-name="Source_20_Text"><text:span text:style-name="T1"> {</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axis</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All in all, quite similar to how we did it for the controller. The sore thumb of the whole deal is the scroll wheel, whose deltaY value does not get cleared between frames. By listening on the callback,<text:bookmark text:name="fnref:93"/><text:a xlink:type="simple" xlink:href="https://blog.khutchins.com/posts/phaser-3-inputs-5/#fn:9" text:style-name="Internet_20_link" text:visited-style-name="Visited_20_Internet_20_Link">9</text:a> we can get the desired behavior.</text:p>
      <text:p text:style-name="Text_20_body">For references, scrolling down gives a positive axis value, and scrolling up gives a negative axis value. Be on the lookout, as this might be platform dependent.</text:p>
      <text:h text:style-name="Heading_20_1" text:outline-level="1"><text:bookmark text:name="fighting-the-mouse"/>Fighting the Mouse</text:h>
      <text:p text:style-name="Text_20_body">A funny thing about browsers: they’re primarily designed to be used with mice. If you want to use right click, you should disable it in the config:</text:p>
      <text:p text:style-name="P1"><text:span text:style-name="Source_20_Text"><text:span text:style-name="T3">const</text:span></text:span><text:span text:style-name="Source_20_Text"><text:span text:style-name="T1"> </text:span></text:span><text:span text:style-name="Source_20_Text"><text:span text:style-name="T2">config</text:span></text:span><text:span text:style-name="Source_20_Text"><text:span text:style-name="T1"> </text:span></text:span><text:span text:style-name="Source_20_Text"><text:span text:style-name="T4">=</text:span></text:span><text:span text:style-name="Source_20_Text"><text:span text:style-name="T1"> {</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2">disableContextMenu</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pan></text:span></text:p>
      <text:p text:style-name="P1"/>
      <text:p text:style-name="P2"><text:span text:style-name="Source_20_Text"><text:span text:style-name="T3">export</text:span></text:span><text:span text:style-name="Source_20_Text"><text:span text:style-name="T1"> </text:span></text:span><text:span text:style-name="Source_20_Text"><text:span text:style-name="T3">const</text:span></text:span><text:span text:style-name="Source_20_Text"><text:span text:style-name="T1"> </text:span></text:span><text:span text:style-name="Source_20_Text"><text:span text:style-name="T2">gam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Game</text:span></text:span><text:span text:style-name="Source_20_Text"><text:span text:style-name="T1">(</text:span></text:span><text:span text:style-name="Source_20_Text"><text:span text:style-name="T2">config</text:span></text:span><text:span text:style-name="Source_20_Text"><text:span text:style-name="T1">);</text:span></text:span></text:p>
      <text:p text:style-name="Text_20_body">Once you set that option, Phaser will conveniently disable right clicks while the cursor is over the game window.</text:p>
      <text:p text:style-name="Text_20_body">A similar issue occurs with the scroll wheel—it isn’t a good experience for the user to try to use the scroll wheel in your game and have it scroll the page as well. It’s an even <text:span text:style-name="Emphasis">worse</text:span> experience if you disable scrolling on the whole page (unless there’s no other content).</text:p>
      <text:p text:style-name="Text_20_body">Last time I checked, Phaser didn’t support similar behavior for disabling the scroll wheel inputs, but I had reasonable luck with the two bits of code:</text:p>
      <text:p text:style-name="P1"><text:span text:style-name="Source_20_Text"><text:span text:style-name="T5">// We want to block scrolling if mouse is over game area.</text:span></text:span></text:p>
      <text:p text:style-name="P1"><text:span text:style-name="Source_20_Text"><text:span text:style-name="T3">let</text:span></text:span><text:span text:style-name="Source_20_Text"><text:span text:style-name="T1"> </text:span></text:span><text:span text:style-name="Source_20_Text"><text:span text:style-name="T2">phaser_game_block_scroll</text:span></text:span><text:span text:style-name="Source_20_Text"><text:span text:style-name="T1">: </text:span></text:span><text:span text:style-name="Source_20_Text"><text:span text:style-name="T3">boolean</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window.</text:span></text:span><text:span text:style-name="Source_20_Text"><text:span text:style-name="T2">addEventListener</text:span></text:span><text:span text:style-name="Source_20_Text"><text:span text:style-name="T1">(</text:span></text:span><text:span text:style-name="Source_20_Text"><text:span text:style-name="T7">"wheel"</text:span></text:span><text:span text:style-name="Source_20_Text"><text:span text:style-name="T1">, </text:span></text:span><text:span text:style-name="Source_20_Text"><text:span text:style-name="T3">function</text:span></text:span><text:span text:style-name="Source_20_Text"><text:span text:style-name="T1">(</text:span></text:span><text:span text:style-name="Source_20_Text"><text:span text:style-name="T2">e</text:span></text:span><text:span text:style-name="Source_20_Text"><text:span text:style-name="T1">){ </text:span></text:span></text:p>
      <text:p text:style-name="P1"><text:span text:style-name="Source_20_Text"><text:span text:style-name="T1"><text:s text:c="4"/></text:span></text:span><text:span text:style-name="Source_20_Text"><text:span text:style-name="T3">if</text:span></text:span><text:span text:style-name="Source_20_Text"><text:span text:style-name="T1"> (</text:span></text:span><text:span text:style-name="Source_20_Text"><text:span text:style-name="T2">phaser_game_block_scroll</text:span></text:span><text:span text:style-name="Source_20_Text"><text:span text:style-name="T1">) </text:span></text:span><text:span text:style-name="Source_20_Text"><text:span text:style-name="T2">e</text:span></text:span><text:span text:style-name="Source_20_Text"><text:span text:style-name="T1">.</text:span></text:span><text:span text:style-name="Source_20_Text"><text:span text:style-name="T2">preventDefault</text:span></text:span><text:span text:style-name="Source_20_Text"><text:span text:style-name="T1">(); </text:span></text:span></text:p>
      <text:p text:style-name="P1"><text:span text:style-name="Source_20_Text"><text:span text:style-name="T1">}, {</text:span></text:span><text:span text:style-name="Source_20_Text"><text:span text:style-name="T2">passive</text:span></text:span><text:span text:style-name="Source_20_Text"><text:span text:style-name="T1">: </text:span></text:span><text:span text:style-name="Source_20_Text"><text:span text:style-name="T3">false</text:span></text:span><text:span text:style-name="Source_20_Text"><text:span text:style-name="T1">} );</text:span></text:span></text:p>
      <text:p text:style-name="P1"/>
      <text:p text:style-name="P1"><text:span text:style-name="Source_20_Text"><text:span text:style-name="T1">...</text:span></text:span></text:p>
      <text:p text:style-name="P1"/>
      <text:p text:style-name="P1"><text:span text:style-name="Source_20_Text"><text:span text:style-name="T2">create() {</text:span></text:span></text:p>
      <text:p text:style-name="P1"><text:span text:style-name="Source_20_Text"><text:span text:style-name="T1"><text:s text:c="4"/></text:span></text:span><text:span text:style-name="Source_20_Text"><text:span text:style-name="T5">// This will block scrolling in this scene if mouse is over the game area.</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on</text:span></text:span><text:span text:style-name="Source_20_Text"><text:span text:style-name="T1">(</text:span></text:span><text:span text:style-name="Source_20_Text"><text:span text:style-name="T7">'gameout'</text:span></text:span><text:span text:style-name="Source_20_Text"><text:span text:style-name="T1">, </text:span></text:span><text:span text:style-name="Source_20_Text"><text:span text:style-name="T3">function</text:span></text:span><text:span text:style-name="Source_20_Text"><text:span text:style-name="T1"> () {</text:span></text:span></text:p>
      <text:p text:style-name="P1"><text:span text:style-name="Source_20_Text"><text:span text:style-name="T1"><text:s text:c="8"/></text:span></text:span><text:span text:style-name="Source_20_Text"><text:span text:style-name="T2">phaser_game_block_scroll</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false</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on</text:span></text:span><text:span text:style-name="Source_20_Text"><text:span text:style-name="T1">(</text:span></text:span><text:span text:style-name="Source_20_Text"><text:span text:style-name="T7">'gameover'</text:span></text:span><text:span text:style-name="Source_20_Text"><text:span text:style-name="T1">, </text:span></text:span><text:span text:style-name="Source_20_Text"><text:span text:style-name="T3">function</text:span></text:span><text:span text:style-name="Source_20_Text"><text:span text:style-name="T1"> () {</text:span></text:span></text:p>
      <text:p text:style-name="P1"><text:span text:style-name="Source_20_Text"><text:span text:style-name="T1"><text:s text:c="8"/></text:span></text:span><text:span text:style-name="Source_20_Text"><text:span text:style-name="T2">phaser_game_block_scroll</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rue</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text:soft-page-break/>These two bits of code should conditionally disable the scroll wheel events getting sent to the page when the mouse is over the game view. It doesn’t handle cases where the game starts up with the mouse on it, but that should be doable too.</text:p>
      <text:h text:style-name="Heading_20_1" text:outline-level="1"><text:bookmark text:name="a-different-type-of-axis"/>A Different Type of Axis</text:h>
      <text:p text:style-name="Text_20_body">Remember when I talked at length about how bad leaky abstractions are? Well, our mouse input provider class is full of them. Our mouse X and Y axes return the mouse cursor’s absolute coordinates,<text:bookmark text:name="fnref:103"/><text:a xlink:type="simple" xlink:href="https://blog.khutchins.com/posts/phaser-3-inputs-5/#fn:10" text:style-name="Internet_20_link" text:visited-style-name="Visited_20_Internet_20_Link">10</text:a> and the scroll wheel returns a value of 100, 0, or -100 from my experiments using Chrome on Windows with my mouse. This is a far cry from the [-1, 1] and [0, 1] axis ranges of the controller.</text:p>
      <text:p text:style-name="Text_20_body">When using an axis, you must be aware of its range. The difference in input range is a hassle for unifying input, but it’s also a gift.<text:bookmark text:name="fnref:113"/><text:a xlink:type="simple" xlink:href="https://blog.khutchins.com/posts/phaser-3-inputs-5/#fn:11" text:style-name="Internet_20_link" text:visited-style-name="Visited_20_Internet_20_Link">11</text:a> The mouse can give you inputs that no other input type can. It can let you select a menu option at whim. It can set your character’s destination to another point on a map without holding a key!</text:p>
      <text:p text:style-name="Text_20_body">If you’re going to support the mouse, don’t try to shove it into the box of a controller’s input, or a keyboard’s input. Let it do its own thing, or you might be better off not allowing mouse input at all.</text:p>
      <text:h text:style-name="Heading_20_2" text:outline-level="2"><text:bookmark text:name="never-zero"/>Never Zero</text:h>
      <text:p text:style-name="Text_20_body">Controller axes will rarely hit zero because of joystick drift. That’s easily accountable by adding a dead zone to inputs from the controller.<text:bookmark text:name="fnref:122"/><text:a xlink:type="simple" xlink:href="https://blog.khutchins.com/posts/phaser-3-inputs-5/#fn:12" text:style-name="Internet_20_link" text:visited-style-name="Visited_20_Internet_20_Link">12</text:a> Mouse inputs get a little more weird. It will only be zero if you’re in the top left of the screen, and even then, it’s not a guarantee.</text:p>
      <text:p text:style-name="Text_20_body">When dealing with mouse position, you can’t treat a non-zero value as a sign of active user input. In this case, it’s helpful to check the <text:span text:style-name="Source_20_Text">KHInputAxis</text:span>’s <text:span text:style-name="Source_20_Text">changed()</text:span> value.</text:p>
      <text:h text:style-name="Heading_20_1" text:outline-level="1"><text:bookmark text:name="ineffable-inputs"/>Ineffable Inputs</text:h>
      <text:p text:style-name="Text_20_body">Our mouse input system has limitations. The most salient of these is that Phaser gives you callbacks when the pointer is over, out, down, and up on an interactable object. I most commonly use this in menus, but whole games can be built around these Phaser inputs. There’s probably a way to bang these into our input system, but I prefer to handle these separately. In my mind, the cost in complexity to figuring out how to do it properly and the ease of use of Phaser’s current system make it pointless to try to work around it.</text:p>
      <text:p text:style-name="Text_20_body">If something doesn’t work with the input system, let it not work with the input system. Nothing needs to be everything.</text:p>
      <text:h text:style-name="Heading_20_1" text:outline-level="1"><text:bookmark text:name="having-the-touch"/>Having the Touch</text:h>
      <text:p text:style-name="Text_20_body">The good news is: Phaser’s pointer system covers both mouse input and touch input. If you just use the left mouse button input, you should get it for free. Multi-touch isn’t covered, but it should be possible by spinning up a new <text:span text:style-name="Source_20_Text">KHInputProviderMouse</text:span> for each pointer,<text:bookmark text:name="fnref:132"/><text:a xlink:type="simple" xlink:href="https://blog.khutchins.com/posts/phaser-3-inputs-5/#fn:13" text:style-name="Internet_20_link" text:visited-style-name="Visited_20_Internet_20_Link">13</text:a> similar to how you <text:soft-page-break/>can support multiple controllers. With enough effort, you could probably bang dragging and pinching into the system.</text:p>
      <text:h text:style-name="Heading_20_1" text:outline-level="1"><text:bookmark text:name="a-practical-example"/>A Practical Example</text:h>
      <text:p text:style-name="Text_20_body">As you’re working on your game, you might find out that having the absolute mouse X and Y coordinates isn’t really all that useful, especially since we’ve yielded the object interaction to Phaser proper. Here’s an example of how I used it in Four Block Drop to determine what column the mouse was over. To understand how the mouse acts in-game, it probably is best that you <text:a xlink:type="simple" xlink:href="https://khutchins.itch.io/four-block-drop" office:target-frame-name="_blank" xlink:show="new" text:style-name="Internet_20_link" text:visited-style-name="Visited_20_Internet_20_Link">give it a shot first</text:a>.</text:p>
      <text:p text:style-name="Text_20_body">First, we need <text:span text:style-name="Source_20_Text">KHInputAxisProcessed</text:span>, an axis that invokes a callback to set the value.</text:p>
      <text:p text:style-name="P1"><text:span text:style-name="Source_20_Text"><text:span text:style-name="T5">/**</text:span></text:span></text:p>
      <text:p text:style-name="P1"><text:span text:style-name="Source_20_Text"><text:span text:style-name="T5"><text:s/>* An axis that is run through a lambda before being updated.</text:span></text:span></text:p>
      <text:p text:style-name="P1"><text:span text:style-name="Source_20_Text"><text:span text:style-name="T5"><text:s/>*/</text:span></text:span></text:p>
      <text:p text:style-name="P1"><text:span text:style-name="Source_20_Text"><text:span text:style-name="T3">class</text:span></text:span><text:span text:style-name="Source_20_Text"><text:span text:style-name="T1"> </text:span></text:span><text:span text:style-name="Source_20_Text"><text:span text:style-name="T2">KHInputAxisProcessed</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callback</text:span></text:span><text:span text:style-name="Source_20_Text"><text:span text:style-name="T4">:</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12"/></text:span></text:span><text:span text:style-name="Source_20_Text"><text:span text:style-name="T2">callback</text:span></text:span><text:span text:style-name="Source_20_Text"><text:span text:style-name="T4">:</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ourc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allback</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allback</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callback</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I could have also created a specialty class for doing the modification code, but since it I’m not going to reuse it, I didn’t bother.</text:p>
      <text:p text:style-name="P1"><text:span text:style-name="Source_20_Text"><text:span text:style-name="T3">const</text:span></text:span><text:span text:style-name="Source_20_Text"><text:span text:style-name="T1"> </text:span></text:span><text:span text:style-name="Source_20_Text"><text:span text:style-name="T2">columnWidth</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3">const</text:span></text:span><text:span text:style-name="Source_20_Text"><text:span text:style-name="T1"> </text:span></text:span><text:span text:style-name="Source_20_Text"><text:span text:style-name="T2">playFieldX</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3">new</text:span></text:span><text:span text:style-name="Source_20_Text"><text:span text:style-name="T1"> </text:span></text:span><text:span text:style-name="Source_20_Text"><text:span text:style-name="T2">KHInputAxisProcessed</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8"/></text:span></text:span><text:span text:style-name="Source_20_Text"><text:span text:style-name="T2">mouseProvid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MouseAxis</text:span></text:span><text:span text:style-name="Source_20_Text"><text:span text:style-name="T1">.</text:span></text:span><text:span text:style-name="Source_20_Text"><text:span text:style-name="T2">X</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4"/></text:span></text:span><text:span text:style-name="Source_20_Text"><text:span text:style-name="T3">let</text:span></text:span><text:span text:style-name="Source_20_Text"><text:span text:style-name="T1"> </text:span></text:span><text:span text:style-name="Source_20_Text"><text:span text:style-name="T2">idx</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floor</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layFieldX</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olumnWidth</text:span></text:span><text:span text:style-name="Source_20_Text"><text:span text:style-name="T1">);</text:span></text:span></text:p>
      <text:p text:style-name="P1"><text:span text:style-name="Source_20_Text"><text:span text:style-name="T1"><text:s text:c="4"/></text:span></text:span><text:span text:style-name="Source_20_Text"><text:span text:style-name="T3">return</text:span></text:span><text:span text:style-name="Source_20_Text"><text:span text:style-name="T1"> </text:span></text:span><text:span text:style-name="Source_20_Text"><text:span text:style-name="T2">idx</text:span></text:span><text:span text:style-name="Source_20_Text"><text:span text:style-name="T1">;</text:span></text:span></text:p>
      <text:p text:style-name="P2"><text:span text:style-name="Source_20_Text"><text:span text:style-name="T1">}));</text:span></text:span></text:p>
      <text:p text:style-name="Text_20_body">By doing that conversion, I turned an arbitrary value—the mouse x position—into a position my game logic could act on, the column to try to move to.</text:p>
      <text:p text:style-name="Text_20_body">This is all great, except it should really only do that movement if you’re using the mouse. Otherwise, you’ll be fighting your mouse cursor while you’re using the controller. And the mouse will win.<text:bookmark text:name="fnref:142"/><text:a xlink:type="simple" xlink:href="https://blog.khutchins.com/posts/phaser-3-inputs-5/#fn:14" text:style-name="Internet_20_link" text:visited-style-name="Visited_20_Internet_20_Link">14</text:a></text:p>
      <text:p text:style-name="Text_20_body">My first instinct was only to use the mouse input if it changed, which on first thought didn’t sound like a terrible idea. The problem is that it feels bad, since some events make it so you can move further to the left or right without any mouse input. To get it to move over in these cases, you’d have to jiggle your mouse, which feels unnatural.</text:p>
      <text:p text:style-name="Text_20_body"><text:soft-page-break/>The solution I came to was to inspect the last used input provider (updated when a button was pressed or an axis value changed), and only using the mouse input when the last input provider was the mouse.<text:bookmark text:name="fnref:151"/><text:a xlink:type="simple" xlink:href="https://blog.khutchins.com/posts/phaser-3-inputs-5/#fn:15" text:style-name="Internet_20_link" text:visited-style-name="Visited_20_Internet_20_Link">15</text:a></text:p>
      <text:p text:style-name="Text_20_body">Another alternative is to only act on the mouse position when the left mouse button is pressed, like in old hack ‘n’ slash games like Diablo. It wouldn’t work in Four Block Drop, but did in The Appeasement of Cyclus, another one of my games.</text:p>
      <text:p text:style-name="Text_20_body">It’s not a particularly difficult problem to overcome, but it is something to think about when setting up your inputs. After all, the only thing that really matters about your input system is how good it feels to use, not the elegance of the design.</text:p>
      <text:h text:style-name="Heading_20_1" text:outline-level="1"><text:bookmark text:name="scroll-on"/>Scroll On</text:h>
      <text:p text:style-name="Text_20_body">We’ve reached the point where we have a more or less fully featured input system, capable of supporting pretty much every input system supported in the browser. It’s a nice milestone, and with that milestone, we’ve also reached the end of our main posts about creating the input system.</text:p>
      <text:p text:style-name="Text_20_body">After this, it’ll move on to the appendices. <text:a xlink:type="simple" xlink:href="https://blog.khutchins.com/posts/phaser-3-inputs-aa/" text:style-name="Internet_20_link" text:visited-style-name="Visited_20_Internet_20_Link">The first one</text:a> covers a scene that I spin up exclusively for input, and the tradeoffs of using that approach.</text:p>
      <text:p text:style-name="Horizontal_20_Line"/>
      <text:list xml:id="list2853140787" text:style-name="L12">
        <text:list-item>
          <text:p text:style-name="P22"><text:bookmark text:name="fn:16"/>Not <text:span text:style-name="Emphasis">the</text:span> the mouse that the house is of. <text:a xlink:type="simple" xlink:href="https://blog.khutchins.com/posts/phaser-3-inputs-5/#fnref:1" text:style-name="Internet_20_link" text:visited-style-name="Visited_20_Internet_20_Link">↩︎</text:a></text:p>
        </text:list-item>
        <text:list-item>
          <text:p text:style-name="P22"><text:bookmark text:name="fn:24"/>Moving on from Four Block Drop was actually a result of trying to make my own interpreted language that could set the game rules. As often happens with a project of that scope, I lost interest fairly quickly. There is a <text:span text:style-name="Emphasis">bit</text:span> of scripting in the engine currently, determining if the player has met the win condition. <text:a xlink:type="simple" xlink:href="https://blog.khutchins.com/posts/phaser-3-inputs-5/#fnref:2" text:style-name="Internet_20_link" text:visited-style-name="Visited_20_Internet_20_Link">↩︎</text:a></text:p>
        </text:list-item>
        <text:list-item>
          <text:p text:style-name="P22"><text:bookmark text:name="fn:34"/>This part is also a lie. I came back to add controller vibrations. That will probably be covered in an appendix. <text:a xlink:type="simple" xlink:href="https://blog.khutchins.com/posts/phaser-3-inputs-5/#fnref:3" text:style-name="Internet_20_link" text:visited-style-name="Visited_20_Internet_20_Link">↩︎</text:a></text:p>
        </text:list-item>
        <text:list-item>
          <text:p text:style-name="P22"><text:bookmark text:name="fn:44"/>The answer: yes. This is an example of the paradigm-shattering insights you come here for. <text:a xlink:type="simple" xlink:href="https://blog.khutchins.com/posts/phaser-3-inputs-5/#fnref:4" text:style-name="Internet_20_link" text:visited-style-name="Visited_20_Internet_20_Link">↩︎</text:a></text:p>
        </text:list-item>
        <text:list-item>
          <text:p text:style-name="P22"><text:bookmark text:name="fn:54"/>Well, that, and coming up with the input provider model. Oh, and adding support for axes. I guess derived inputs came from that as well. This will be simpler, despite the concept being more complex. <text:a xlink:type="simple" xlink:href="https://blog.khutchins.com/posts/phaser-3-inputs-5/#fnref:5" text:style-name="Internet_20_link" text:visited-style-name="Visited_20_Internet_20_Link">↩︎</text:a></text:p>
        </text:list-item>
        <text:list-item>
          <text:p text:style-name="P22"><text:bookmark text:name="fn:64"/>Drum roll, please. <text:a xlink:type="simple" xlink:href="https://blog.khutchins.com/posts/phaser-3-inputs-5/#fnref:6" text:style-name="Internet_20_link" text:visited-style-name="Visited_20_Internet_20_Link">↩︎</text:a></text:p>
        </text:list-item>
        <text:list-item>
          <text:p text:style-name="P22"><text:bookmark text:name="fn:74"/>Or at least, they <text:span text:style-name="Emphasis">should</text:span> be able to. We’ll get to that later. <text:a xlink:type="simple" xlink:href="https://blog.khutchins.com/posts/phaser-3-inputs-5/#fnref:7" text:style-name="Internet_20_link" text:visited-style-name="Visited_20_Internet_20_Link">↩︎</text:a></text:p>
        </text:list-item>
        <text:list-item>
          <text:p text:style-name="P22"><text:bookmark text:name="fn:83"/>Miraculously, nothing is omitted this time. <text:a xlink:type="simple" xlink:href="https://blog.khutchins.com/posts/phaser-3-inputs-5/#fnref:8" text:style-name="Internet_20_link" text:visited-style-name="Visited_20_Internet_20_Link">↩︎</text:a></text:p>
        </text:list-item>
        <text:list-item>
          <text:p text:style-name="P22"><text:bookmark text:name="fn:93"/>Don’t remind me. <text:a xlink:type="simple" xlink:href="https://blog.khutchins.com/posts/phaser-3-inputs-5/#fnref:9" text:style-name="Internet_20_link" text:visited-style-name="Visited_20_Internet_20_Link">↩︎</text:a></text:p>
        </text:list-item>
        <text:list-item>
          <text:p text:style-name="P22"><text:bookmark text:name="fn:103"/>You could somewhat bang this into a normal thumbstick model by creating a derived deltaX axis, but that’s more suited to a first person game than anything I can think of that you could do in Phaser. <text:a xlink:type="simple" xlink:href="https://blog.khutchins.com/posts/phaser-3-inputs-5/#fnref:10" text:style-name="Internet_20_link" text:visited-style-name="Visited_20_Internet_20_Link">↩︎</text:a></text:p>
        </text:list-item>
        <text:list-item>
          <text:p text:style-name="P22"><text:bookmark text:name="fn:113"/>Admittedly, sometimes this gift just ends up being more convoluted code. <text:a xlink:type="simple" xlink:href="https://blog.khutchins.com/posts/phaser-3-inputs-5/#fnref:11" text:style-name="Internet_20_link" text:visited-style-name="Visited_20_Internet_20_Link">↩︎</text:a></text:p>
        </text:list-item>
        <text:list-item>
          <text:p text:style-name="P22"><text:bookmark text:name="fn:122"/><text:soft-page-break/>Still coming later. <text:a xlink:type="simple" xlink:href="https://blog.khutchins.com/posts/phaser-3-inputs-5/#fnref:12" text:style-name="Internet_20_link" text:visited-style-name="Visited_20_Internet_20_Link">↩︎</text:a></text:p>
        </text:list-item>
        <text:list-item>
          <text:p text:style-name="P22"><text:bookmark text:name="fn:132"/>You’ll need to modify the code to do so, but once again I inflict upon you an exercise left to the reader. <text:a xlink:type="simple" xlink:href="https://blog.khutchins.com/posts/phaser-3-inputs-5/#fnref:13" text:style-name="Internet_20_link" text:visited-style-name="Visited_20_Internet_20_Link">↩︎</text:a></text:p>
        </text:list-item>
        <text:list-item>
          <text:p text:style-name="P22"><text:bookmark text:name="fn:141"/>It is <text:span text:style-name="Emphasis">resolute</text:span>. <text:a xlink:type="simple" xlink:href="https://blog.khutchins.com/posts/phaser-3-inputs-5/#fnref:14" text:style-name="Internet_20_link" text:visited-style-name="Visited_20_Internet_20_Link">↩︎</text:a></text:p>
        </text:list-item>
        <text:list-item>
          <text:p text:style-name="P22"><text:bookmark text:name="fn:151"/>ELTTR, or wait until I get to the appendix on supporting controller vibration. <text:a xlink:type="simple" xlink:href="https://blog.khutchins.com/posts/phaser-3-inputs-5/#fnref:15" text:style-name="Internet_20_link" text:visited-style-name="Visited_20_Internet_20_Link">↩︎</text:a></text:p>
        </text:list-item>
      </text:list>
      <text:h text:style-name="Heading_20_1" text:outline-level="1">Handling Inputs in Phaser 3: Appendix A: Input Scene</text:h>
      <text:p text:style-name="P3">Feb 10,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5/" text:style-name="Internet_20_link" text:visited-style-name="Visited_20_Internet_20_Link">Handling Inputs in Phaser 3: Part 5: Capturing the Mouse</text:a> ← <text:a xlink:type="simple" xlink:href="https://blog.khutchins.com/series/handling-inputs-in-phaser-3/" text:style-name="Internet_20_link" text:visited-style-name="Visited_20_Internet_20_Link">Handling Inputs in Phaser 3</text:a> → <text:a xlink:type="simple" xlink:href="https://blog.khutchins.com/posts/phaser-3-inputs-ab/" text:style-name="Internet_20_link" text:visited-style-name="Visited_20_Internet_20_Link">Handling Inputs in Phaser 3: Appendix B: Dead Zones</text:a> </text:p>
      <text:p text:style-name="Text_20_body"><text:a xlink:type="simple" xlink:href="https://blog.khutchins.com/posts/phaser-3-inputs-5/" text:style-name="Internet_20_link" text:visited-style-name="Visited_20_Internet_20_Link">Last time</text:a>, we explored supporting mouse input and wrapped up the main part of the series.</text:p>
      <text:p text:style-name="Text_20_body">This time, we’re exploring the dark arts: having multiple scenes running at once.<text:bookmark text:name="fnref:17"/><text:a xlink:type="simple" xlink:href="https://blog.khutchins.com/posts/phaser-3-inputs-aa/#fn:1" text:style-name="Internet_20_link" text:visited-style-name="Visited_20_Internet_20_Link">1</text:a></text:p>
      <text:h text:style-name="Heading_20_1" text:outline-level="1"><text:bookmark text:name="making-a-scene"/>Making a Scene</text:h>
      <text:p text:style-name="Text_20_body">This whole series I’ve been lying to you. I’ve led you to believe that I updated the input set in each update loop, dutifully relying on re-registering the input handler’s inputs every time I came back from a pause to avoid Phaser’s key input difficulties.<text:bookmark text:name="fnref:25"/><text:a xlink:type="simple" xlink:href="https://blog.khutchins.com/posts/phaser-3-inputs-aa/#fn:2" text:style-name="Internet_20_link" text:visited-style-name="Visited_20_Internet_20_Link">2</text:a></text:p>
      <text:p text:style-name="Text_20_body">Why did I keep this mysterious tool secret from you? <text:span text:style-name="Emphasis">I don’t know if it actually works better than using the workaround above.</text:span></text:p>
      <text:p text:style-name="Text_20_body">So keep this in mind as something that you <text:span text:style-name="Emphasis">can</text:span> do, but shouldn’t feel obligated to do. Now that I’ve warned you of the futility of introducing the code, let’s get into it.</text:p>
      <text:p text:style-name="P1"><text:span text:style-name="Source_20_Text"><text:span text:style-name="T3">interface</text:span></text:span><text:span text:style-name="Source_20_Text"><text:span text:style-name="T1"> </text:span></text:span><text:span text:style-name="Source_20_Text"><text:span text:style-name="T2">KHIInputRegistrar</text:span></text:span><text:span text:style-name="Source_20_Text"><text:span text:style-name="T1"> {</text:span></text:span></text:p>
      <text:p text:style-name="P1"><text:span text:style-name="Source_20_Text"><text:span text:style-name="T1"><text:s text:c="4"/></text:span></text:span><text:span text:style-name="Source_20_Text"><text:span text:style-name="T2">registerInputSet</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text:span></text:span></text:p>
      <text:p text:style-name="P1"><text:span text:style-name="Source_20_Text"><text:span text:style-name="T1"><text:s text:c="4"/></text:span></text:span><text:span text:style-name="Source_20_Text"><text:span text:style-name="T2">unregisterInputSet</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text:span></text:span></text:p>
      <text:p text:style-name="P1"><text:span text:style-name="Source_20_Text"><text:span text:style-name="T1">}</text:span></text:span></text:p>
      <text:p text:style-name="P1"/>
      <text:p text:style-name="P1"><text:span text:style-name="Source_20_Text"><text:span text:style-name="T3">class</text:span></text:span><text:span text:style-name="Source_20_Text"><text:span text:style-name="T1"> </text:span></text:span><text:span text:style-name="Source_20_Text"><text:span text:style-name="T2">KHInputScene</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Phaser</text:span></text:span><text:span text:style-name="Source_20_Text"><text:span text:style-name="T1">.</text:span></text:span><text:span text:style-name="Source_20_Text"><text:span text:style-name="T2">Scene</text:span></text:span><text:span text:style-name="Source_20_Text"><text:span text:style-name="T1"> </text:span></text:span><text:span text:style-name="Source_20_Text"><text:span text:style-name="T3">implements</text:span></text:span><text:span text:style-name="Source_20_Text"><text:span text:style-name="T1"> </text:span></text:span><text:span text:style-name="Source_20_Text"><text:span text:style-name="T2">KHIInputRegistrar</text:span></text:span><text:span text:style-name="Source_20_Text"><text:span text:style-name="T1"> {</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static</text:span></text:span><text:span text:style-name="Source_20_Text"><text:span text:style-name="T1"> </text:span></text:span><text:span text:style-name="Source_20_Text"><text:span text:style-name="T2">SharedInput</text:span></text:span><text:span text:style-name="Source_20_Text"><text:span text:style-name="T1">: </text:span></text:span><text:span text:style-name="Source_20_Text"><text:span text:style-name="T3">KHInputScene</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2">controllerProviders</text:span></text:span><text:span text:style-name="Source_20_Text"><text:span text:style-name="T1">: </text:span></text:span><text:span text:style-name="Source_20_Text"><text:span text:style-name="T3">KHInputProviderController</text:span></text:span><text:span text:style-name="Source_20_Text"><text:span text:style-name="T1">[];</text:span></text:span></text:p>
      <text:p text:style-name="P1"><text:span text:style-name="Source_20_Text"><text:span text:style-name="T1"><text:s text:c="4"/></text:span></text:span><text:span text:style-name="Source_20_Text"><text:span text:style-name="T2">keyboardProvider</text:span></text:span><text:span text:style-name="Source_20_Text"><text:span text:style-name="T1">: </text:span></text:span><text:span text:style-name="Source_20_Text"><text:span text:style-name="T3">KHInputProviderKeyboard</text:span></text:span><text:span text:style-name="Source_20_Text"><text:span text:style-name="T1">;</text:span></text:span></text:p>
      <text:p text:style-name="P1"><text:span text:style-name="Source_20_Text"><text:span text:style-name="T1"><text:s text:c="4"/></text:span></text:span><text:span text:style-name="Source_20_Text"><text:span text:style-name="T2">mouseProvider</text:span></text:span><text:span text:style-name="Source_20_Text"><text:span text:style-name="T1">: </text:span></text:span><text:span text:style-name="Source_20_Text"><text:span text:style-name="T3">KHInputProviderMouse</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2">registeredDerivedInputs</text:span></text:span><text:span text:style-name="Source_20_Text"><text:span text:style-name="T1">: </text:span></text:span><text:span text:style-name="Source_20_Text"><text:span text:style-name="T3">KHIDerivedInput</text:span></text:span><text:span text:style-name="Source_20_Text"><text:span text:style-name="T1">[];</text:span></text:span></text:p>
      <text:p text:style-name="P1"><text:span text:style-name="Source_20_Text"><text:span text:style-name="T1"><text:s text:c="4"/></text:span></text:span><text:span text:style-name="Source_20_Text"><text:span text:style-name="T2">registeredInputSets</text:span></text:span><text:span text:style-name="Source_20_Text"><text:span text:style-name="T1">: </text:span></text:span><text:span text:style-name="Source_20_Text"><text:span text:style-name="T3">Set</text:span></text:span><text:span text:style-name="Source_20_Text"><text:span text:style-name="T1">&lt;</text:span></text:span><text:span text:style-name="Source_20_Text"><text:span text:style-name="T4">KHInputSet</text:span></text:span><text:span text:style-name="Source_20_Text"><text:span text:style-name="T1">&gt;;</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7">"KHInputScen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Set</text:span></text:span><text:span text:style-name="Source_20_Text"><text:span text:style-name="T1">();</text:span></text:span></text:p>
      <text:p text:style-name="P1"><text:span text:style-name="Source_20_Text"><text:span text:style-name="T1"><text:s text:c="8"/></text:span></text:span><text:span text:style-name="Source_20_Text"><text:span text:style-name="T2">KHInputScene</text:span></text:span><text:span text:style-name="Source_20_Text"><text:span text:style-name="T1">.</text:span></text:span><text:span text:style-name="Source_20_Text"><text:span text:style-name="T2">SharedInput</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registerInputSet</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p>
      <text:p text:style-name="P1"><text:soft-page-break/><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text:span></text:span><text:span text:style-name="Source_20_Text"><text:span text:style-name="T2">add</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nregisterInputSet</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text:span></text:span><text:span text:style-name="Source_20_Text"><text:span text:style-name="T3">delete</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create()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ntrollerProviders</text:span></text:span><text:span text:style-name="Source_20_Text"><text:span text:style-name="T1"> </text:span></text:span><text:span text:style-name="Source_20_Text"><text:span text:style-name="T4">=</text:span></text:span><text:span text:style-name="Source_20_Text"><text:span text:style-name="T1"> [ </text:span></text:span></text:p>
      <text:p text:style-name="P1"><text:span text:style-name="Source_20_Text"><text:span text:style-name="T1"><text:s text:c="12"/></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12"/></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1</text:span></text:span><text:span text:style-name="Source_20_Text"><text:span text:style-name="T1">),</text:span></text:span></text:p>
      <text:p text:style-name="P1"><text:span text:style-name="Source_20_Text"><text:span text:style-name="T1"><text:s text:c="12"/></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2</text:span></text:span><text:span text:style-name="Source_20_Text"><text:span text:style-name="T1">),</text:span></text:span></text:p>
      <text:p text:style-name="P1"><text:span text:style-name="Source_20_Text"><text:span text:style-name="T1"><text:s text:c="12"/></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3</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boardProvid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Keyboard</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mouseProvid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Mouse</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events</text:span></text:span><text:span text:style-name="Source_20_Text"><text:span text:style-name="T1">.</text:span></text:span><text:span text:style-name="Source_20_Text"><text:span text:style-name="T2">on</text:span></text:span><text:span text:style-name="Source_20_Text"><text:span text:style-name="T1">(</text:span></text:span><text:span text:style-name="Source_20_Text"><text:span text:style-name="T7">'preupdate'</text:span></text:span><text:span text:style-name="Source_20_Text"><text:span text:style-name="T1">, (</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Inputs</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8"/>}, </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updateInputs</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5">// Update mouse inputs first so that bumping the mouse while holding</text:span></text:span></text:p>
      <text:p text:style-name="P1"><text:span text:style-name="Source_20_Text"><text:span text:style-name="T1"><text:s text:c="8"/></text:span></text:span><text:span text:style-name="Source_20_Text"><text:span text:style-name="T5">// a button doesn't trigger mouse movement.</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mouseProvid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ntrollerProvider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controllerProvider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boardProvid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5">// Registered derived inputs must be iterated in the order that</text:span></text:span></text:p>
      <text:p text:style-name="P1"><text:span text:style-name="Source_20_Text"><text:span text:style-name="T1"><text:s text:c="8"/></text:span></text:span><text:span text:style-name="Source_20_Text"><text:span text:style-name="T5">// they're registered, as this guarantees that a derived input's </text:span></text:span></text:p>
      <text:p text:style-name="P1"><text:span text:style-name="Source_20_Text"><text:span text:style-name="T1"><text:s text:c="8"/></text:span></text:span><text:span text:style-name="Source_20_Text"><text:span text:style-name="T5">// inputs will be updated before it is, preventing extra input</text:span></text:span></text:p>
      <text:p text:style-name="P1"><text:span text:style-name="Source_20_Text"><text:span text:style-name="T1"><text:s text:c="8"/></text:span></text:span><text:span text:style-name="Source_20_Text"><text:span text:style-name="T5">// latency.</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text:span></text:span><text:span text:style-name="Source_20_Text"><text:span text:style-name="T2">forEach</text:span></text:span><text:span text:style-name="Source_20_Text"><text:span text:style-name="T1">(</text:span></text:span><text:span text:style-name="Source_20_Text"><text:span text:style-name="T3">function</text:span></text:span><text:span text:style-name="Source_20_Text"><text:span text:style-name="T1">(</text:span></text:span><text:span text:style-name="Source_20_Text"><text:span text:style-name="T2">value</text:span></text:span><text:span text:style-name="Source_20_Text"><text:span text:style-name="T1">) {</text:span></text:span></text:p>
      <text:p text:style-name="P1"><text:span text:style-name="Source_20_Text"><text:span text:style-name="T1"><text:s text:c="12"/></text:span></text:span><text:span text:style-name="Source_20_Text"><text:span text:style-name="T2">value</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Because this is the first time I’ve specifically instantiated one, this is what a scene looks like. Its intent is to manage all the inputs to the game (barring mouse-over events). If you want an input provider, you get it from here.</text:p>
      <text:p text:style-name="Text_20_body">First off, let’s start the scene. As usual, you start it using the following command, preferably in the first scene that starts up, in such a way that it will be called once<text:bookmark text:name="fnref:35"/><text:a xlink:type="simple" xlink:href="https://blog.khutchins.com/posts/phaser-3-inputs-aa/#fn:3" text:style-name="Internet_20_link" text:visited-style-name="Visited_20_Internet_20_Link">3</text:a>:</text:p>
      <text:p text:style-name="P2"><text:span text:style-name="Source_20_Text"><text:span text:style-name="T3">this</text:span></text:span><text:span text:style-name="Source_20_Text"><text:span text:style-name="T1">.</text:span></text:span><text:span text:style-name="Source_20_Text"><text:span text:style-name="T2">scene</text:span></text:span><text:span text:style-name="Source_20_Text"><text:span text:style-name="T1">.</text:span></text:span><text:span text:style-name="Source_20_Text"><text:span text:style-name="T2">run</text:span></text:span><text:span text:style-name="Source_20_Text"><text:span text:style-name="T1">(</text:span></text:span><text:span text:style-name="Source_20_Text"><text:span text:style-name="T7">"KHInputScene"</text:span></text:span><text:span text:style-name="Source_20_Text"><text:span text:style-name="T1">);</text:span></text:span></text:p>
      <text:p text:style-name="Text_20_body">After that, you can get the scene anywhere by calling KHInputScene.SharedScene.<text:bookmark text:name="fnref:45"/><text:a xlink:type="simple" xlink:href="https://blog.khutchins.com/posts/phaser-3-inputs-aa/#fn:4" text:style-name="Internet_20_link" text:visited-style-name="Visited_20_Internet_20_Link">4</text:a></text:p>
      <text:h text:style-name="Heading_20_2" text:outline-level="2"><text:bookmark text:name="somethings-leaking-and-its-not-the-abstractions"/>Something’s Leaking, and It’s Not the Abstractions</text:h>
      <text:p text:style-name="Text_20_body">Most of the code should be fairly straightforward, but there’s one part that may pop out to you more than the rest: the input registrar code.</text:p>
      <text:p text:style-name="P1"><text:span text:style-name="Source_20_Text"><text:span text:style-name="T2">registerInputSet</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text:span></text:span><text:span text:style-name="Source_20_Text"><text:span text:style-name="T2">add</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pan></text:span></text:p>
      <text:p text:style-name="P1"/>
      <text:p text:style-name="P1"><text:soft-page-break/><text:span text:style-name="Source_20_Text"><text:span text:style-name="T2">unregisterInputSet</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text:span></text:span><text:span text:style-name="Source_20_Text"><text:span text:style-name="T3">delete</text:span></text:span><text:span text:style-name="Source_20_Text"><text:span text:style-name="T1">(</text:span></text:span><text:span text:style-name="Source_20_Text"><text:span text:style-name="T2">inputSet</text:span></text:span><text:span text:style-name="Source_20_Text"><text:span text:style-name="T1">);</text:span></text:span></text:p>
      <text:p text:style-name="P2"><text:span text:style-name="Source_20_Text"><text:span text:style-name="T1">}</text:span></text:span></text:p>
      <text:p text:style-name="Text_20_body">When introducing the derived inputs, I created the concept of an input set, which derived inputs add themselves to. It bundled up these sets of derived inputs so that the <text:span text:style-name="Source_20_Text">update()</text:span> method would update them. When I first implemented derived inputs, these inputs were instead added directly to the input scene, which would directly iterate over them.</text:p>
      <text:p text:style-name="Text_20_body">Every time the scene would change, that scene would register its own derived inputs directly with the singleton. The array of inputs would grow even longer with each scene change.</text:p>
      <text:p text:style-name="Text_20_body">You can see the problem. These inputs were added, and they were never removed.</text:p>
      <text:p text:style-name="Text_20_body">This resulted in a memory leak, since these keys were still referenced by KHInputScene, and a processing sink, since it would still update the keys no longer used.<text:bookmark text:name="fnref:55"/><text:a xlink:type="simple" xlink:href="https://blog.khutchins.com/posts/phaser-3-inputs-aa/#fn:5" text:style-name="Internet_20_link" text:visited-style-name="Visited_20_Internet_20_Link">5</text:a></text:p>
      <text:p text:style-name="Text_20_body"><text:span text:style-name="Source_20_Text">KHInputSet</text:span> was a response to that. Each scene would have its own set that it would register with <text:span text:style-name="Source_20_Text">KHInputScene</text:span>, and, once the scene went away, it would unregister its input set, freeing the inputs and the processing power. The base inputs would remain, stalwart, shared between all of the input sets.<text:bookmark text:name="fnref:65"/><text:a xlink:type="simple" xlink:href="https://blog.khutchins.com/posts/phaser-3-inputs-aa/#fn:6" text:style-name="Internet_20_link" text:visited-style-name="Visited_20_Internet_20_Link">6</text:a></text:p>
      <text:p text:style-name="Text_20_body">As a side note, this is how you make sure that an input set is unregistered when a scene shuts down:</text:p>
      <text:p text:style-name="P1"><text:span text:style-name="Source_20_Text"><text:span text:style-name="T2">scene</text:span></text:span><text:span text:style-name="Source_20_Text"><text:span text:style-name="T1">.</text:span></text:span><text:span text:style-name="Source_20_Text"><text:span text:style-name="T2">events</text:span></text:span><text:span text:style-name="Source_20_Text"><text:span text:style-name="T1">.</text:span></text:span><text:span text:style-name="Source_20_Text"><text:span text:style-name="T2">on</text:span></text:span><text:span text:style-name="Source_20_Text"><text:span text:style-name="T1">(</text:span></text:span><text:span text:style-name="Source_20_Text"><text:span text:style-name="T7">'shutdown'</text:span></text:span><text:span text:style-name="Source_20_Text"><text:span text:style-name="T1">, () </text:span></text:span><text:span text:style-name="Source_20_Text"><text:span text:style-name="T4">=&gt;</text:span></text:span><text:span text:style-name="Source_20_Text"><text:span text:style-name="T1">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inputSet</text:span></text:span><text:span text:style-name="Source_20_Text"><text:span text:style-name="T1">.</text:span></text:span><text:span text:style-name="Source_20_Text"><text:span text:style-name="T2">unregister</text:span></text:span><text:span text:style-name="Source_20_Text"><text:span text:style-name="T1">();</text:span></text:span></text:p>
      <text:p text:style-name="P2"><text:span text:style-name="Source_20_Text"><text:span text:style-name="T1">})</text:span></text:span></text:p>
      <text:p text:style-name="Text_20_body">And here’s the code I omitted from <text:span text:style-name="Source_20_Text">KHInputSet</text:span> previously:</text:p>
      <text:p text:style-name="P1"><text:span text:style-name="Source_20_Text"><text:span text:style-name="T3">class</text:span></text:span><text:span text:style-name="Source_20_Text"><text:span text:style-name="T1"> </text:span></text:span><text:span text:style-name="Source_20_Text"><text:span text:style-name="T2">KHInputSet</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registrar</text:span></text:span><text:span text:style-name="Source_20_Text"><text:span text:style-name="T1">: </text:span></text:span><text:span text:style-name="Source_20_Text"><text:span text:style-name="T3">KHIInputRegistrar</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2">registerWith</text:span></text:span><text:span text:style-name="Source_20_Text"><text:span text:style-name="T1">(</text:span></text:span><text:span text:style-name="Source_20_Text"><text:span text:style-name="T2">registrar</text:span></text:span><text:span text:style-name="Source_20_Text"><text:span text:style-name="T1">: </text:span></text:span><text:span text:style-name="Source_20_Text"><text:span text:style-name="T3">KHIInputRegistrar</text:span></text:span><text:span text:style-name="Source_20_Text"><text:span text:style-name="T1">)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egistrar</text:span></text:span><text:span text:style-name="Source_20_Text"><text:span text:style-name="T1">) {</text:span></text:span></text:p>
      <text:p text:style-name="P1"><text:span text:style-name="Source_20_Text"><text:span text:style-name="T1"><text:s text:c="12"/></text:span></text:span><text:span text:style-name="Source_20_Text"><text:span text:style-name="T2">console</text:span></text:span><text:span text:style-name="Source_20_Text"><text:span text:style-name="T1">.</text:span></text:span><text:span text:style-name="Source_20_Text"><text:span text:style-name="T2">warn</text:span></text:span><text:span text:style-name="Source_20_Text"><text:span text:style-name="T1">(</text:span></text:span><text:span text:style-name="Source_20_Text"><text:span text:style-name="T7">`Input set ${</text:span></text:span><text:span text:style-name="Source_20_Text"><text:span text:style-name="T3">this</text:span></text:span><text:span text:style-name="Source_20_Text"><text:span text:style-name="T1">.</text:span></text:span><text:span text:style-name="Source_20_Text"><text:span text:style-name="T2">identifier</text:span></text:span><text:span text:style-name="Source_20_Text"><text:span text:style-name="T7">} already registered.`</text:span></text:span><text:span text:style-name="Source_20_Text"><text:span text:style-name="T1"> </text:span></text:span></text:p>
      <text:p text:style-name="P1"><text:span text:style-name="Source_20_Text"><text:span text:style-name="T1"><text:s text:c="16"/></text:span></text:span><text:span text:style-name="Source_20_Text"><text:span text:style-name="T4">+</text:span></text:span><text:span text:style-name="Source_20_Text"><text:span text:style-name="T1"> </text:span></text:span><text:span text:style-name="Source_20_Text"><text:span text:style-name="T7">"Unregistering from previous set."</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registrar</text:span></text:span><text:span text:style-name="Source_20_Text"><text:span text:style-name="T1">.</text:span></text:span><text:span text:style-name="Source_20_Text"><text:span text:style-name="T2">unregisterInputSet</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ra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registrar</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rar</text:span></text:span><text:span text:style-name="Source_20_Text"><text:span text:style-name="T4">?</text:span></text:span><text:span text:style-name="Source_20_Text"><text:span text:style-name="T1">.</text:span></text:span><text:span text:style-name="Source_20_Text"><text:span text:style-name="T2">registerInputSet</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nregister()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egistrar</text:span></text:span><text:span text:style-name="Source_20_Text"><text:span text:style-name="T4">?</text:span></text:span><text:span text:style-name="Source_20_Text"><text:span text:style-name="T1">.</text:span></text:span><text:span text:style-name="Source_20_Text"><text:span text:style-name="T2">unregisterInputSet</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h text:style-name="Heading_20_2" text:outline-level="2"><text:bookmark text:name="creating-something"/>Creating Something</text:h>
      <text:p text:style-name="P1"><text:span text:style-name="Source_20_Text"><text:span text:style-name="T2">create() {</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controllerProviders</text:span></text:span><text:span text:style-name="Source_20_Text"><text:span text:style-name="T1"> </text:span></text:span><text:span text:style-name="Source_20_Text"><text:span text:style-name="T4">=</text:span></text:span><text:span text:style-name="Source_20_Text"><text:span text:style-name="T1"> [ </text:span></text:span></text:p>
      <text:p text:style-name="P1"><text:span text:style-name="Source_20_Text"><text:span text:style-name="T1"><text:s text:c="8"/></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0</text:span></text:span><text:span text:style-name="Source_20_Text"><text:span text:style-name="T1">),</text:span></text:span></text:p>
      <text:p text:style-name="P1"><text:span text:style-name="Source_20_Text"><text:span text:style-name="T1"><text:s text:c="8"/></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1</text:span></text:span><text:span text:style-name="Source_20_Text"><text:span text:style-name="T1">),</text:span></text:span></text:p>
      <text:p text:style-name="P1"><text:span text:style-name="Source_20_Text"><text:span text:style-name="T1"><text:s text:c="8"/></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2</text:span></text:span><text:span text:style-name="Source_20_Text"><text:span text:style-name="T1">),</text:span></text:span></text:p>
      <text:p text:style-name="P1"><text:span text:style-name="Source_20_Text"><text:span text:style-name="T1"><text:s text:c="8"/></text:span></text:span><text:span text:style-name="Source_20_Text"><text:span text:style-name="T3">new</text:span></text:span><text:span text:style-name="Source_20_Text"><text:span text:style-name="T1"> </text:span></text:span><text:span text:style-name="Source_20_Text"><text:span text:style-name="T2">KHInputProviderController</text:span></text:span><text:span text:style-name="Source_20_Text"><text:span text:style-name="T1">(</text:span></text:span><text:span text:style-name="Source_20_Text"><text:span text:style-name="T3">this</text:span></text:span><text:span text:style-name="Source_20_Text"><text:span text:style-name="T1">, </text:span></text:span><text:span text:style-name="Source_20_Text"><text:span text:style-name="T6">3</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Provid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Keyboard</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oft-page-break/><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mouseProvide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ProviderMouse</text:span></text:span><text:span text:style-name="Source_20_Text"><text:span text:style-name="T1">(</text:span></text:span><text:span text:style-name="Source_20_Text"><text:span text:style-name="T3">this</text:span></text:span><text:span text:style-name="Source_20_Text"><text:span text:style-name="T1">);</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events</text:span></text:span><text:span text:style-name="Source_20_Text"><text:span text:style-name="T1">.</text:span></text:span><text:span text:style-name="Source_20_Text"><text:span text:style-name="T2">on</text:span></text:span><text:span text:style-name="Source_20_Text"><text:span text:style-name="T1">(</text:span></text:span><text:span text:style-name="Source_20_Text"><text:span text:style-name="T7">'preupdate'</text:span></text:span><text:span text:style-name="Source_20_Text"><text:span text:style-name="T1">, (</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Inputs</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 </text:span></text:span><text:span text:style-name="Source_20_Text"><text:span text:style-name="T3">this</text:span></text:span><text:span text:style-name="Source_20_Text"><text:span text:style-name="T1">);</text:span></text:span></text:p>
      <text:p text:style-name="P2"><text:span text:style-name="Source_20_Text"><text:span text:style-name="T1">}</text:span></text:span></text:p>
      <text:p text:style-name="Text_20_body">This code instantiates all of the input providers (notably, it generates four gamepad controllers).<text:bookmark text:name="fnref:75"/><text:a xlink:type="simple" xlink:href="https://blog.khutchins.com/posts/phaser-3-inputs-aa/#fn:7" text:style-name="Internet_20_link" text:visited-style-name="Visited_20_Internet_20_Link">7</text:a> It also registers a callback to update all the inputs in preupdate, which is guaranteed to occur before update.<text:bookmark text:name="fnref:84"/><text:a xlink:type="simple" xlink:href="https://blog.khutchins.com/posts/phaser-3-inputs-aa/#fn:8" text:style-name="Internet_20_link" text:visited-style-name="Visited_20_Internet_20_Link">8</text:a></text:p>
      <text:p text:style-name="Text_20_body">This guarantees that it will always be updated before any scene that’s reading from it. This delivers another advantage to this approach—not requiring code in update in every scene. Also another one, in that our input code doesn’t require a reference to the main running scene, as <text:span text:style-name="Source_20_Text">KHInputScene</text:span> handles all of it.</text:p>
      <text:h text:style-name="Heading_20_2" text:outline-level="2"><text:bookmark text:name="update-to-something"/>Update to Something</text:h>
      <text:p text:style-name="P1"><text:span text:style-name="Source_20_Text"><text:span text:style-name="T3">private</text:span></text:span><text:span text:style-name="Source_20_Text"><text:span text:style-name="T1"> </text:span></text:span><text:span text:style-name="Source_20_Text"><text:span text:style-name="T2">updateInputs</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4"/></text:span></text:span><text:span text:style-name="Source_20_Text"><text:span text:style-name="T5">// Update mouse inputs first so that bumping the mouse while holding</text:span></text:span></text:p>
      <text:p text:style-name="P1"><text:span text:style-name="Source_20_Text"><text:span text:style-name="T1"><text:s text:c="4"/></text:span></text:span><text:span text:style-name="Source_20_Text"><text:span text:style-name="T5">// a button doesn't trigger mouse movement.</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mouseProvid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controllerProvider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controllerProvider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keyboardProvider</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5">// Registered derived inputs must be iterated in the order that</text:span></text:span></text:p>
      <text:p text:style-name="P1"><text:span text:style-name="Source_20_Text"><text:span text:style-name="T1"><text:s text:c="4"/></text:span></text:span><text:span text:style-name="Source_20_Text"><text:span text:style-name="T5">// they're registered, as this guarantees that a derived input's </text:span></text:span></text:p>
      <text:p text:style-name="P1"><text:span text:style-name="Source_20_Text"><text:span text:style-name="T1"><text:s text:c="4"/></text:span></text:span><text:span text:style-name="Source_20_Text"><text:span text:style-name="T5">// inputs will be updated before it is, preventing extra input</text:span></text:span></text:p>
      <text:p text:style-name="P1"><text:span text:style-name="Source_20_Text"><text:span text:style-name="T1"><text:s text:c="4"/></text:span></text:span><text:span text:style-name="Source_20_Text"><text:span text:style-name="T5">// latency.</text:span></text:span></text:p>
      <text:p text:style-name="P1"><text:span text:style-name="Source_20_Text"><text:span text:style-name="T1"><text:s text:c="4"/></text:span></text:span><text:span text:style-name="Source_20_Text"><text:span text:style-name="T3">this</text:span></text:span><text:span text:style-name="Source_20_Text"><text:span text:style-name="T1">.</text:span></text:span><text:span text:style-name="Source_20_Text"><text:span text:style-name="T2">registeredInputSets</text:span></text:span><text:span text:style-name="Source_20_Text"><text:span text:style-name="T1">.</text:span></text:span><text:span text:style-name="Source_20_Text"><text:span text:style-name="T2">forEach</text:span></text:span><text:span text:style-name="Source_20_Text"><text:span text:style-name="T1">(</text:span></text:span><text:span text:style-name="Source_20_Text"><text:span text:style-name="T3">function</text:span></text:span><text:span text:style-name="Source_20_Text"><text:span text:style-name="T1">(</text:span></text:span><text:span text:style-name="Source_20_Text"><text:span text:style-name="T2">value</text:span></text:span><text:span text:style-name="Source_20_Text"><text:span text:style-name="T1">) {</text:span></text:span></text:p>
      <text:p text:style-name="P1"><text:span text:style-name="Source_20_Text"><text:span text:style-name="T1"><text:s text:c="8"/></text:span></text:span><text:span text:style-name="Source_20_Text"><text:span text:style-name="T3">for</text:span></text:span><text:span text:style-name="Source_20_Text"><text:span text:style-name="T1"> (</text:span></text:span><text:span text:style-name="Source_20_Text"><text:span text:style-name="T3">let</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0</text:span></text:span><text:span text:style-name="Source_20_Text"><text:span text:style-name="T1">; </text:span></text:span><text:span text:style-name="Source_20_Text"><text:span text:style-name="T2">i</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value</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length</text:span></text:span><text:span text:style-name="Source_20_Text"><text:span text:style-name="T1">; </text:span></text:span><text:span text:style-name="Source_20_Text"><text:span text:style-name="T2">i</text:span></text:span><text:span text:style-name="Source_20_Text"><text:span text:style-name="T4">++</text:span></text:span><text:span text:style-name="Source_20_Text"><text:span text:style-name="T1">) {</text:span></text:span></text:p>
      <text:p text:style-name="P1"><text:span text:style-name="Source_20_Text"><text:span text:style-name="T1"><text:s text:c="12"/></text:span></text:span><text:span text:style-name="Source_20_Text"><text:span text:style-name="T2">value</text:span></text:span><text:span text:style-name="Source_20_Text"><text:span text:style-name="T1">.</text:span></text:span><text:span text:style-name="Source_20_Text"><text:span text:style-name="T2">inputs</text:span></text:span><text:span text:style-name="Source_20_Text"><text:span text:style-name="T1">[</text:span></text:span><text:span text:style-name="Source_20_Text"><text:span text:style-name="T2">i</text:span></text:span><text:span text:style-name="Source_20_Text"><text:span text:style-name="T1">].</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2">delta</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This part probably looks familiar—it’s pretty much the code we had running in our scene, moved over here. By having a consistent order here, we guarantee that inputs will work the same across all scenes, and make it easier to tweak the behavior.</text:p>
      <text:h text:style-name="Heading_20_1" text:outline-level="1"><text:bookmark text:name="overview"/>Overview</text:h>
      <text:p text:style-name="Text_20_body">Now that we’ve gone over the (rather simple) code, here are some of the tradeoffs.</text:p>
      <text:p text:style-name="Text_20_body">Advantages:</text:p>
      <text:list xml:id="list691238203" text:style-name="L13">
        <text:list-item>
          <text:p text:style-name="P24">Avoids the “stuck input' issue that can happen with a paused scene. </text:p>
        </text:list-item>
        <text:list-item>
          <text:p text:style-name="P24">Slight performance advantage by not creating new providers for each scene. </text:p>
        </text:list-item>
        <text:list-item>
          <text:p text:style-name="P24">Avoids having to update providers in each scene. </text:p>
        </text:list-item>
        <text:list-item>
          <text:p text:style-name="P23">Allows inputs to be updated outside of the normal scene lifecycle. </text:p>
        </text:list-item>
      </text:list>
      <text:p text:style-name="Text_20_body">Disadvantages:</text:p>
      <text:list xml:id="list1966931556" text:style-name="L14">
        <text:list-item>
          <text:p text:style-name="P26"><text:soft-page-break/>Requires registering and unregistering of input sets, a process that is error-prone and allows for leaks. </text:p>
        </text:list-item>
        <text:list-item>
          <text:p text:style-name="P25">Allows inputs to be updated outside of the normal scene lifecycle.<text:bookmark text:name="fnref:94"/><text:a xlink:type="simple" xlink:href="https://blog.khutchins.com/posts/phaser-3-inputs-aa/#fn:9" text:style-name="Internet_20_link" text:visited-style-name="Visited_20_Internet_20_Link">9</text:a> </text:p>
        </text:list-item>
      </text:list>
      <text:p text:style-name="Text_20_body">Other:</text:p>
      <text:list xml:id="list3360601898" text:style-name="L15">
        <text:list-item>
          <text:p text:style-name="P27">It’s a singleton. You know what that means. </text:p>
        </text:list-item>
      </text:list>
      <text:p text:style-name="Text_20_body">I’m not going to make a recommendation as to whether you use <text:span text:style-name="Source_20_Text">KHInputScene</text:span> or not, but I’m happy with the state that it’s in now, and plan on continuing to use it for future projects.</text:p>
      <text:p text:style-name="Text_20_body">Now that I’ve exposed my greatest secret and have lifted a weight from my heart, we can move on to our next appendix topic: <text:a xlink:type="simple" xlink:href="https://blog.khutchins.com/posts/phaser-3-inputs-ab/" text:style-name="Internet_20_link" text:visited-style-name="Visited_20_Internet_20_Link">dead zones</text:a>.</text:p>
      <text:p text:style-name="Horizontal_20_Line"/>
      <text:list xml:id="list1849872512" text:style-name="L16">
        <text:list-item>
          <text:p text:style-name="P28"><text:bookmark text:name="fn:17"/>This isn’t secret. The examples in the documentation frequently do it, and, from what I’ve seen, it’s a widely accepted way of doing things, if not the preferred way. <text:a xlink:type="simple" xlink:href="https://blog.khutchins.com/posts/phaser-3-inputs-aa/#fnref:1" text:style-name="Internet_20_link" text:visited-style-name="Visited_20_Internet_20_Link">↩︎</text:a></text:p>
        </text:list-item>
        <text:list-item>
          <text:p text:style-name="P28"><text:bookmark text:name="fn:25"/>Coming back from a pause in Phaser 3 (at least the last version I tested it on, 3.12.0), would erroneously leave the “down” button pressed if it was pressed when pausing the scene. As a result, when you came back to the scene, you would need to press the button twice to get it to register. For all I know, this bug could be fixed. The solution was to re-register the inputs, as mentioned above. <text:a xlink:type="simple" xlink:href="https://blog.khutchins.com/posts/phaser-3-inputs-aa/#fnref:2" text:style-name="Internet_20_link" text:visited-style-name="Visited_20_Internet_20_Link">↩︎</text:a></text:p>
        </text:list-item>
        <text:list-item>
          <text:p text:style-name="P28"><text:bookmark text:name="fn:35"/>Also make sure that you know the class has had its create called before you access its input providers. I recommend starting it from your preload scene, which you should have. You can see the tutorial I used to make my own preload scene <text:a xlink:type="simple" xlink:href="https://gamedevacademy.org/creating-a-preloading-screen-in-phaser-3/" office:target-frame-name="_blank" xlink:show="new" text:style-name="Internet_20_link" text:visited-style-name="Visited_20_Internet_20_Link">here</text:a>, if you’re not sure how to make one. <text:a xlink:type="simple" xlink:href="https://blog.khutchins.com/posts/phaser-3-inputs-aa/#fnref:3" text:style-name="Internet_20_link" text:visited-style-name="Visited_20_Internet_20_Link">↩︎</text:a></text:p>
        </text:list-item>
        <text:list-item>
          <text:p text:style-name="P28"><text:bookmark text:name="fn:45"/>Yes, this is a singleton. Everyone has opinions about them. They make testing and mocking more difficult, but they’re darn convenient, and the way that the KHInputKey system works makes testing inputs easy anyway—it’s really easy to swap out user inputs with your own. Most of the advantages and disadvantages of this approach come directly from its singleton nature. <text:a xlink:type="simple" xlink:href="https://blog.khutchins.com/posts/phaser-3-inputs-aa/#fnref:4" text:style-name="Internet_20_link" text:visited-style-name="Visited_20_Internet_20_Link">↩︎</text:a></text:p>
        </text:list-item>
        <text:list-item>
          <text:p text:style-name="P28"><text:bookmark text:name="fn:55"/>Remember how I talked about how updating 300+ derived keys didn’t take that much time? This is how I know. <text:a xlink:type="simple" xlink:href="https://blog.khutchins.com/posts/phaser-3-inputs-aa/#fnref:5" text:style-name="Internet_20_link" text:visited-style-name="Visited_20_Internet_20_Link">↩︎</text:a></text:p>
        </text:list-item>
        <text:list-item>
          <text:p text:style-name="P28"><text:bookmark text:name="fn:65"/>This is how this approach gets past the key down problem when the scene is paused—the scene never pauses. <text:a xlink:type="simple" xlink:href="https://blog.khutchins.com/posts/phaser-3-inputs-aa/#fnref:6" text:style-name="Internet_20_link" text:visited-style-name="Visited_20_Internet_20_Link">↩︎</text:a></text:p>
        </text:list-item>
        <text:list-item>
          <text:p text:style-name="P28"><text:bookmark text:name="fn:75"/>There’s probably a way to do this lazily, but this ensures the keys for a controller will be available, even if a controller isn’t connected yet. <text:a xlink:type="simple" xlink:href="https://blog.khutchins.com/posts/phaser-3-inputs-aa/#fnref:7" text:style-name="Internet_20_link" text:visited-style-name="Visited_20_Internet_20_Link">↩︎</text:a></text:p>
        </text:list-item>
        <text:list-item>
          <text:p text:style-name="P28"><text:bookmark text:name="fn:84"/>Hence the name. <text:a xlink:type="simple" xlink:href="https://blog.khutchins.com/posts/phaser-3-inputs-aa/#fnref:8" text:style-name="Internet_20_link" text:visited-style-name="Visited_20_Internet_20_Link">↩︎</text:a></text:p>
        </text:list-item>
        <text:list-item>
          <text:p text:style-name="P28"><text:bookmark text:name="fn:94"/>I know this is listed in both the advantages and disadvantages. It can be both. <text:a xlink:type="simple" xlink:href="https://blog.khutchins.com/posts/phaser-3-inputs-aa/#fnref:9" text:style-name="Internet_20_link" text:visited-style-name="Visited_20_Internet_20_Link">↩︎</text:a></text:p>
        </text:list-item>
      </text:list>
      <text:p text:style-name="Standard"/>
      <text:h text:style-name="Heading_20_1" text:outline-level="1"><text:soft-page-break/>Handling Inputs in Phaser 3: Appendix B: Dead Zones</text:h>
      <text:p text:style-name="P3">Feb 12,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aa/" text:style-name="Internet_20_link" text:visited-style-name="Visited_20_Internet_20_Link">Handling Inputs in Phaser 3: Appendix A: Input Scene</text:a> ← <text:a xlink:type="simple" xlink:href="https://blog.khutchins.com/series/handling-inputs-in-phaser-3/" text:style-name="Internet_20_link" text:visited-style-name="Visited_20_Internet_20_Link">Handling Inputs in Phaser 3</text:a> → <text:a xlink:type="simple" xlink:href="https://blog.khutchins.com/posts/phaser-3-inputs-ac/" text:style-name="Internet_20_link" text:visited-style-name="Visited_20_Internet_20_Link">Handling Inputs in Phaser 3: Appendix C: Good Vibrations</text:a> </text:p>
      <text:p text:style-name="Text_20_body"><text:a xlink:type="simple" xlink:href="https://blog.khutchins.com/posts/phaser-3-inputs-aa/" text:style-name="Internet_20_link" text:visited-style-name="Visited_20_Internet_20_Link">In the previous appendix</text:a>, we discussed <text:span text:style-name="Source_20_Text">KHInputScene</text:span> and the tradeoffs of using it.</text:p>
      <text:p text:style-name="Text_20_body">This time, we’re entering the <text:span text:style-name="Emphasis">dead zone</text:span>.</text:p>
      <text:h text:style-name="Heading_20_1" text:outline-level="1"><text:bookmark text:name="welcome-to-the-dead-zone"/>Welcome to the Dead Zone</text:h>
      <text:p text:style-name="Text_20_body">If you’ve ever played a game and seen your character move or turn without you pressing on any inputs, it may be due to a game having an improperly-configured dead zone.</text:p>
      <text:p text:style-name="Text_20_body">Each thumbstick has two axes: X and Y, and each one ranges from [-1, 1], with a neutral input at (0, 0). All thumbsticks have some amount of give in their natural resting point, which means that once you release the stick, it will bounce back to a position that is not (0, 0). To account for this, dead zones are specified.</text:p>
      <text:p text:style-name="Text_20_body">Dead zones restrict controller thumbstick axis values to deaden inputs around zero. In other words, for small deviations from (0, 0), like (0.08, 0.04), it will coerce the input to (0, 0).</text:p>
      <text:p text:style-name="Text_20_body">If you haven’t read about derived inputs in the previous posts in the series, I’d recommend you check it out. This post is going to lean heavily on those concepts.</text:p>
      <text:p text:style-name="Text_20_body">Additionally, I’d suggest that you read this <text:a xlink:type="simple" xlink:href="https://www.gamasutra.com/blogs/JoshSutphin/20130416/190541/Doing_Thumbstick_Dead_Zones_Right.php" office:target-frame-name="_blank" xlink:show="new" text:style-name="Internet_20_link" text:visited-style-name="Visited_20_Internet_20_Link">article</text:a> on dead zones, which is what clued me in on dead zones and does a better job explaining them than I do (aside from the axial image, which I find confusing).</text:p>
      <text:h text:style-name="Heading_20_1" text:outline-level="1"><text:bookmark text:name="built-in-phaser-support"/>Built-In Phaser Support</text:h>
      <text:p text:style-name="Text_20_body">Phaser 3 does come with dead zone support out of the box. It uses an unscaled radial dead zone,<text:bookmark text:name="fnref:18"/><text:a xlink:type="simple" xlink:href="https://blog.khutchins.com/posts/phaser-3-inputs-ab/#fn:1" text:style-name="Internet_20_link" text:visited-style-name="Visited_20_Internet_20_Link">1</text:a> which is fine for most purposes.</text:p>
      <text:p text:style-name="Text_20_body">The default threshold is 0.1, and you can change it using <text:span text:style-name="Source_20_Text">gamepad.setAxisThreshold()</text:span>. Changing the threshold will change it for all axes on the gamepad. If you plan on doing your own dead zone input modification, I’d recommend setting it to zero to prevent it from messing with your input.</text:p>
      <text:h text:style-name="Heading_20_1" text:outline-level="1"><text:bookmark text:name="dont-trust-player-input"/>Don’t Trust Player Input</text:h>
      <text:p text:style-name="Text_20_body">This is a bit of an aside, but as you play around with the demos below, you’ll most likely notice that your controller inputs, even the raw ones, go outside of the bounds of the unit circle. This means that the maximum magnitude<text:bookmark text:name="fnref:26"/><text:a xlink:type="simple" xlink:href="https://blog.khutchins.com/posts/phaser-3-inputs-ab/#fn:2" text:style-name="Internet_20_link" text:visited-style-name="Visited_20_Internet_20_Link">2</text:a> can be greater than one. This is fine for some cases (like checking for a threshold before navigating a menu), but can break other case (like multiplying a player speed by the vector to determine movement).</text:p>
      <text:p text:style-name="Text_20_body"><text:soft-page-break/>If you’re working in a scenario in which a larger inputs give the player an advantage, normalize<text:bookmark text:name="fnref:36"/><text:a xlink:type="simple" xlink:href="https://blog.khutchins.com/posts/phaser-3-inputs-ab/#fn:3" text:style-name="Internet_20_link" text:visited-style-name="Visited_20_Internet_20_Link">3</text:a> the vector if its magnitude is greater than one. This will put players on an even playing field.</text:p>
      <text:h text:style-name="Heading_20_1" text:outline-level="1"><text:bookmark text:name="how-do-dead-zones-work"/>How Do Dead Zones Work?</text:h>
      <text:p text:style-name="Text_20_body">That depends—there are limitless ways to implement a dead zones. Many have a context or two where they work in, and some are just generally bad ideas. I’ll go over a few different ways to implement them, and you can click on the demos to try them out.</text:p>
      <text:h text:style-name="Heading_20_2" text:outline-level="2"><text:bookmark text:name="no-dead-zone"/>No Dead Zone</text:h>
      <text:p text:style-name="Text_20_body">An axis with no dead zone is just the raw input of the axis with no modifications. This is universally a bad experience.</text:p>
      <text:h text:style-name="Heading_20_3" text:outline-level="3"><text:bookmark text:name="attributes"/>Attributes</text:h>
      <text:h text:style-name="Heading_20_4" text:outline-level="4"><text:bookmark text:name="drift-will-occur"/>Drift will occur</text:h>
      <text:p text:style-name="Text_20_body">No matter what controller you have, there will be some give in the thumbsticks. This means that you will essentially never receive a value of zero.</text:p>
      <text:h text:style-name="Heading_20_4" text:outline-level="4"><text:bookmark text:name="continuous"/>Continuous</text:h>
      <text:p text:style-name="Text_20_body">Because of the lack of a dead zone, the inputs will increase linearly the further you move the stick in a direction.</text:p>
      <text:h text:style-name="Heading_20_4" text:outline-level="4"><text:bookmark text:name="one-dimensional"/>One-Dimensional</text:h>
      <text:p text:style-name="Text_20_body">It doesn’t take the other direction in mind when computing the value.</text:p>
      <text:h text:style-name="Heading_20_4" text:outline-level="4"><text:bookmark text:name="matches-raw-axis-at-diagonals"/>Matches Raw Axis at Diagonals</text:h>
      <text:p text:style-name="Text_20_body">Since it is the raw axis, it’ll match itself.</text:p>
      <text:h text:style-name="Heading_20_3" text:outline-level="3"><text:bookmark text:name="code"/>Code</text:h>
      <text:p text:style-name="Text_20_body">You get this by retrieving the axis directly from the controller. No derived inputs necessary.</text:p>
      <text:p text:style-name="P2"><text:span text:style-name="Source_20_Text"><text:span text:style-name="T3">let</text:span></text:span><text:span text:style-name="Source_20_Text"><text:span text:style-name="T1"> </text:span></text:span><text:span text:style-name="Source_20_Text"><text:span text:style-name="T2">newX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text:span></text:span></text:p>
      <text:h text:style-name="Heading_20_3" text:outline-level="3"><text:bookmark text:name="demo"/>Demo</text:h>
      <text:p text:style-name="Text_20_body">Curious as to how your controller would behave without dead zones? Click on the canvas below to try it out. Once you’re finished playing with it, you can click on it to hide it again.</text:p>
      <text:section text:style-name="Sect1" text:name="dead-zone-raw">
        <text:p text:style-name="Text_20_body"/>
      </text:section>
      <text:h text:style-name="Heading_20_2" text:outline-level="2"><text:bookmark text:name="axial-dead-zone"/>Axial Dead Zone</text:h>
      <text:p text:style-name="Text_20_body">An unscaled axial dead zone is the simplest form of dead zone. If the input of an axis is less than a threshold, it zeroes it out, otherwise it returns its current value.</text:p>
      <text:h text:style-name="Heading_20_3" text:outline-level="3"><text:bookmark text:name="attributes-1"/><text:soft-page-break/>Attributes</text:h>
      <text:h text:style-name="Heading_20_4" text:outline-level="4"><text:bookmark text:name="discontinuous"/>Discontinuous</text:h>
      <text:p text:style-name="Text_20_body">The axis value will jump from zero to the threshold value once the threshold is reached, and increase linearly from there.</text:p>
      <text:h text:style-name="Heading_20_4" text:outline-level="4"><text:bookmark text:name="one-dimensional-1"/>One-Dimensional</text:h>
      <text:p text:style-name="Text_20_body">It doesn’t take the other direction in mind when computing the value. If the stick is all the way at (1, 0.05), the Y value will still return 0, even though it’s clear that the thumbstick is actively being used. This can result in some strange movement behavior when nearing the dead zone boundaries.</text:p>
      <text:p text:style-name="Text_20_body">This dead zone has the effect of lessening the chance of both X and Y input at the same time, which can be desirable if it’s unlikely that the player wants to trigger both directions at the same time. For an instance where this could be useful, think of a 2D menu, where they probably will want to move right or down, but not at a diagonal.</text:p>
      <text:h text:style-name="Heading_20_4" text:outline-level="4"><text:bookmark text:name="matches-raw-axis-at-diagonals-1"/>Matches Raw Axis at Diagonals</text:h>
      <text:p text:style-name="Text_20_body">Since the input is not modified once it passes the dead zone, it matches the magnitude of the input vector near the edges.</text:p>
      <text:h text:style-name="Heading_20_3" text:outline-level="3"><text:bookmark text:name="code-1"/>Code</text:h>
      <text:p text:style-name="P1"><text:span text:style-name="Source_20_Text"><text:span text:style-name="T3">class</text:span></text:span><text:span text:style-name="Source_20_Text"><text:span text:style-name="T1"> </text:span></text:span><text:span text:style-name="Source_20_Text"><text:span text:style-name="T2">KHInputAxisDeadZoneAxial</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ourc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deadZon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Math.</text:span></text:span><text:span text:style-name="Source_20_Text"><text:span text:style-name="T2">abs</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0</text:span></text:span><text:span text:style-name="Source_20_Text"><text:span text:style-name="T1"> : </text:span></text:span><text:span text:style-name="Source_20_Text"><text:span text:style-name="T3">value</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3">let</text:span></text:span><text:span text:style-name="Source_20_Text"><text:span text:style-name="T1"> </text:span></text:span><text:span text:style-name="Source_20_Text"><text:span text:style-name="T2">newX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DeadZoneAxial</text:span></text:span><text:span text:style-name="Source_20_Text"><text:span text:style-name="T1">(</text:span></text:span></text:p>
      <text:p text:style-name="P2"><text:span text:style-name="Source_20_Text"><text:span text:style-name="T1"><text:s text:c="4"/></text:span></text:span><text:span text:style-name="Source_20_Text"><text:span text:style-name="T2">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text:span></text:span></text:p>
      <text:h text:style-name="Heading_20_3" text:outline-level="3"><text:bookmark text:name="demo-1"/>Demo</text:h>
      <text:p text:style-name="Text_20_body">Curious as to how your controller would behave with axial dead zones? Click on the canvas below to try it out. LB and RB will decrease and increase the dead zone by 0.05, respectively. Once you’re finished playing with it, you can click on it to hide it again.</text:p>
      <text:section text:style-name="Sect1" text:name="dead-zone-axial">
        <text:p text:style-name="Text_20_body"/>
      </text:section>
      <text:h text:style-name="Heading_20_2" text:outline-level="2"><text:bookmark text:name="scaled-axial-dead-zone"/><text:soft-page-break/>Scaled Axial Dead Zone</text:h>
      <text:p text:style-name="Text_20_body">A scaled axial dead zone is a slightly more sophisticated dead zone than the unscaled one. If the input of an axis is less than a threshold, it zeroes it out, otherwise it returns its current value adjusted to be continuous.</text:p>
      <text:h text:style-name="Heading_20_3" text:outline-level="3"><text:bookmark text:name="attributes-2"/>Attributes</text:h>
      <text:h text:style-name="Heading_20_4" text:outline-level="4"><text:bookmark text:name="continuous-1"/>Continuous</text:h>
      <text:p text:style-name="Text_20_body">Once the axis value increases to the threshold, it will linearly increase from 0-1, ensuring no discontinuities in input.</text:p>
      <text:h text:style-name="Heading_20_4" text:outline-level="4"><text:bookmark text:name="one-dimensional-2"/>One-Dimensional</text:h>
      <text:p text:style-name="Text_20_body">It doesn’t take the other direction in mind when computing the value. If the stick is all the way at (1, 0.05), the Y value will still return 0, even though it’s clear that the thumbstick is actively being used. This can result in some strange movement behavior when nearing the dead zone boundaries.</text:p>
      <text:p text:style-name="Text_20_body">It has the effect of lessening the chance of both X and Y input at the same time, which can be desirable if it’s unlikely that both should be pressed at the same time. For an instance where this could be useful, think of a 2D menu, where they probably will want to move right or down, but not at a diagonal.</text:p>
      <text:h text:style-name="Heading_20_4" text:outline-level="4"><text:bookmark text:name="undershoots-raw-axis-at-diagonals"/>Undershoots Raw Axis at Diagonals</text:h>
      <text:p text:style-name="Text_20_body">The scaling code for this input assumes that it tops out at a value of 1. For the cardinal directions, this is correct, but due to the circular shape of a thumbstick, it won’t be true when there are both X and Y components to the movement.</text:p>
      <text:p text:style-name="Text_20_body">The higher the deadzone threshold is set, the more the derived axis will undershoot the raw axis in non-cardinal directions. Functionally, the difference is minimal at any reasonable dead zone threshold.</text:p>
      <text:h text:style-name="Heading_20_3" text:outline-level="3"><text:bookmark text:name="code-2"/>Code</text:h>
      <text:p text:style-name="P1"><text:span text:style-name="Source_20_Text"><text:span text:style-name="T3">class</text:span></text:span><text:span text:style-name="Source_20_Text"><text:span text:style-name="T1"> </text:span></text:span><text:span text:style-name="Source_20_Text"><text:span text:style-name="T2">KHInputAxisDeadZoneScaledAxial</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source</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ource</text:span></text:span><text:span text:style-name="Source_20_Text"><text:span text:style-name="T1">;</text:span></text:span></text:p>
      <text:p text:style-name="P1"><text:span text:style-name="Source_20_Text"><text:span text:style-name="T1"><text:s text:c="8"/></text:span></text:span><text:span text:style-name="Source_20_Text"><text:span text:style-name="T5">// A value is divided by (1 - this.deadZone) later, so prevent it from</text:span></text:span></text:p>
      <text:p text:style-name="P1"><text:span text:style-name="Source_20_Text"><text:span text:style-name="T1"><text:s text:c="8"/></text:span></text:span><text:span text:style-name="Source_20_Text"><text:span text:style-name="T5">// triggering a divide by zero.</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min</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6">0.999</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ource</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6">0</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6">0</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1</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1</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text:span></text:span></text:p>
      <text:p text:style-name="P1"><text:span text:style-name="Source_20_Text"><text:span text:style-name="T1"><text:s text:c="8"/>}</text:span></text:span></text:p>
      <text:p text:style-name="P1"><text:soft-page-break/><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3">let</text:span></text:span><text:span text:style-name="Source_20_Text"><text:span text:style-name="T1"> </text:span></text:span><text:span text:style-name="Source_20_Text"><text:span text:style-name="T2">newX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DeadZoneScaledAxial</text:span></text:span><text:span text:style-name="Source_20_Text"><text:span text:style-name="T1">(</text:span></text:span></text:p>
      <text:p text:style-name="P2"><text:span text:style-name="Source_20_Text"><text:span text:style-name="T1"><text:s text:c="4"/></text:span></text:span><text:span text:style-name="Source_20_Text"><text:span text:style-name="T2">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text:span></text:span></text:p>
      <text:h text:style-name="Heading_20_3" text:outline-level="3"><text:bookmark text:name="demo-2"/>Demo</text:h>
      <text:p text:style-name="Text_20_body">Curious as to how your controller would behave with scaled axial dead zones? Click on the canvas below to try it out. LB and RB will decrease and increase the dead zone by 0.05, respectively. Once you’re finished playing with it, you can click on it to hide it again.</text:p>
      <text:section text:style-name="Sect1" text:name="dead-zone-scaled-axial">
        <text:p text:style-name="Text_20_body"/>
      </text:section>
      <text:h text:style-name="Heading_20_2" text:outline-level="2"><text:bookmark text:name="radial-dead-zone"/>Radial Dead Zone</text:h>
      <text:p text:style-name="Text_20_body">An unscaled radial dead zone is a slightly more sophisticated dead zone. If the vector length of the X and Y components of the axis is less than a threshold, it zeroes it out, otherwise it returns its current value.</text:p>
      <text:h text:style-name="Heading_20_3" text:outline-level="3"><text:bookmark text:name="attributes-3"/>Attributes</text:h>
      <text:h text:style-name="Heading_20_4" text:outline-level="4"><text:bookmark text:name="discontinuous-1"/>Discontinuous</text:h>
      <text:p text:style-name="Text_20_body">The axis value will jump from zero to the threshold value once the threshold is reached, and increase linearly from there.</text:p>
      <text:h text:style-name="Heading_20_4" text:outline-level="4"><text:bookmark text:name="two-dimensional"/>Two-Dimensional</text:h>
      <text:p text:style-name="Text_20_body">This takes the other directional axis of the thumbstick in mind when computing the value. If the stick is all the way at (1, 0.05), the Y value will return 0.05, since it’s clear that the thumbstick is actively being used. By the same token, it’s more likely to have accidental input in the other axis, since it requires more precision to keep it straight.</text:p>
      <text:h text:style-name="Heading_20_4" text:outline-level="4"><text:bookmark text:name="matches-raw-axis-at-diagonals-2"/>Matches Raw Axis at Diagonals</text:h>
      <text:p text:style-name="Text_20_body">Since the input is not modified once it passes the dead zone, it matches the magnitude of the input vector near the edges.</text:p>
      <text:h text:style-name="Heading_20_3" text:outline-level="3"><text:bookmark text:name="code-3"/>Code</text:h>
      <text:p text:style-name="P1"><text:span text:style-name="Source_20_Text"><text:span text:style-name="T3">class</text:span></text:span><text:span text:style-name="Source_20_Text"><text:span text:style-name="T1"> </text:span></text:span><text:span text:style-name="Source_20_Text"><text:span text:style-name="T2">KHInputAxisDeadZoneRadial</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12"/></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rim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econd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deadZon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oft-page-break/><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vecto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Phaser</text:span></text:span><text:span text:style-name="Source_20_Text"><text:span text:style-name="T1">.Math.</text:span></text:span><text:span text:style-name="Source_20_Text"><text:span text:style-name="T2">Vector2</text:span></text:span><text:span text:style-name="Source_20_Text"><text:span text:style-name="T1">(</text:span></text:span><text:span text:style-name="Source_20_Text"><text:span text:style-name="T2">primary</text:span></text:span><text:span text:style-name="Source_20_Text"><text:span text:style-name="T1">, </text:span></text:span><text:span text:style-name="Source_20_Text"><text:span text:style-name="T2">secondary</text:span></text:span><text:span text:style-name="Source_20_Text"><text:span text:style-name="T1">);</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magnitud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vector</text:span></text:span><text:span text:style-name="Source_20_Text"><text:span text:style-name="T1">.</text:span></text:span><text:span text:style-name="Source_20_Text"><text:span text:style-name="T2">length</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magnitude</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0</text:span></text:span><text:span text:style-name="Source_20_Text"><text:span text:style-name="T1"> : </text:span></text:span><text:span text:style-name="Source_20_Text"><text:span text:style-name="T3">primary</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3">let</text:span></text:span><text:span text:style-name="Source_20_Text"><text:span text:style-name="T1"> </text:span></text:span><text:span text:style-name="Source_20_Text"><text:span text:style-name="T2">newX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DeadZoneRadial</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deadZone</text:span></text:span><text:span text:style-name="Source_20_Text"><text:span text:style-name="T1">, </text:span></text:span></text:p>
      <text:p text:style-name="P1"><text:span text:style-name="Source_20_Text"><text:span text:style-name="T1"><text:s text:c="4"/></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 </text:span></text:span></text:p>
      <text:p text:style-name="P2"><text:span text:style-name="Source_20_Text"><text:span text:style-name="T1"><text:s text:c="4"/></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Y</text:span></text:span><text:span text:style-name="Source_20_Text"><text:span text:style-name="T1">));</text:span></text:span></text:p>
      <text:h text:style-name="Heading_20_3" text:outline-level="3"><text:bookmark text:name="demo-3"/>Demo</text:h>
      <text:p text:style-name="Text_20_body">Curious as to how your controller would behave with a radial dead zone? Click on the canvas below to try it out. LB and RB will decrease and increase the dead zone by 0.05, respectively. Once you’re finished playing with it, you can click on it to hide it again.</text:p>
      <text:section text:style-name="Sect1" text:name="dead-zone-radial">
        <text:p text:style-name="Text_20_body"/>
      </text:section>
      <text:h text:style-name="Heading_20_2" text:outline-level="2"><text:bookmark text:name="scaled-radial-dead-zone"/>Scaled Radial Dead Zone</text:h>
      <text:p text:style-name="Text_20_body">A scaled radial dead zone is generally the dead zone you want to use for in-game input. If the vector of the X and Y components of the axis is less than a threshold, it zeroes it out, otherwise it returns its current value, adjusted to be continuous.</text:p>
      <text:h text:style-name="Heading_20_3" text:outline-level="3"><text:bookmark text:name="attributes-4"/>Attributes</text:h>
      <text:h text:style-name="Heading_20_4" text:outline-level="4"><text:bookmark text:name="continuous-2"/>Continuous</text:h>
      <text:p text:style-name="Text_20_body">Once the axis value increases to the threshold, it will linearly increase from 0-1, ensuring no discontinuities in input.</text:p>
      <text:h text:style-name="Heading_20_4" text:outline-level="4"><text:bookmark text:name="two-dimensional-1"/>Two-Dimensional</text:h>
      <text:p text:style-name="Text_20_body">This takes the other directional axis of the thumbstick in mind when computing the value. If the stick is all the way at (1, 0.05), the Y value will return 0.05, since it’s clear that the thumbstick is actively being used. By the same token, it’s more likely to have accidental input in the other axis, since it requires more precision to keep it straight.</text:p>
      <text:h text:style-name="Heading_20_4" text:outline-level="4"><text:bookmark text:name="overshoots-raw-axis-at-diagonals"/>Overshoots Raw Axis at Diagonals</text:h>
      <text:p text:style-name="Text_20_body">The scaling code for this input assumes that the input vector tops out at 1. For the cardinal directions, this is correct, but because the input vector often goes outside of the unit circle when both inputs are applied, it won’t be true when there are both X and Y components to the movement.</text:p>
      <text:p text:style-name="Text_20_body">The higher the deadzone threshold is set, the more the derived axis will overshoot the raw axis in non-cardinal directions. Functionally, the difference is minimal at any reasonable dead zone threshold. The code below avoids this property by capping the magnitude to 1, which restricts the input to the unit circle.</text:p>
      <text:h text:style-name="Heading_20_3" text:outline-level="3"><text:bookmark text:name="code-4"/>Code</text:h>
      <text:p text:style-name="P1"><text:span text:style-name="Source_20_Text"><text:span text:style-name="T3">class</text:span></text:span><text:span text:style-name="Source_20_Text"><text:span text:style-name="T1"> </text:span></text:span><text:span text:style-name="Source_20_Text"><text:span text:style-name="T2">KHInputAxisDeadZoneScaledRadial</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oft-page-break/><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12"/></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rim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econdaryAxis</text:span></text:span><text:span text:style-name="Source_20_Text"><text:span text:style-name="T1">;</text:span></text:span></text:p>
      <text:p text:style-name="P1"><text:span text:style-name="Source_20_Text"><text:span text:style-name="T1"><text:s text:c="8"/></text:span></text:span><text:span text:style-name="Source_20_Text"><text:span text:style-name="T5">// A value is divided by (1 - this.deadZone) later, so prevent it from</text:span></text:span></text:p>
      <text:p text:style-name="P1"><text:span text:style-name="Source_20_Text"><text:span text:style-name="T1"><text:s text:c="8"/></text:span></text:span><text:span text:style-name="Source_20_Text"><text:span text:style-name="T5">// triggering a divide by zero.</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min</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6">0.999</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vecto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Phaser</text:span></text:span><text:span text:style-name="Source_20_Text"><text:span text:style-name="T1">.Math.</text:span></text:span><text:span text:style-name="Source_20_Text"><text:span text:style-name="T2">Vector2</text:span></text:span><text:span text:style-name="Source_20_Text"><text:span text:style-name="T1">(</text:span></text:span><text:span text:style-name="Source_20_Text"><text:span text:style-name="T2">primary</text:span></text:span><text:span text:style-name="Source_20_Text"><text:span text:style-name="T1">, </text:span></text:span><text:span text:style-name="Source_20_Text"><text:span text:style-name="T2">secondary</text:span></text:span><text:span text:style-name="Source_20_Text"><text:span text:style-name="T1">);</text:span></text:span></text:p>
      <text:p text:style-name="P1"><text:span text:style-name="Source_20_Text"><text:span text:style-name="T1"><text:s text:c="8"/></text:span></text:span><text:span text:style-name="Source_20_Text"><text:span text:style-name="T5">// Magnitude is restricted to 1, otherwise inputs beyond the unit</text:span></text:span></text:p>
      <text:p text:style-name="P1"><text:span text:style-name="Source_20_Text"><text:span text:style-name="T1"><text:s text:c="8"/></text:span></text:span><text:span text:style-name="Source_20_Text"><text:span text:style-name="T5">// circle will be larger than input.</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magnitude</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min</text:span></text:span><text:span text:style-name="Source_20_Text"><text:span text:style-name="T1">(</text:span></text:span><text:span text:style-name="Source_20_Text"><text:span text:style-name="T6">1</text:span></text:span><text:span text:style-name="Source_20_Text"><text:span text:style-name="T1">, </text:span></text:span><text:span text:style-name="Source_20_Text"><text:span text:style-name="T2">vector</text:span></text:span><text:span text:style-name="Source_20_Text"><text:span text:style-name="T1">.</text:span></text:span><text:span text:style-name="Source_20_Text"><text:span text:style-name="T2">length</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magnitude</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6">0</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p>
      <text:p text:style-name="P1"><text:span text:style-name="Source_20_Text"><text:span text:style-name="T1"><text:s text:c="12"/></text:span></text:span><text:span text:style-name="Source_20_Text"><text:span text:style-name="T3">const</text:span></text:span><text:span text:style-name="Source_20_Text"><text:span text:style-name="T1"> </text:span></text:span><text:span text:style-name="Source_20_Text"><text:span text:style-name="T2">normalize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vector</text:span></text:span><text:span text:style-name="Source_20_Text"><text:span text:style-name="T1">.</text:span></text:span><text:span text:style-name="Source_20_Text"><text:span text:style-name="T2">normalize</text:span></text:span><text:span text:style-name="Source_20_Text"><text:span text:style-name="T1">();</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normalized</text:span></text:span><text:span text:style-name="Source_20_Text"><text:span text:style-name="T1">.</text:span></text:span><text:span text:style-name="Source_20_Text"><text:span text:style-name="T2">x</text:span></text:span><text:span text:style-name="Source_20_Text"><text:span text:style-name="T1"> </text:span></text:span></text:p>
      <text:p text:style-name="P1"><text:span text:style-name="Source_20_Text"><text:span text:style-name="T1"><text:s text:c="16"/></text:span></text:span><text:span text:style-name="Source_20_Text"><text:span text:style-name="T4">*</text:span></text:span><text:span text:style-name="Source_20_Text"><text:span text:style-name="T1"> ((</text:span></text:span><text:span text:style-name="Source_20_Text"><text:span text:style-name="T2">magnitud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1</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3">let</text:span></text:span><text:span text:style-name="Source_20_Text"><text:span text:style-name="T1"> </text:span></text:span><text:span text:style-name="Source_20_Text"><text:span text:style-name="T2">newX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DeadZoneScaledRadial</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deadZone</text:span></text:span><text:span text:style-name="Source_20_Text"><text:span text:style-name="T1">, </text:span></text:span></text:p>
      <text:p text:style-name="P1"><text:span text:style-name="Source_20_Text"><text:span text:style-name="T1"><text:s text:c="4"/></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 </text:span></text:span></text:p>
      <text:p text:style-name="P2"><text:span text:style-name="Source_20_Text"><text:span text:style-name="T1"><text:s text:c="4"/></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Y</text:span></text:span><text:span text:style-name="Source_20_Text"><text:span text:style-name="T1">));</text:span></text:span></text:p>
      <text:h text:style-name="Heading_20_3" text:outline-level="3"><text:bookmark text:name="demo-4"/>Demo</text:h>
      <text:p text:style-name="Text_20_body">Curious as to how your controller would behave with a scaled radial dead zone? Click on the canvas below to try it out. LB and RB will decrease and increase the dead zone by 0.05, respectively. Once you’re finished playing with it, you can click on it to hide it again.</text:p>
      <text:section text:style-name="Sect1" text:name="dead-zone-scaled-radial">
        <text:p text:style-name="Text_20_body"/>
      </text:section>
      <text:h text:style-name="Heading_20_2" text:outline-level="2"><text:bookmark text:name="bow-tie-dead-zone"/>Bow Tie Dead Zone</text:h>
      <text:p text:style-name="Text_20_body">A bow tie dead zone is a combination of both a radial and a modified axial dead zone. The radial dead zone is applied as normal, with inputs below the dead zone zeroed out. Additionally, an axial dead zone is applied, with its dead zone being a linear interpolation between zero and the maximum axial dead zone value, using the opposing axis’s value as the percentage.</text:p>
      <text:p text:style-name="Text_20_body">The two isosceles triangles pointing towards the center formed by the interpolated axial dead zones combined with the circle of the radial dead zone give the appearance of a bow tie, hence the name.</text:p>
      <text:p text:style-name="Text_20_body">It’s also possible to do a scaled bow tie, but this post already feels like it’s far too long. It’s implemented (radial scaling, at least) in the source code.<text:bookmark text:name="fnref:46"/><text:a xlink:type="simple" xlink:href="https://blog.khutchins.com/posts/phaser-3-inputs-ab/#fn:4" text:style-name="Internet_20_link" text:visited-style-name="Visited_20_Internet_20_Link">4</text:a></text:p>
      <text:h text:style-name="Heading_20_3" text:outline-level="3"><text:bookmark text:name="attributes-5"/><text:soft-page-break/>Attributes</text:h>
      <text:h text:style-name="Heading_20_4" text:outline-level="4"><text:bookmark text:name="discontinuous-2"/>Discontinuous</text:h>
      <text:p text:style-name="Text_20_body">This setup has two discontinuities: one around the radial dead zone, and one around the modified axial dead zone.</text:p>
      <text:h text:style-name="Heading_20_4" text:outline-level="4"><text:bookmark text:name="two-dimensional-2"/>Two-Dimensional</text:h>
      <text:p text:style-name="Text_20_body">This takes the other directional axis of the thumbstick in mind when computing the value. If the stick is all the way at (1, 0.05), the Y value will return 0.05, since it’s clear that the thumbstick is pressed. The axial dead zone makes it less likely to have accidental other axis input.</text:p>
      <text:h text:style-name="Heading_20_4" text:outline-level="4"><text:bookmark text:name="matches-raw-axis-at-diagonals-3"/>Matches Raw Axis at Diagonals</text:h>
      <text:p text:style-name="Text_20_body">Since the input is not modified once it passes the dead zone, it matches the magnitude of the input vector near the edges.</text:p>
      <text:h text:style-name="Heading_20_3" text:outline-level="3"><text:bookmark text:name="code-5"/>Code</text:h>
      <text:p text:style-name="P1"><text:span text:style-name="Source_20_Text"><text:span text:style-name="T3">class</text:span></text:span><text:span text:style-name="Source_20_Text"><text:span text:style-name="T1"> </text:span></text:span><text:span text:style-name="Source_20_Text"><text:span text:style-name="T2">KHInputAxisDeadZoneBowTie</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radialDeadZon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maxAxialDeadZone</text:span></text:span><text:span text:style-name="Source_20_Text"><text:span text:style-name="T1">: </text:span></text:span><text:span text:style-name="Source_20_Text"><text:span text:style-name="T3">number</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radialDeadZone</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12"/></text:span></text:span><text:span text:style-name="Source_20_Text"><text:span text:style-name="T2">maxAxialDeadZone</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12"/></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rim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econd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radial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radialDeadZone</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maxAxialDeadZon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maxAxialDeadZone</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5">// The "bow tie" part of this is made up of two components: a center</text:span></text:span></text:p>
      <text:p text:style-name="P1"><text:span text:style-name="Source_20_Text"><text:span text:style-name="T1"><text:s text:c="8"/></text:span></text:span><text:span text:style-name="Source_20_Text"><text:span text:style-name="T5">// radial dead zone and an axial dead zone that increases linearly </text:span></text:span></text:p>
      <text:p text:style-name="P1"><text:span text:style-name="Source_20_Text"><text:span text:style-name="T1"><text:s text:c="8"/></text:span></text:span><text:span text:style-name="Source_20_Text"><text:span text:style-name="T5">// with the opposing axis's size.</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axialDeadZone</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min</text:span></text:span><text:span text:style-name="Source_20_Text"><text:span text:style-name="T1">(</text:span></text:span><text:span text:style-name="Source_20_Text"><text:span text:style-name="T6">1</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secondary</text:span></text:span><text:span text:style-name="Source_20_Text"><text:span text:style-name="T1">)) </text:span></text:span></text:p>
      <text:p text:style-name="P1"><text:span text:style-name="Source_20_Text"><text:span text:style-name="T1"><text:s text:c="12"/></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maxAxialDeadZone</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5">// Check if the input is within the axial dead zone.</text:span></text:span></text:p>
      <text:p text:style-name="P1"><text:span text:style-name="Source_20_Text"><text:span text:style-name="T1"><text:s text:c="8"/></text:span></text:span><text:span text:style-name="Source_20_Text"><text:span text:style-name="T3">if</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primary</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2">axialDeadZon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6">0</text:span></text:span><text:span text:style-name="Source_20_Text"><text:span text:style-name="T1">);</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
      <text:p text:style-name="P1"><text:span text:style-name="Source_20_Text"><text:span text:style-name="T1"><text:s text:c="8"/></text:span></text:span><text:span text:style-name="Source_20_Text"><text:span text:style-name="T5">// Check if the input is within the radial dead zone.</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vector</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Phaser</text:span></text:span><text:span text:style-name="Source_20_Text"><text:span text:style-name="T1">.Math.</text:span></text:span><text:span text:style-name="Source_20_Text"><text:span text:style-name="T2">Vector2</text:span></text:span><text:span text:style-name="Source_20_Text"><text:span text:style-name="T1">(</text:span></text:span><text:span text:style-name="Source_20_Text"><text:span text:style-name="T2">primary</text:span></text:span><text:span text:style-name="Source_20_Text"><text:span text:style-name="T1">, </text:span></text:span><text:span text:style-name="Source_20_Text"><text:span text:style-name="T2">secondary</text:span></text:span><text:span text:style-name="Source_20_Text"><text:span text:style-name="T1">);</text:span></text:span></text:p>
      <text:p text:style-name="P1"><text:span text:style-name="Source_20_Text"><text:span text:style-name="T1"><text:s text:c="8"/></text:span></text:span><text:span text:style-name="Source_20_Text"><text:span text:style-name="T3">const</text:span></text:span><text:span text:style-name="Source_20_Text"><text:span text:style-name="T1"> </text:span></text:span><text:span text:style-name="Source_20_Text"><text:span text:style-name="T2">magnitud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vector</text:span></text:span><text:span text:style-name="Source_20_Text"><text:span text:style-name="T1">.</text:span></text:span><text:span text:style-name="Source_20_Text"><text:span text:style-name="T2">length</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magnitude</text:span></text:span><text:span text:style-name="Source_20_Text"><text:span text:style-name="T1"> </text:span></text:span><text:span text:style-name="Source_20_Text"><text:span text:style-name="T4">&l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radialDeadZon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6">0</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primary</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oft-page-break/><text:span text:style-name="Source_20_Text"><text:span text:style-name="T1">}</text:span></text:span></text:p>
      <text:p text:style-name="P1"/>
      <text:p text:style-name="P1"><text:span text:style-name="Source_20_Text"><text:span text:style-name="T3">let</text:span></text:span><text:span text:style-name="Source_20_Text"><text:span text:style-name="T1"> </text:span></text:span><text:span text:style-name="Source_20_Text"><text:span text:style-name="T2">newX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DeadZoneBowTie</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2">deadZone</text:span></text:span><text:span text:style-name="Source_20_Text"><text:span text:style-name="T1">, </text:span></text:span><text:span text:style-name="Source_20_Text"><text:span text:style-name="T6">0.15</text:span></text:span></text:p>
      <text:p text:style-name="P1"><text:span text:style-name="Source_20_Text"><text:span text:style-name="T1"><text:s text:c="4"/></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X</text:span></text:span><text:span text:style-name="Source_20_Text"><text:span text:style-name="T1">), </text:span></text:span></text:p>
      <text:p text:style-name="P2"><text:span text:style-name="Source_20_Text"><text:span text:style-name="T1"><text:s text:c="4"/></text:span></text:span><text:span text:style-name="Source_20_Text"><text:span text:style-name="T2">controller</text:span></text:span><text:span text:style-name="Source_20_Text"><text:span text:style-name="T1">.</text:span></text:span><text:span text:style-name="Source_20_Text"><text:span text:style-name="T2">getAxis</text:span></text:span><text:span text:style-name="Source_20_Text"><text:span text:style-name="T1">(</text:span></text:span><text:span text:style-name="Source_20_Text"><text:span text:style-name="T2">KHPadAxis</text:span></text:span><text:span text:style-name="Source_20_Text"><text:span text:style-name="T1">.</text:span></text:span><text:span text:style-name="Source_20_Text"><text:span text:style-name="T2">LeftStickY</text:span></text:span><text:span text:style-name="Source_20_Text"><text:span text:style-name="T1">));</text:span></text:span></text:p>
      <text:h text:style-name="Heading_20_3" text:outline-level="3"><text:bookmark text:name="demo-5"/>Demo</text:h>
      <text:p text:style-name="Text_20_body">Curious as to how your controller would behave with a bow tie dead zone?<text:bookmark text:name="fnref:56"/><text:a xlink:type="simple" xlink:href="https://blog.khutchins.com/posts/phaser-3-inputs-ab/#fn:5" text:style-name="Internet_20_link" text:visited-style-name="Visited_20_Internet_20_Link">5</text:a> Click on the canvas below to try it out. LB and RB will decrease and increase the dead zone by 0.05, respectively. Once you’re finished playing with it, you can click on it to hide it again.</text:p>
      <text:section text:style-name="Sect1" text:name="dead-zone-scaled-bowtie">
        <text:p text:style-name="Text_20_body"/>
      </text:section>
      <text:h text:style-name="Heading_20_1" text:outline-level="1"><text:bookmark text:name="other-ways-to-transform-your-input"/>Other Ways to Transform Your Input</text:h>
      <text:p text:style-name="Text_20_body">You can build on top of dead zones too. Here’s some simple examples of how you can modify your input. All of these examples are built on top of a scaled radial axis.</text:p>
      <text:h text:style-name="Heading_20_2" text:outline-level="2"><text:bookmark text:name="4-way-d-pad"/>4-Way D-Pad</text:h>
      <text:p text:style-name="Text_20_body">In some case, you may want to guarantee that your axis behaves like a 4-way D-Pad: only trigger input in one of four directions at once. This is different from a D-Pad in that it will return numbers other than one, but it’s possible to build off of this to achieve that goal, if desired.<text:bookmark text:name="fnref:66"/><text:a xlink:type="simple" xlink:href="https://blog.khutchins.com/posts/phaser-3-inputs-ab/#fn:6" text:style-name="Internet_20_link" text:visited-style-name="Visited_20_Internet_20_Link">6</text:a></text:p>
      <text:p text:style-name="P1"><text:span text:style-name="Source_20_Text"><text:span text:style-name="T3">class</text:span></text:span><text:span text:style-name="Source_20_Text"><text:span text:style-name="T1"> </text:span></text:span><text:span text:style-name="Source_20_Text"><text:span text:style-name="T2">KHInputAxis4Way</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5">// Prefer one axis if the values are equal, otherwise it's possible that</text:span></text:span></text:p>
      <text:p text:style-name="P1"><text:span text:style-name="Source_20_Text"><text:span text:style-name="T1"><text:s text:c="4"/></text:span></text:span><text:span text:style-name="Source_20_Text"><text:span text:style-name="T5">// both inputs have non-zero outputs.</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referred</text:span></text:span><text:span text:style-name="Source_20_Text"><text:span text:style-name="T1">: </text:span></text:span><text:span text:style-name="Source_20_Text"><text:span text:style-name="T3">boolean</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12"/></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 </text:span></text:span><text:span text:style-name="Source_20_Text"><text:span text:style-name="T2">preferred</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rim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econdaryAxis</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primary</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absSecondary</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secondary</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2">absSecondary</text:span></text:span><text:span text:style-name="Source_20_Text"><text:span text:style-name="T1"> </text:span></text:span></text:p>
      <text:p text:style-name="P1"><text:span text:style-name="Source_20_Text"><text:span text:style-name="T1"><text:s text:c="16"/></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preferred</text:span></text:span><text:span text:style-name="Source_20_Text"><text:span text:style-name="T1"> </text:span></text:span><text:span text:style-name="Source_20_Text"><text:span text:style-name="T4">&amp;&amp;</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absSecondary</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primary</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6">0</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3">return</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4Way</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4"/></text:span></text:span><text:span text:style-name="Source_20_Text"><text:span text:style-name="T3">new</text:span></text:span><text:span text:style-name="Source_20_Text"><text:span text:style-name="T1"> </text:span></text:span><text:span text:style-name="Source_20_Text"><text:span text:style-name="T2">KHInputAxisDeadZoneScaledRadial</text:span></text:span><text:span text:style-name="Source_20_Text"><text:span text:style-name="T1">(</text:span></text:span></text:p>
      <text:p text:style-name="P1"><text:span text:style-name="Source_20_Text"><text:span text:style-name="T1"><text:s text:c="8"/></text:span></text:span><text:span text:style-name="Source_20_Text"><text:span text:style-name="T2">inputSe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2">rawPrimaryAxis</text:span></text:span><text:span text:style-name="Source_20_Text"><text:span text:style-name="T1">, </text:span></text:span><text:span text:style-name="Source_20_Text"><text:span text:style-name="T2">rawSecondaryAxis</text:span></text:span><text:span text:style-name="Source_20_Text"><text:span text:style-name="T1">), </text:span></text:span></text:p>
      <text:p text:style-name="P1"><text:span text:style-name="Source_20_Text"><text:span text:style-name="T1"><text:s text:c="4"/></text:span></text:span><text:span text:style-name="Source_20_Text"><text:span text:style-name="T3">new</text:span></text:span><text:span text:style-name="Source_20_Text"><text:span text:style-name="T1"> </text:span></text:span><text:span text:style-name="Source_20_Text"><text:span text:style-name="T2">KHInputAxisDeadZoneScaledRadial</text:span></text:span><text:span text:style-name="Source_20_Text"><text:span text:style-name="T1">(</text:span></text:span></text:p>
      <text:p text:style-name="P1"><text:span text:style-name="Source_20_Text"><text:span text:style-name="T1"><text:s text:c="8"/></text:span></text:span><text:span text:style-name="Source_20_Text"><text:span text:style-name="T2">inputSe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2">rawSecondaryAxis</text:span></text:span><text:span text:style-name="Source_20_Text"><text:span text:style-name="T1">, </text:span></text:span><text:span text:style-name="Source_20_Text"><text:span text:style-name="T2">rawPrimaryAxis</text:span></text:span><text:span text:style-name="Source_20_Text"><text:span text:style-name="T1">), </text:span></text:span></text:p>
      <text:p text:style-name="P2"><text:soft-page-break/><text:span text:style-name="Source_20_Text"><text:span text:style-name="T1"><text:s text:c="4"/></text:span></text:span><text:span text:style-name="Source_20_Text"><text:span text:style-name="T3">true</text:span></text:span><text:span text:style-name="Source_20_Text"><text:span text:style-name="T1">);</text:span></text:span></text:p>
      <text:h text:style-name="Heading_20_3" text:outline-level="3"><text:bookmark text:name="demo-6"/>Demo</text:h>
      <text:p text:style-name="Text_20_body">As usual, click where it says below to try it out. LB and RB will decrease and increase the dead zone by 0.05, respectively. Once you’re finished playing with it, you can click on it to hide it again.</text:p>
      <text:section text:style-name="Sect1" text:name="dead-zone-dpad4">
        <text:p text:style-name="Text_20_body"/>
      </text:section>
      <text:h text:style-name="Heading_20_2" text:outline-level="2"><text:bookmark text:name="8-way-d-pad"/>8-Way D-Pad</text:h>
      <text:p text:style-name="Text_20_body">Not many controllers actually have a D-Pad that allows you to hit one direction at once; they usually allow you to press two adjacent directions. So let’s give that a try as well.</text:p>
      <text:p text:style-name="P1"><text:span text:style-name="Source_20_Text"><text:span text:style-name="T3">class</text:span></text:span><text:span text:style-name="Source_20_Text"><text:span text:style-name="T1"> </text:span></text:span><text:span text:style-name="Source_20_Text"><text:span text:style-name="T2">KHInputAxis8Way</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AxisDerived</text:span></text:span><text:span text:style-name="Source_20_Text"><text:span text:style-name="T1"> {</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constructor</text:span></text:span><text:span text:style-name="Source_20_Text"><text:span text:style-name="T1">(</text:span></text:span><text:span text:style-name="Source_20_Text"><text:span text:style-name="T2">inputSet</text:span></text:span><text:span text:style-name="Source_20_Text"><text:span text:style-name="T1">: </text:span></text:span><text:span text:style-name="Source_20_Text"><text:span text:style-name="T3">KHInputSet</text:span></text:span><text:span text:style-name="Source_20_Text"><text:span text:style-name="T1">, </text:span></text:span><text:span text:style-name="Source_20_Text"><text:span text:style-name="T2">prim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12"/></text:span></text:span><text:span text:style-name="Source_20_Text"><text:span text:style-name="T2">secondaryAxis</text:span></text:span><text:span text:style-name="Source_20_Text"><text:span text:style-name="T1">: </text:span></text:span><text:span text:style-name="Source_20_Text"><text:span text:style-name="T3">KHInputAxis</text:span></text:span><text:span text:style-name="Source_20_Text"><text:span text:style-name="T1">) {</text:span></text:span></text:p>
      <text:p text:style-name="P1"><text:span text:style-name="Source_20_Text"><text:span text:style-name="T1"><text:s text:c="8"/></text:span></text:span><text:span text:style-name="Source_20_Text"><text:span text:style-name="T3">super</text:span></text:span><text:span text:style-name="Source_20_Text"><text:span text:style-name="T1">(</text:span></text:span><text:span text:style-name="Source_20_Text"><text:span text:style-name="T2">inputSet</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primaryAxis</text:span></text:span><text:span text:style-name="Source_20_Text"><text:span text:style-name="T1">;</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secondaryAxis</text:span></text:span><text:span text:style-name="Source_20_Text"><text:span text:style-name="T1">;</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DerivedInput</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prim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secondaryAxis</text:span></text:span><text:span text:style-name="Source_20_Text"><text:span text:style-name="T1">.</text:span></text:span><text:span text:style-name="Source_20_Text"><text:span text:style-name="T2">getValue</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primary</text:span></text:span><text:span text:style-name="Source_20_Text"><text:span text:style-name="T1">);</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absSecondary</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abs</text:span></text:span><text:span text:style-name="Source_20_Text"><text:span text:style-name="T1">(</text:span></text:span><text:span text:style-name="Source_20_Text"><text:span text:style-name="T2">secondary</text:span></text:span><text:span text:style-name="Source_20_Text"><text:span text:style-name="T1">);</text:span></text:span></text:p>
      <text:p text:style-name="P1"/>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2">abs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2</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primary</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2">absSecondary</text:span></text:span><text:span text:style-name="Source_20_Text"><text:span text:style-name="T1"> </text:span></text:span><text:span text:style-name="Source_20_Text"><text:span text:style-name="T4">&gt;</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2</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6">0</text:span></text:span><text:span text:style-name="Source_20_Text"><text:span text:style-name="T1">)</text:span></text:span></text:p>
      <text:p text:style-name="P1"><text:span text:style-name="Source_20_Text"><text:span text:style-name="T1"><text:s text:c="8"/>} </text:span></text:span><text:span text:style-name="Source_20_Text"><text:span text:style-name="T3">else</text:span></text:span><text:span text:style-name="Source_20_Text"><text:span text:style-name="T1"> {</text:span></text:span></text:p>
      <text:p text:style-name="P1"><text:span text:style-name="Source_20_Text"><text:span text:style-name="T1"><text:s text:c="12"/></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Math.</text:span></text:span><text:span text:style-name="Source_20_Text"><text:span text:style-name="T2">sign</text:span></text:span><text:span text:style-name="Source_20_Text"><text:span text:style-name="T1">(</text:span></text:span><text:span text:style-name="Source_20_Text"><text:span text:style-name="T2">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absPrim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absSecondary</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6">2</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text:span text:style-name="Source_20_Text"><text:span text:style-name="T1">}</text:span></text:span></text:p>
      <text:p text:style-name="P1"/>
      <text:p text:style-name="P1"><text:span text:style-name="Source_20_Text"><text:span text:style-name="T3">return</text:span></text:span><text:span text:style-name="Source_20_Text"><text:span text:style-name="T1"> </text:span></text:span><text:span text:style-name="Source_20_Text"><text:span text:style-name="T3">new</text:span></text:span><text:span text:style-name="Source_20_Text"><text:span text:style-name="T1"> </text:span></text:span><text:span text:style-name="Source_20_Text"><text:span text:style-name="T2">KHInputAxis8Way</text:span></text:span><text:span text:style-name="Source_20_Text"><text:span text:style-name="T1">(</text:span></text:span><text:span text:style-name="Source_20_Text"><text:span text:style-name="T2">inputSet</text:span></text:span><text:span text:style-name="Source_20_Text"><text:span text:style-name="T1">, </text:span></text:span></text:p>
      <text:p text:style-name="P1"><text:span text:style-name="Source_20_Text"><text:span text:style-name="T1"><text:s text:c="4"/></text:span></text:span><text:span text:style-name="Source_20_Text"><text:span text:style-name="T3">new</text:span></text:span><text:span text:style-name="Source_20_Text"><text:span text:style-name="T1"> </text:span></text:span><text:span text:style-name="Source_20_Text"><text:span text:style-name="T2">KHInputAxisDeadZoneScaledRadial</text:span></text:span><text:span text:style-name="Source_20_Text"><text:span text:style-name="T1">(</text:span></text:span></text:p>
      <text:p text:style-name="P1"><text:span text:style-name="Source_20_Text"><text:span text:style-name="T1"><text:s text:c="8"/></text:span></text:span><text:span text:style-name="Source_20_Text"><text:span text:style-name="T2">inputSe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2">rawPrimaryAxis</text:span></text:span><text:span text:style-name="Source_20_Text"><text:span text:style-name="T1">, </text:span></text:span><text:span text:style-name="Source_20_Text"><text:span text:style-name="T2">rawSecondaryAxis</text:span></text:span><text:span text:style-name="Source_20_Text"><text:span text:style-name="T1">), </text:span></text:span></text:p>
      <text:p text:style-name="P1"><text:span text:style-name="Source_20_Text"><text:span text:style-name="T1"><text:s text:c="4"/></text:span></text:span><text:span text:style-name="Source_20_Text"><text:span text:style-name="T3">new</text:span></text:span><text:span text:style-name="Source_20_Text"><text:span text:style-name="T1"> </text:span></text:span><text:span text:style-name="Source_20_Text"><text:span text:style-name="T2">KHInputAxisDeadZoneScaledRadial</text:span></text:span><text:span text:style-name="Source_20_Text"><text:span text:style-name="T1">(</text:span></text:span></text:p>
      <text:p text:style-name="P2"><text:span text:style-name="Source_20_Text"><text:span text:style-name="T1"><text:s text:c="8"/></text:span></text:span><text:span text:style-name="Source_20_Text"><text:span text:style-name="T2">inputSet</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eadZone</text:span></text:span><text:span text:style-name="Source_20_Text"><text:span text:style-name="T1">, </text:span></text:span><text:span text:style-name="Source_20_Text"><text:span text:style-name="T2">rawSecondaryAxis</text:span></text:span><text:span text:style-name="Source_20_Text"><text:span text:style-name="T1">, </text:span></text:span><text:span text:style-name="Source_20_Text"><text:span text:style-name="T2">rawPrimaryAxis</text:span></text:span><text:span text:style-name="Source_20_Text"><text:span text:style-name="T1">));</text:span></text:span></text:p>
      <text:h text:style-name="Heading_20_3" text:outline-level="3"><text:bookmark text:name="demo-7"/>Demo</text:h>
      <text:p text:style-name="Text_20_body">As usual, click where it says below to try it out. LB and RB will decrease and increase the dead zone by 0.05, respectively. Once you’re finished playing with it, you can click on it to hide it again.</text:p>
      <text:section text:style-name="Sect1" text:name="dead-zone-dpad8">
        <text:p text:style-name="Text_20_body"/>
      </text:section>
      <text:h text:style-name="Heading_20_1" text:outline-level="1"><text:bookmark text:name="final-advice"/><text:soft-page-break/>Final Advice</text:h>
      <text:p text:style-name="Text_20_body">If you’re taking in analog input, it’s hard to go wrong with scaled radial input. If you’re taking in menu input, or input where you expect one axis at a time, scaled axial is the safest bet.</text:p>
      <text:p text:style-name="Text_20_body">If you want to see the source code for the demos, as well as for the input system we’ve been discussing, it’s in the repository <text:a xlink:type="simple" xlink:href="https://github.com/khutchins/phaser-dead-zone-demo" office:target-frame-name="_blank" xlink:show="new" text:style-name="Internet_20_link" text:visited-style-name="Visited_20_Internet_20_Link">here</text:a>.</text:p>
      <text:p text:style-name="Text_20_body">In the <text:a xlink:type="simple" xlink:href="https://blog.khutchins.com/posts/phaser-3-inputs-ac/" text:style-name="Internet_20_link" text:visited-style-name="Visited_20_Internet_20_Link">final planned post for this series</text:a>, we talk about how to set up controller vibrations in a way that <text:span text:style-name="Emphasis">won’t</text:span> annoy people using the keyboard.</text:p>
      <text:p text:style-name="Horizontal_20_Line"/>
      <text:list xml:id="list2300029813" text:style-name="L17">
        <text:list-item>
          <text:p text:style-name="P29"><text:bookmark text:name="fn:18"/>See the code <text:a xlink:type="simple" xlink:href="https://github.com/photonstorm/phaser/blob/3f511a73cdf0c14b774d4f9f7913b6d1a88c559b/src/input/gamepad/Axis.js#L100" office:target-frame-name="_blank" xlink:show="new" text:style-name="Internet_20_link" text:visited-style-name="Visited_20_Internet_20_Link">here</text:a>. <text:a xlink:type="simple" xlink:href="https://blog.khutchins.com/posts/phaser-3-inputs-ab/#fnref:1" text:style-name="Internet_20_link" text:visited-style-name="Visited_20_Internet_20_Link">↩︎</text:a></text:p>
        </text:list-item>
        <text:list-item>
          <text:p text:style-name="P29"><text:bookmark text:name="fn:26"/>Length of the input vector, or the distance of the thumbstick from the origin. <text:a xlink:type="simple" xlink:href="https://blog.khutchins.com/posts/phaser-3-inputs-ab/#fnref:2" text:style-name="Internet_20_link" text:visited-style-name="Visited_20_Internet_20_Link">↩︎</text:a></text:p>
        </text:list-item>
        <text:list-item>
          <text:p text:style-name="P29"><text:bookmark text:name="fn:36"/>Divide each component of the vector by its magnitude. Be careful with this; if your vector’s magnitude is less than one, normalizing it will increase the strength of the input. <text:a xlink:type="simple" xlink:href="https://blog.khutchins.com/posts/phaser-3-inputs-ab/#fnref:3" text:style-name="Internet_20_link" text:visited-style-name="Visited_20_Internet_20_Link">↩︎</text:a></text:p>
        </text:list-item>
        <text:list-item>
          <text:p text:style-name="P29"><text:bookmark text:name="fn:46"/>Link at the bottom, which this footnote helpfully took you near to. <text:a xlink:type="simple" xlink:href="https://blog.khutchins.com/posts/phaser-3-inputs-ab/#fnref:4" text:style-name="Internet_20_link" text:visited-style-name="Visited_20_Internet_20_Link">↩︎</text:a></text:p>
        </text:list-item>
        <text:list-item>
          <text:p text:style-name="P29"><text:bookmark text:name="fn:56"/>The maximum axial dead zone is locked at 0.15 for this demo. <text:a xlink:type="simple" xlink:href="https://blog.khutchins.com/posts/phaser-3-inputs-ab/#fnref:5" text:style-name="Internet_20_link" text:visited-style-name="Visited_20_Internet_20_Link">↩︎</text:a></text:p>
        </text:list-item>
        <text:list-item>
          <text:p text:style-name="P29"><text:bookmark text:name="fn:66"/>Imagine <text:span text:style-name="Source_20_Text">KHInputAxisMaximalize</text:span> (maybe choose a better name), which transforms any input less than 0 to -1 and any input greater than 0 to 1. <text:a xlink:type="simple" xlink:href="https://blog.khutchins.com/posts/phaser-3-inputs-ab/#fnref:6" text:style-name="Internet_20_link" text:visited-style-name="Visited_20_Internet_20_Link">↩︎</text:a></text:p>
        </text:list-item>
      </text:list>
      <text:h text:style-name="Heading_20_1" text:outline-level="1">Handling Inputs in Phaser 3: Appendix C: Good Vibrations</text:h>
      <text:p text:style-name="P3">Feb 14, 2021 <text:a xlink:type="simple" xlink:href="https://blog.khutchins.com/categories/code/" text:style-name="Internet_20_link" text:visited-style-name="Visited_20_Internet_20_Link">code</text:a> <text:a xlink:type="simple" xlink:href="https://blog.khutchins.com/categories/phaser-3/" text:style-name="Internet_20_link" text:visited-style-name="Visited_20_Internet_20_Link">phaser 3</text:a> </text:p>
      <text:p text:style-name="Text_20_body"><text:a xlink:type="simple" xlink:href="https://blog.khutchins.com/posts/phaser-3-inputs-ab/" text:style-name="Internet_20_link" text:visited-style-name="Visited_20_Internet_20_Link">Handling Inputs in Phaser 3: Appendix B: Dead Zones</text:a> ← <text:a xlink:type="simple" xlink:href="https://blog.khutchins.com/series/handling-inputs-in-phaser-3/" text:style-name="Internet_20_link" text:visited-style-name="Visited_20_Internet_20_Link">Handling Inputs in Phaser 3</text:a> </text:p>
      <text:p text:style-name="Text_20_body"><text:a xlink:type="simple" xlink:href="https://blog.khutchins.com/posts/phaser-3-inputs-ab/" text:style-name="Internet_20_link" text:visited-style-name="Visited_20_Internet_20_Link">Previously</text:a>, we spent far too much time going over dead zones.</text:p>
      <text:p text:style-name="Text_20_body">This time, we’re adding vibration support.<text:bookmark text:name="fnref:19"/><text:a xlink:type="simple" xlink:href="https://blog.khutchins.com/posts/phaser-3-inputs-ac/#fn:1" text:style-name="Internet_20_link" text:visited-style-name="Visited_20_Internet_20_Link">1</text:a> I’d suggest re-reading the <text:a xlink:type="simple" xlink:href="https://blog.khutchins.com/posts/phaser-3-inputs-2/" text:style-name="Internet_20_link" text:visited-style-name="Visited_20_Internet_20_Link">post that goes over input providers</text:a>, since we’ll be working with them almost exclusively in this post.</text:p>
      <text:h text:style-name="Heading_20_1" text:outline-level="1"><text:bookmark text:name="feeling-the-vibes"/>Feeling the Vibes</text:h>
      <text:p text:style-name="Text_20_body">There’s good news and bad news for vibration support in the browser.</text:p>
      <text:p text:style-name="Text_20_body">The good news:</text:p>
      <text:list xml:id="list3675476143" text:style-name="L18">
        <text:list-item>
          <text:p text:style-name="P30">It’s really easy to use the <text:span text:style-name="Source_20_Text">playEffect</text:span> API, and it seems fairly flexible. </text:p>
        </text:list-item>
      </text:list>
      <text:p text:style-name="Text_20_body">The bad news:</text:p>
      <text:list xml:id="list126050882" text:style-name="L19">
        <text:list-item>
          <text:p text:style-name="P32"><text:span text:style-name="Source_20_Text">playEffect</text:span> isn’t a cross-browser API standard (only Chromium-based browsers support it). </text:p>
        </text:list-item>
        <text:list-item>
          <text:p text:style-name="P32">All of the APIs are marked as experimental </text:p>
        </text:list-item>
        <text:list-item>
          <text:p text:style-name="P32"><text:soft-page-break/><text:a xlink:type="simple" xlink:href="https://developer.mozilla.org/en-US/docs/Web/API/GamepadHapticActuator/pulse" office:target-frame-name="_blank" xlink:show="new" text:style-name="Internet_20_link" text:visited-style-name="Visited_20_Internet_20_Link">pulse</text:a>, which MDN calls the standard (and the only one with documentation), is theoretically only supported in Firefox, and even, then, it wouldn’t work for me. </text:p>
        </text:list-item>
        <text:list-item>
          <text:p text:style-name="P32"><text:span text:style-name="Source_20_Text">pulse</text:span> is <text:span text:style-name="Emphasis">worse</text:span> than <text:span text:style-name="Source_20_Text">playEffect</text:span>, so if they do standardize to it, the rumble control will get worse. </text:p>
        </text:list-item>
        <text:list-item>
          <text:p text:style-name="P31">Safari doesn’t support vibration at all. </text:p>
        </text:list-item>
      </text:list>
      <text:p text:style-name="Text_20_body">Some more good news:</text:p>
      <text:list xml:id="list1572965410" text:style-name="L20">
        <text:list-item>
          <text:p text:style-name="P33">My implementation theoretically supports <text:span text:style-name="Source_20_Text">pulse</text:span> correctly, so if it does get fixed, it should just work. </text:p>
        </text:list-item>
      </text:list>
      <text:h text:style-name="Heading_20_1" text:outline-level="1"><text:bookmark text:name="our-goals"/>Our Goals</text:h>
      <text:p text:style-name="Text_20_body">Of course, we want to get the controller to vibrate. But we also only want it to vibrate <text:span text:style-name="Emphasis">sometimes</text:span>. Have you ever played a game that rumbled the controller, regardless of whether you were using it or not? I have. It’s startled me <text:span text:style-name="Emphasis">many</text:span> times.</text:p>
      <text:p text:style-name="Text_20_body">To avoid that, we should vibrate only the input that’s actively giving inputs. Since using multiple input types at once is rare,<text:bookmark text:name="fnref:27"/><text:a xlink:type="simple" xlink:href="https://blog.khutchins.com/posts/phaser-3-inputs-ac/#fn:2" text:style-name="Internet_20_link" text:visited-style-name="Visited_20_Internet_20_Link">2</text:a> we can just vibrate the last input source. Since we have a class that matches input sources already (<text:span text:style-name="Source_20_Text">KHInputProvider</text:span>), we can piggy-back off of that. We could do something specific to controllers, but that would most likely end up making our code messier, and for all we know keyboards could add vibration support in the future.<text:bookmark text:name="fnref:37"/><text:a xlink:type="simple" xlink:href="https://blog.khutchins.com/posts/phaser-3-inputs-ac/#fn:3" text:style-name="Internet_20_link" text:visited-style-name="Visited_20_Internet_20_Link">3</text:a></text:p>
      <text:p text:style-name="Text_20_body">Let’s list our goals:</text:p>
      <text:list xml:id="list1629012834" text:style-name="L21">
        <text:list-item>
          <text:p text:style-name="P35">Be able to get the last used input provider. </text:p>
        </text:list-item>
        <text:list-item>
          <text:p text:style-name="P34">Add vibration support to the applicable input providers. </text:p>
        </text:list-item>
      </text:list>
      <text:h text:style-name="Heading_20_2" text:outline-level="2"><text:bookmark text:name="getting-the-last-used-input-provider"/>Getting the Last Used Input Provider</text:h>
      <text:p text:style-name="Text_20_body">Do you remember way back when I was first discussing input providers, and how I added methods for <text:span text:style-name="Source_20_Text">updateInput</text:span> and <text:span text:style-name="Source_20_Text">updateAxis</text:span>, even though they were only one line long? This is why.</text:p>
      <text:p text:style-name="Text_20_body">First, let’s introduce a parent class to the input providers:</text:p>
      <text:p text:style-name="P1"><text:span text:style-name="Source_20_Text"><text:span text:style-name="T3">class</text:span></text:span><text:span text:style-name="Source_20_Text"><text:span text:style-name="T1"> </text:span></text:span><text:span text:style-name="Source_20_Text"><text:span text:style-name="T2">KHInputProvider</text:span></text:span><text:span text:style-name="Source_20_Text"><text:span text:style-name="T1"> {</text:span></text:span></text:p>
      <text:p text:style-name="P1"><text:span text:style-name="Source_20_Text"><text:span text:style-name="T1"><text:s text:c="4"/></text:span></text:span><text:span text:style-name="Source_20_Text"><text:span text:style-name="T3">static</text:span></text:span><text:span text:style-name="Source_20_Text"><text:span text:style-name="T1"> </text:span></text:span><text:span text:style-name="Source_20_Text"><text:span text:style-name="T2">lastInputSource</text:span></text:span><text:span text:style-name="Source_20_Text"><text:span text:style-name="T1">: </text:span></text:span><text:span text:style-name="Source_20_Text"><text:span text:style-name="T3">KHInputProvider</text:span></text:span><text:span text:style-name="Source_20_Text"><text:span text:style-name="T1">;</text:span></text:span></text:p>
      <text:p text:style-name="P2"><text:span text:style-name="Source_20_Text"><text:span text:style-name="T1">}</text:span></text:span></text:p>
      <text:p text:style-name="Text_20_body">For now, this parent class will just contain a single static variable<text:bookmark text:name="fnref:47"/><text:a xlink:type="simple" xlink:href="https://blog.khutchins.com/posts/phaser-3-inputs-ac/#fn:4" text:style-name="Internet_20_link" text:visited-style-name="Visited_20_Internet_20_Link">4</text:a>: lastInputSource, which will hold a reference to the last input provider that received activity.</text:p>
      <text:p text:style-name="Text_20_body">Now we need to update this variable. First, let’s amend the <text:span text:style-name="Source_20_Text">_updateAxis</text:span> and <text:span text:style-name="Source_20_Text">_updateInput</text:span> methods in the controller and mouse providers, since they both handle their own inputs.</text:p>
      <text:p text:style-name="P1"><text:span text:style-name="Source_20_Text"><text:span text:style-name="T3">class</text:span></text:span><text:span text:style-name="Source_20_Text"><text:span text:style-name="T1"> </text:span></text:span><text:span text:style-name="Source_20_Text"><text:span text:style-name="T2">KHInputProviderController</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Provider</text:span></text:span><text:span text:style-name="Source_20_Text"><text:span text:style-name="T1"> {</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KHPadInpu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button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value</text:span></text:span><text:span text:style-name="Source_20_Text"><text:span text:style-name="T1">) {</text:span></text:span></text:p>
      <text:p text:style-name="P1"><text:span text:style-name="Source_20_Text"><text:span text:style-name="T1"><text:s text:c="12"/></text:span></text:span><text:span text:style-name="Source_20_Text"><text:span text:style-name="T2">KHInputProvider</text:span></text:span><text:span text:style-name="Source_20_Text"><text:span text:style-name="T1">.</text:span></text:span><text:span text:style-name="Source_20_Text"><text:span text:style-name="T2">lastInput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oft-page-break/><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Ax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3">KHPadAxis</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 {</text:span></text:span></text:p>
      <text:p text:style-name="P1"><text:span text:style-name="Source_20_Text"><text:span text:style-name="T1"><text:s text:c="12"/></text:span></text:span><text:span text:style-name="Source_20_Text"><text:span text:style-name="T2">KHInputProvider</text:span></text:span><text:span text:style-name="Source_20_Text"><text:span text:style-name="T1">.</text:span></text:span><text:span text:style-name="Source_20_Text"><text:span text:style-name="T2">lastInput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The only difference between the two is the enum in the input methods.</text:p>
      <text:p text:style-name="P1"><text:span text:style-name="Source_20_Text"><text:span text:style-name="T3">class</text:span></text:span><text:span text:style-name="Source_20_Text"><text:span text:style-name="T1"> </text:span></text:span><text:span text:style-name="Source_20_Text"><text:span text:style-name="T2">KHInputProviderMouse</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Provider</text:span></text:span><text:span text:style-name="Source_20_Text"><text:span text:style-name="T1"> {</text:span></text:span></text:p>
      <text:p text:style-name="P1"><text:span text:style-name="Source_20_Text"><text:span text:style-name="T1"><text:s text:c="4"/>...</text:span></text:span></text:p>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Input</text:span></text:span><text:span text:style-name="Source_20_Text"><text:span text:style-name="T1">(</text:span></text:span><text:span text:style-name="Source_20_Text"><text:span text:style-name="T2">input</text:span></text:span><text:span text:style-name="Source_20_Text"><text:span text:style-name="T1">: </text:span></text:span><text:span text:style-name="Source_20_Text"><text:span text:style-name="T3">KHMouseInput</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boolean</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input</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value</text:span></text:span><text:span text:style-name="Source_20_Text"><text:span text:style-name="T1">) {</text:span></text:span></text:p>
      <text:p text:style-name="P1"><text:span text:style-name="Source_20_Text"><text:span text:style-name="T1"><text:s text:c="12"/></text:span></text:span><text:span text:style-name="Source_20_Text"><text:span text:style-name="T2">KHInputProvider</text:span></text:span><text:span text:style-name="Source_20_Text"><text:span text:style-name="T1">.</text:span></text:span><text:span text:style-name="Source_20_Text"><text:span text:style-name="T2">lastInput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3">private</text:span></text:span><text:span text:style-name="Source_20_Text"><text:span text:style-name="T1"> </text:span></text:span><text:span text:style-name="Source_20_Text"><text:span text:style-name="T2">_updateAxis</text:span></text:span><text:span text:style-name="Source_20_Text"><text:span text:style-name="T1">(</text:span></text:span><text:span text:style-name="Source_20_Text"><text:span text:style-name="T2">axis</text:span></text:span><text:span text:style-name="Source_20_Text"><text:span text:style-name="T1">: </text:span></text:span><text:span text:style-name="Source_20_Text"><text:span text:style-name="T3">KHMouseAxis</text:span></text:span><text:span text:style-name="Source_20_Text"><text:span text:style-name="T1">, </text:span></text:span><text:span text:style-name="Source_20_Text"><text:span text:style-name="T2">value</text:span></text:span><text:span text:style-name="Source_20_Text"><text:span text:style-name="T1">: </text:span></text:span><text:span text:style-name="Source_20_Text"><text:span text:style-name="T3">number</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void</text:span></text:span><text:span text:style-name="Source_20_Text"><text:span text:style-name="T1"> {</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3">get</text:span></text:span><text:span text:style-name="Source_20_Text"><text:span text:style-name="T1">(</text:span></text:span><text:span text:style-name="Source_20_Text"><text:span text:style-name="T2">ax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2">value</text:span></text:span><text:span text:style-name="Source_20_Text"><text:span text:style-name="T1">)) {</text:span></text:span></text:p>
      <text:p text:style-name="P1"><text:span text:style-name="Source_20_Text"><text:span text:style-name="T1"><text:s text:c="12"/></text:span></text:span><text:span text:style-name="Source_20_Text"><text:span text:style-name="T2">KHInputProvider</text:span></text:span><text:span text:style-name="Source_20_Text"><text:span text:style-name="T1">.</text:span></text:span><text:span text:style-name="Source_20_Text"><text:span text:style-name="T2">lastInput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As you can see from the code, the providers will set themselves as the last input source under two conditions:</text:p>
      <text:list xml:id="list3539463443" text:style-name="L22">
        <text:list-item>
          <text:p text:style-name="P37">A button was pressed or is currently being held. This indicates active input. </text:p>
        </text:list-item>
        <text:list-item>
          <text:p text:style-name="P36">The value of an axis <text:span text:style-name="Emphasis">changed</text:span>. We can’t check against the axis value being zero, as the mouse x and y axes will usually be non-zero at rest. Since all of the other axes require you to hold them and they have a relatively high amount of granularity, their values will likely change from frame to frame. </text:p>
        </text:list-item>
      </text:list>
      <text:p text:style-name="Text_20_body">Now we get to the keyboard input provider, which gives us two options:</text:p>
      <text:list xml:id="list3082154858" text:style-name="L23">
        <text:list-item>
          <text:p text:style-name="P39">Pass the input provider into each <text:span text:style-name="Source_20_Text">KHInputKeyKeyboard</text:span> object, and set it when its <text:span text:style-name="Source_20_Text">updateFromKey()</text:span> method is called. This makes it a chunkier class, and makes both objects have a reference to each other, which I’m always cagey about.<text:bookmark text:name="fnref:57"/><text:a xlink:type="simple" xlink:href="https://blog.khutchins.com/posts/phaser-3-inputs-ac/#fn:5" text:style-name="Internet_20_link" text:visited-style-name="Visited_20_Internet_20_Link">5</text:a> </text:p>
        </text:list-item>
        <text:list-item>
          <text:p text:style-name="P38">Check the value of each key after calling <text:span text:style-name="Source_20_Text">updateFromKey()</text:span>, and update the input source from the input provider. </text:p>
        </text:list-item>
      </text:list>
      <text:p text:style-name="Text_20_body">I’m going to take the second approach, if only because it keeps the <text:span text:style-name="Source_20_Text">KHInputKeyKeyboard</text:span> class slimmer and makes all <text:span text:style-name="Source_20_Text">lastInputSource</text:span> updates take place in input provider classes. The changes for this are also minimal.</text:p>
      <text:p text:style-name="P1"><text:span text:style-name="Source_20_Text"><text:span text:style-name="T3">class</text:span></text:span><text:span text:style-name="Source_20_Text"><text:span text:style-name="T1"> <text:s/></text:span></text:span><text:span text:style-name="Source_20_Text"><text:span text:style-name="T2">KHInputKeyKeyboard</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Key</text:span></text:span><text:span text:style-name="Source_20_Text"><text:span text:style-name="T1"> {</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FromKey</text:span></text:span><text:span text:style-name="Source_20_Text"><text:span text:style-name="T1">()</text:span></text:span><text:span text:style-name="Source_20_Text"><text:span text:style-name="T4">:</text:span></text:span><text:span text:style-name="Source_20_Text"><text:span text:style-name="T1"> </text:span></text:span><text:span text:style-name="Source_20_Text"><text:span text:style-name="T3">boolean</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update</text:span></text:span><text:span text:style-name="Source_20_Text"><text:span text:style-name="T1">(</text:span></text:span><text:span text:style-name="Source_20_Text"><text:span text:style-name="T3">this</text:span></text:span><text:span text:style-name="Source_20_Text"><text:span text:style-name="T1">.</text:span></text:span><text:span text:style-name="Source_20_Text"><text:span text:style-name="T2">key</text:span></text:span><text:span text:style-name="Source_20_Text"><text:span text:style-name="T1">.</text:span></text:span><text:span text:style-name="Source_20_Text"><text:span text:style-name="T2">isDown</text:span></text:span><text:span text:style-name="Source_20_Text"><text:span text:style-name="T1">);</text:span></text:span></text:p>
      <text:p text:style-name="P1"><text:span text:style-name="Source_20_Text"><text:span text:style-name="T1"><text:s text:c="8"/></text:span></text:span><text:span text:style-name="Source_20_Text"><text:span text:style-name="T3">return</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down</text:span></text:span><text:span text:style-name="Source_20_Text"><text:span text:style-name="T1">;</text:span></text:span></text:p>
      <text:p text:style-name="P1"><text:span text:style-name="Source_20_Text"><text:span text:style-name="T1"><text:s text:c="4"/>}</text:span></text:span></text:p>
      <text:p text:style-name="P2"><text:span text:style-name="Source_20_Text"><text:span text:style-name="T1">}</text:span></text:span></text:p>
      <text:p text:style-name="Text_20_body"><text:span text:style-name="Source_20_Text">updateFromKey()</text:span> is changed to return its current down state.</text:p>
      <text:p text:style-name="P1"><text:span text:style-name="Source_20_Text"><text:span text:style-name="T3">class</text:span></text:span><text:span text:style-name="Source_20_Text"><text:span text:style-name="T1"> </text:span></text:span><text:span text:style-name="Source_20_Text"><text:span text:style-name="T2">KHInputProviderKeyboard</text:span></text:span><text:span text:style-name="Source_20_Text"><text:span text:style-name="T1"> </text:span></text:span><text:span text:style-name="Source_20_Text"><text:span text:style-name="T3">extends</text:span></text:span><text:span text:style-name="Source_20_Text"><text:span text:style-name="T1"> </text:span></text:span><text:span text:style-name="Source_20_Text"><text:span text:style-name="T2">KHInputProvider</text:span></text:span><text:span text:style-name="Source_20_Text"><text:span text:style-name="T1"> {</text:span></text:span></text:p>
      <text:p text:style-name="P1"><text:soft-page-break/><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update</text:span></text:span><text:span text:style-name="Source_20_Text"><text:span text:style-name="T1">(</text:span></text:span><text:span text:style-name="Source_20_Text"><text:span text:style-name="T2">now</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delta</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this</text:span></text:span><text:span text:style-name="Source_20_Text"><text:span text:style-name="T1">.</text:span></text:span><text:span text:style-name="Source_20_Text"><text:span text:style-name="T2">keys</text:span></text:span><text:span text:style-name="Source_20_Text"><text:span text:style-name="T1">.</text:span></text:span><text:span text:style-name="Source_20_Text"><text:span text:style-name="T2">forEach</text:span></text:span><text:span text:style-name="Source_20_Text"><text:span text:style-name="T1">((</text:span></text:span><text:span text:style-name="Source_20_Text"><text:span text:style-name="T2">value</text:span></text:span><text:span text:style-name="Source_20_Text"><text:span text:style-name="T1">, </text:span></text:span><text:span text:style-name="Source_20_Text"><text:span text:style-name="T2">key</text:span></text:span><text:span text:style-name="Source_20_Text"><text:span text:style-name="T1">) </text:span></text:span><text:span text:style-name="Source_20_Text"><text:span text:style-name="T4">=&gt;</text:span></text:span><text:span text:style-name="Source_20_Text"><text:span text:style-name="T1"> {</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2">value</text:span></text:span><text:span text:style-name="Source_20_Text"><text:span text:style-name="T1">.</text:span></text:span><text:span text:style-name="Source_20_Text"><text:span text:style-name="T2">updateFromKey</text:span></text:span><text:span text:style-name="Source_20_Text"><text:span text:style-name="T1">()) {</text:span></text:span></text:p>
      <text:p text:style-name="P1"><text:span text:style-name="Source_20_Text"><text:span text:style-name="T1"><text:s text:c="16"/></text:span></text:span><text:span text:style-name="Source_20_Text"><text:span text:style-name="T2">KHInputProvider</text:span></text:span><text:span text:style-name="Source_20_Text"><text:span text:style-name="T1">.</text:span></text:span><text:span text:style-name="Source_20_Text"><text:span text:style-name="T2">lastInputSource</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text:span text:style-name="Source_20_Text">update()</text:span> is changed to set the last input source if <text:span text:style-name="Source_20_Text">updateFromKey()</text:span> returns true.</text:p>
      <text:p text:style-name="Text_20_body">With this change, we now have the last input source hooked up correctly.</text:p>
      <text:h text:style-name="Heading_20_2" text:outline-level="2"><text:bookmark text:name="adding-vibration-support"/>Adding Vibration Support</text:h>
      <text:p text:style-name="Text_20_body">Before we hook in the APIs, let’s make it so input providers can try to vibrate. First of all, we’ll add a method to <text:span text:style-name="Source_20_Text">KHInputProvider</text:span> that requests a vibration.</text:p>
      <text:p text:style-name="P1"><text:span text:style-name="Source_20_Text"><text:span text:style-name="T3">class</text:span></text:span><text:span text:style-name="Source_20_Text"><text:span text:style-name="T1"> </text:span></text:span><text:span text:style-name="Source_20_Text"><text:span text:style-name="T2">KHInputProvider</text:span></text:span><text:span text:style-name="Source_20_Text"><text:span text:style-name="T1"> {</text:span></text:span></text:p>
      <text:p text:style-name="P1"><text:span text:style-name="Source_20_Text"><text:span text:style-name="T1"><text:s text:c="4"/></text:span></text:span><text:span text:style-name="Source_20_Text"><text:span text:style-name="T3">static</text:span></text:span><text:span text:style-name="Source_20_Text"><text:span text:style-name="T1"> </text:span></text:span><text:span text:style-name="Source_20_Text"><text:span text:style-name="T2">lastInputSource</text:span></text:span><text:span text:style-name="Source_20_Text"><text:span text:style-name="T1">: </text:span></text:span><text:span text:style-name="Source_20_Text"><text:span text:style-name="T3">KHInputProvider</text:span></text:span><text:span text:style-name="Source_20_Text"><text:span text:style-name="T1">;</text:span></text:span></text:p>
      <text:p text:style-name="P1"/>
      <text:p text:style-name="P1"><text:span text:style-name="Source_20_Text"><text:span text:style-name="T1"><text:s text:c="4"/></text:span></text:span><text:span text:style-name="Source_20_Text"><text:span text:style-name="T5">/**</text:span></text:span></text:p>
      <text:p text:style-name="P1"><text:span text:style-name="Source_20_Text"><text:span text:style-name="T5"><text:s text:c="5"/>* Attempt to vibrate the input source.</text:span></text:span></text:p>
      <text:p text:style-name="P1"><text:span text:style-name="Source_20_Text"><text:span text:style-name="T5"><text:s text:c="5"/>* @param duration Duration in millis</text:span></text:span></text:p>
      <text:p text:style-name="P1"><text:span text:style-name="Source_20_Text"><text:span text:style-name="T5"><text:s text:c="5"/>* @param weak Magnitude of weak rumble (0-1)</text:span></text:span></text:p>
      <text:p text:style-name="P1"><text:span text:style-name="Source_20_Text"><text:span text:style-name="T5"><text:s text:c="5"/>* @param strong Magnitude of strong rumble (0-1)</text:span></text:span></text:p>
      <text:p text:style-name="P1"><text:span text:style-name="Source_20_Text"><text:span text:style-name="T5"><text:s text:c="5"/>*/</text:span></text:span></text:p>
      <text:p text:style-name="P1"><text:span text:style-name="Source_20_Text"><text:span text:style-name="T1"><text:s text:c="4"/></text:span></text:span><text:span text:style-name="Source_20_Text"><text:span text:style-name="T2">tryVibrate</text:span></text:span><text:span text:style-name="Source_20_Text"><text:span text:style-name="T1">(</text:span></text:span><text:span text:style-name="Source_20_Text"><text:span text:style-name="T2">duration</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weak</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strong</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5">// Default is no implementation.</text:span></text:span></text:p>
      <text:p text:style-name="P1"><text:span text:style-name="Source_20_Text"><text:span text:style-name="T1"><text:s text:c="4"/>}</text:span></text:span></text:p>
      <text:p text:style-name="P2"><text:span text:style-name="Source_20_Text"><text:span text:style-name="T1">}</text:span></text:span></text:p>
      <text:p text:style-name="Text_20_body">Before we get around to adding vibration support, let’s look at the two vibration APIs. Both of them exist on the <text:a xlink:type="simple" xlink:href="https://developer.mozilla.org/en-US/docs/Web/API/GamepadHapticActuator" office:target-frame-name="_blank" xlink:show="new" text:style-name="Internet_20_link" text:visited-style-name="Visited_20_Internet_20_Link">GamepadHapticActuator</text:a> API.</text:p>
      <text:h text:style-name="Heading_20_3" text:outline-level="3"><text:bookmark text:name="playeffect"/>playEffect()</text:h>
      <text:p text:style-name="Text_20_body">The <text:span text:style-name="Source_20_Text">playEffect()</text:span> API seemingly was proposed <text:a xlink:type="simple" xlink:href="https://docs.google.com/document/d/1jPKzVRNzzU4dUsvLpSXm1VXPQZ8FP-0lKMT-R_p-s6g/edit#" office:target-frame-name="_blank" xlink:show="new" text:style-name="Internet_20_link" text:visited-style-name="Visited_20_Internet_20_Link">here</text:a>, which is also the best documentation I could find as to how it works. It takes in a string defining the input type (as of 2021-02-01, just “dual-rumble”), and a dictionary defining the effect type. The dictionary for “dual-rumble” contains the start delay, duration, magnitude of the weak motor, and magnitude of the strong motor.</text:p>
      <text:p text:style-name="Text_20_body">All Chromium browsers support <text:span text:style-name="Source_20_Text">playEffect()</text:span>, and no others do. The API is marked on MDN as non-standard <text:span text:style-name="Emphasis">and</text:span> experimental, which is quite the winning combination. It’s been around for over two years now, so I wouldn’t call it bleeding edge.</text:p>
      <text:h text:style-name="Heading_20_3" text:outline-level="3"><text:bookmark text:name="pulse"/>pulse()</text:h>
      <text:p text:style-name="Text_20_body">The <text:span text:style-name="Source_20_Text">pulse()</text:span> API is defined <text:a xlink:type="simple" xlink:href="https://w3c.github.io/gamepad/extensions.html#dom-gamepadhapticactuator-pulse" office:target-frame-name="_blank" xlink:show="new" text:style-name="Internet_20_link" text:visited-style-name="Visited_20_Internet_20_Link">here</text:a>. It’s more restrictive, as it only allows the user to define the duration and a generic magnitude. I’m unsure whether the magnitude would trigger the weak rumble, the strong rumble, or both, as I’ve been unable to get the API to work.</text:p>
      <text:p text:style-name="Text_20_body">This API is only supported by Firefox, and I’ve been unable to get it to work there either (once again, as of 2021-02-01). We’ll still try to integrate it. What’s the worst that could happen from <text:soft-page-break/>putting in a reference to an API that you can’t test that sits in your code base like a ticking time bomb until they enable it again?<text:bookmark text:name="fnref:67"/><text:a xlink:type="simple" xlink:href="https://blog.khutchins.com/posts/phaser-3-inputs-ac/#fn:6" text:style-name="Internet_20_link" text:visited-style-name="Visited_20_Internet_20_Link">6</text:a></text:p>
      <text:p text:style-name="Text_20_body">Without further ado, let’s add some vibrations.</text:p>
      <text:p text:style-name="P1"><text:span text:style-name="Source_20_Text"><text:span text:style-name="T3">class</text:span></text:span><text:span text:style-name="Source_20_Text"><text:span text:style-name="T1"> </text:span></text:span><text:span text:style-name="Source_20_Text"><text:span text:style-name="T2">KHInputProviderController</text:span></text:span><text:span text:style-name="Source_20_Text"><text:span text:style-name="T1"> {</text:span></text:span></text:p>
      <text:p text:style-name="P1"><text:span text:style-name="Source_20_Text"><text:span text:style-name="T1"><text:s text:c="4"/>...</text:span></text:span></text:p>
      <text:p text:style-name="P1"/>
      <text:p text:style-name="P1"><text:span text:style-name="Source_20_Text"><text:span text:style-name="T1"><text:s text:c="4"/></text:span></text:span><text:span text:style-name="Source_20_Text"><text:span text:style-name="T2">tryVibrate</text:span></text:span><text:span text:style-name="Source_20_Text"><text:span text:style-name="T1">(</text:span></text:span><text:span text:style-name="Source_20_Text"><text:span text:style-name="T2">duration</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weak</text:span></text:span><text:span text:style-name="Source_20_Text"><text:span text:style-name="T1">: </text:span></text:span><text:span text:style-name="Source_20_Text"><text:span text:style-name="T3">number</text:span></text:span><text:span text:style-name="Source_20_Text"><text:span text:style-name="T1">, </text:span></text:span><text:span text:style-name="Source_20_Text"><text:span text:style-name="T2">strong</text:span></text:span><text:span text:style-name="Source_20_Text"><text:span text:style-name="T1">: </text:span></text:span><text:span text:style-name="Source_20_Text"><text:span text:style-name="T3">number</text:span></text:span><text:span text:style-name="Source_20_Text"><text:span text:style-name="T1">) {</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gamepad</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3">this</text:span></text:span><text:span text:style-name="Source_20_Text"><text:span text:style-name="T1">.</text:span></text:span><text:span text:style-name="Source_20_Text"><text:span text:style-name="T2">_getGamepad</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4">!</text:span></text:span><text:span text:style-name="Source_20_Text"><text:span text:style-name="T2">gamepad</text:span></text:span><text:span text:style-name="Source_20_Text"><text:span text:style-name="T1">) {</text:span></text:span></text:p>
      <text:p text:style-name="P1"><text:span text:style-name="Source_20_Text"><text:span text:style-name="T1"><text:s text:c="12"/></text:span></text:span><text:span text:style-name="Source_20_Text"><text:span text:style-name="T3">return</text:span></text:span><text:span text:style-name="Source_20_Text"><text:span text:style-name="T1">;</text:span></text:span></text:p>
      <text:p text:style-name="P1"><text:span text:style-name="Source_20_Text"><text:span text:style-name="T1"><text:s text:c="8"/>}</text:span></text:span></text:p>
      <text:p text:style-name="P1"><text:span text:style-name="Source_20_Text"><text:span text:style-name="T1"><text:s text:c="8"/></text:span></text:span><text:span text:style-name="Source_20_Text"><text:span text:style-name="T3">let</text:span></text:span><text:span text:style-name="Source_20_Text"><text:span text:style-name="T1"> </text:span></text:span><text:span text:style-name="Source_20_Text"><text:span text:style-name="T2">haptics</text:span></text:span><text:span text:style-name="Source_20_Text"><text:span text:style-name="T1"> </text:span></text:span><text:span text:style-name="Source_20_Text"><text:span text:style-name="T4">=</text:span></text:span><text:span text:style-name="Source_20_Text"><text:span text:style-name="T1"> </text:span></text:span><text:span text:style-name="Source_20_Text"><text:span text:style-name="T2">gamepad</text:span></text:span><text:span text:style-name="Source_20_Text"><text:span text:style-name="T1">.</text:span></text:span><text:span text:style-name="Source_20_Text"><text:span text:style-name="T2">vibration</text:span></text:span><text:span text:style-name="Source_20_Text"><text:span text:style-name="T1">;</text:span></text:span></text:p>
      <text:p text:style-name="P1"><text:span text:style-name="Source_20_Text"><text:span text:style-name="T1"><text:s text:c="8"/></text:span></text:span><text:span text:style-name="Source_20_Text"><text:span text:style-name="T3">if</text:span></text:span><text:span text:style-name="Source_20_Text"><text:span text:style-name="T1"> (</text:span></text:span><text:span text:style-name="Source_20_Text"><text:span text:style-name="T2">haptics</text:span></text:span><text:span text:style-name="Source_20_Text"><text:span text:style-name="T1">) {</text:span></text:span></text:p>
      <text:p text:style-name="P1"><text:span text:style-name="Source_20_Text"><text:span text:style-name="T1"><text:s text:c="12"/></text:span></text:span><text:span text:style-name="Source_20_Text"><text:span text:style-name="T5">// playEffect is more flexible, so attempt to use that first</text:span></text:span></text:p>
      <text:p text:style-name="P1"><text:span text:style-name="Source_20_Text"><text:span text:style-name="T1"><text:s text:c="12"/></text:span></text:span><text:span text:style-name="Source_20_Text"><text:span text:style-name="T3">if</text:span></text:span><text:span text:style-name="Source_20_Text"><text:span text:style-name="T1"> ((</text:span></text:span><text:span text:style-name="Source_20_Text"><text:span text:style-name="T2">haptics</text:span></text:span><text:span text:style-name="Source_20_Text"><text:span text:style-name="T1"> </text:span></text:span><text:span text:style-name="Source_20_Text"><text:span text:style-name="T3">as</text:span></text:span><text:span text:style-name="Source_20_Text"><text:span text:style-name="T1"> </text:span></text:span><text:span text:style-name="Source_20_Text"><text:span text:style-name="T3">any</text:span></text:span><text:span text:style-name="Source_20_Text"><text:span text:style-name="T1">).</text:span></text:span><text:span text:style-name="Source_20_Text"><text:span text:style-name="T2">playEffect</text:span></text:span><text:span text:style-name="Source_20_Text"><text:span text:style-name="T1">) {</text:span></text:span></text:p>
      <text:p text:style-name="P1"><text:span text:style-name="Source_20_Text"><text:span text:style-name="T1"><text:s text:c="16"/>(</text:span></text:span><text:span text:style-name="Source_20_Text"><text:span text:style-name="T2">haptics</text:span></text:span><text:span text:style-name="Source_20_Text"><text:span text:style-name="T1"> </text:span></text:span><text:span text:style-name="Source_20_Text"><text:span text:style-name="T3">as</text:span></text:span><text:span text:style-name="Source_20_Text"><text:span text:style-name="T1"> </text:span></text:span><text:span text:style-name="Source_20_Text"><text:span text:style-name="T3">any</text:span></text:span><text:span text:style-name="Source_20_Text"><text:span text:style-name="T1">).</text:span></text:span><text:span text:style-name="Source_20_Text"><text:span text:style-name="T2">playEffect</text:span></text:span><text:span text:style-name="Source_20_Text"><text:span text:style-name="T1">(</text:span></text:span><text:span text:style-name="Source_20_Text"><text:span text:style-name="T7">'dual-rumble'</text:span></text:span><text:span text:style-name="Source_20_Text"><text:span text:style-name="T1">, {</text:span></text:span></text:p>
      <text:p text:style-name="P1"><text:span text:style-name="Source_20_Text"><text:span text:style-name="T1"><text:s text:c="20"/></text:span></text:span><text:span text:style-name="Source_20_Text"><text:span text:style-name="T2">startDelay</text:span></text:span><text:span text:style-name="Source_20_Text"><text:span text:style-name="T1">: </text:span></text:span><text:span text:style-name="Source_20_Text"><text:span text:style-name="T3">0</text:span></text:span><text:span text:style-name="Source_20_Text"><text:span text:style-name="T1">,</text:span></text:span></text:p>
      <text:p text:style-name="P1"><text:span text:style-name="Source_20_Text"><text:span text:style-name="T1"><text:s text:c="20"/></text:span></text:span><text:span text:style-name="Source_20_Text"><text:span text:style-name="T2">duration</text:span></text:span><text:span text:style-name="Source_20_Text"><text:span text:style-name="T1">: </text:span></text:span><text:span text:style-name="Source_20_Text"><text:span text:style-name="T3">duration</text:span></text:span><text:span text:style-name="Source_20_Text"><text:span text:style-name="T1">,</text:span></text:span></text:p>
      <text:p text:style-name="P1"><text:span text:style-name="Source_20_Text"><text:span text:style-name="T1"><text:s text:c="20"/></text:span></text:span><text:span text:style-name="Source_20_Text"><text:span text:style-name="T2">weakMagnitude</text:span></text:span><text:span text:style-name="Source_20_Text"><text:span text:style-name="T1">: </text:span></text:span><text:span text:style-name="Source_20_Text"><text:span text:style-name="T3">weak</text:span></text:span><text:span text:style-name="Source_20_Text"><text:span text:style-name="T1">,</text:span></text:span></text:p>
      <text:p text:style-name="P1"><text:span text:style-name="Source_20_Text"><text:span text:style-name="T1"><text:s text:c="20"/></text:span></text:span><text:span text:style-name="Source_20_Text"><text:span text:style-name="T2">strongMagnitude</text:span></text:span><text:span text:style-name="Source_20_Text"><text:span text:style-name="T1">: </text:span></text:span><text:span text:style-name="Source_20_Text"><text:span text:style-name="T3">strong</text:span></text:span><text:span text:style-name="Source_20_Text"><text:span text:style-name="T1">,</text:span></text:span></text:p>
      <text:p text:style-name="P1"><text:span text:style-name="Source_20_Text"><text:span text:style-name="T1"><text:s text:c="16"/>});</text:span></text:span></text:p>
      <text:p text:style-name="P1"><text:span text:style-name="Source_20_Text"><text:span text:style-name="T1"><text:s text:c="12"/>} </text:span></text:span><text:span text:style-name="Source_20_Text"><text:span text:style-name="T3">else</text:span></text:span><text:span text:style-name="Source_20_Text"><text:span text:style-name="T1"> </text:span></text:span><text:span text:style-name="Source_20_Text"><text:span text:style-name="T3">if</text:span></text:span><text:span text:style-name="Source_20_Text"><text:span text:style-name="T1"> (</text:span></text:span><text:span text:style-name="Source_20_Text"><text:span text:style-name="T2">haptics</text:span></text:span><text:span text:style-name="Source_20_Text"><text:span text:style-name="T1">.</text:span></text:span><text:span text:style-name="Source_20_Text"><text:span text:style-name="T2">pulse</text:span></text:span><text:span text:style-name="Source_20_Text"><text:span text:style-name="T1">) {</text:span></text:span></text:p>
      <text:p text:style-name="P1"><text:span text:style-name="Source_20_Text"><text:span text:style-name="T1"><text:s text:c="16"/></text:span></text:span><text:span text:style-name="Source_20_Text"><text:span text:style-name="T3">let</text:span></text:span><text:span text:style-name="Source_20_Text"><text:span text:style-name="T1"> </text:span></text:span><text:span text:style-name="Source_20_Text"><text:span text:style-name="T2">strength</text:span></text:span><text:span text:style-name="Source_20_Text"><text:span text:style-name="T1"> </text:span></text:span><text:span text:style-name="Source_20_Text"><text:span text:style-name="T4">=</text:span></text:span><text:span text:style-name="Source_20_Text"><text:span text:style-name="T1"> Math.</text:span></text:span><text:span text:style-name="Source_20_Text"><text:span text:style-name="T2">max</text:span></text:span><text:span text:style-name="Source_20_Text"><text:span text:style-name="T1">(</text:span></text:span><text:span text:style-name="Source_20_Text"><text:span text:style-name="T2">weak</text:span></text:span><text:span text:style-name="Source_20_Text"><text:span text:style-name="T1">, </text:span></text:span><text:span text:style-name="Source_20_Text"><text:span text:style-name="T2">strong</text:span></text:span><text:span text:style-name="Source_20_Text"><text:span text:style-name="T1">);</text:span></text:span></text:p>
      <text:p text:style-name="P1"><text:span text:style-name="Source_20_Text"><text:span text:style-name="T1"><text:s text:c="16"/></text:span></text:span><text:span text:style-name="Source_20_Text"><text:span text:style-name="T2">haptics</text:span></text:span><text:span text:style-name="Source_20_Text"><text:span text:style-name="T1">.</text:span></text:span><text:span text:style-name="Source_20_Text"><text:span text:style-name="T2">pulse</text:span></text:span><text:span text:style-name="Source_20_Text"><text:span text:style-name="T1">(</text:span></text:span><text:span text:style-name="Source_20_Text"><text:span text:style-name="T2">strength</text:span></text:span><text:span text:style-name="Source_20_Text"><text:span text:style-name="T1">, </text:span></text:span><text:span text:style-name="Source_20_Text"><text:span text:style-name="T2">duration</text:span></text:span><text:span text:style-name="Source_20_Text"><text:span text:style-name="T1">);</text:span></text:span></text:p>
      <text:p text:style-name="P1"><text:span text:style-name="Source_20_Text"><text:span text:style-name="T1"><text:s text:c="12"/>}</text:span></text:span></text:p>
      <text:p text:style-name="P1"><text:span text:style-name="Source_20_Text"><text:span text:style-name="T1"><text:s text:c="8"/>}</text:span></text:span></text:p>
      <text:p text:style-name="P1"><text:span text:style-name="Source_20_Text"><text:span text:style-name="T1"><text:s text:c="4"/>}</text:span></text:span></text:p>
      <text:p text:style-name="P2"><text:span text:style-name="Source_20_Text"><text:span text:style-name="T1">}</text:span></text:span></text:p>
      <text:p text:style-name="Text_20_body">We start by getting a reference to the gamepad. The reference can, of course, be null (controllers can be detached at any time), so we bail out in that case.</text:p>
      <text:p text:style-name="Text_20_body">Phaser is kind enough to provide a reference to the gamepad’s <text:span text:style-name="Source_20_Text">GamepadHapticActuator</text:span> class through <text:span text:style-name="Source_20_Text">gamepad.vibration</text:span>, and we’ll verify that that reference is non-null as well.<text:bookmark text:name="fnref:76"/><text:a xlink:type="simple" xlink:href="https://blog.khutchins.com/posts/phaser-3-inputs-ac/#fn:7" text:style-name="Internet_20_link" text:visited-style-name="Visited_20_Internet_20_Link">7</text:a></text:p>
      <text:p text:style-name="Text_20_body">Since <text:span text:style-name="Source_20_Text">playEffect()</text:span> is non-standard, typescript gets angry if we try to access the method directly. By casting it to any first, we avoid all the type-checking (usually a bad thing, but the only option I’m aware of here). We verify that the method exists, since, once again, it’s non-standard and experimental, and call it if it does.</text:p>
      <text:p text:style-name="Text_20_body">If <text:span text:style-name="Source_20_Text">playEffect()</text:span> <text:span text:style-name="Emphasis">doesn’t</text:span> exist, we fall back to <text:span text:style-name="Source_20_Text">pulse()</text:span>. I did this for two reasons: <text:span text:style-name="Source_20_Text">playEffect()</text:span> actually works, and I like its behavior better.</text:p>
      <text:p text:style-name="Text_20_body">I take the highest of the two magnitudes, and pass it in as the pulse strength. We can’t pass a start delay into <text:span text:style-name="Source_20_Text">tryVibrate()</text:span> because <text:span text:style-name="Source_20_Text">pulse()</text:span> doesn’t support it.</text:p>
      <text:h text:style-name="Heading_20_1" text:outline-level="1"><text:bookmark text:name="lets-rumble"/>Let’s Rumble</text:h>
      <text:p text:style-name="Text_20_body">I’ve told you this all works, but let’s take a go at it. Left mouse click, keyboard enter, and the bottom button on a gamepad’s face (A on Xbox, for instance) will all trigger the game to try to vibrate. It should only <text:span text:style-name="Emphasis">actually</text:span> vibrate if you press the button on a controller that can vibrate. Test it out<text:bookmark text:name="fnref:85"/><text:a xlink:type="simple" xlink:href="https://blog.khutchins.com/posts/phaser-3-inputs-ac/#fn:8" text:style-name="Internet_20_link" text:visited-style-name="Visited_20_Internet_20_Link">8</text:a></text:p>
      <text:section text:style-name="Sect1" text:name="vibe-div">
        <text:p text:style-name="Text_20_body"/>
      </text:section>
      <text:h text:style-name="Heading_20_1" text:outline-level="1"><text:bookmark text:name="end-of-input"/><text:soft-page-break/>End of Input</text:h>
      <text:p text:style-name="Text_20_body">If you want to see the source code for the vibration demo, it’s in the repository <text:a xlink:type="simple" xlink:href="https://github.com/khutchins/phaser-vibration-demo" office:target-frame-name="_blank" xlink:show="new" text:style-name="Internet_20_link" text:visited-style-name="Visited_20_Internet_20_Link">here</text:a>.</text:p>
      <text:p text:style-name="Text_20_body">Well, you’ve made it. I’ve exhausted all I have to say about in inputs in Phaser 3.<text:bookmark text:name="fnref:95"/><text:a xlink:type="simple" xlink:href="https://blog.khutchins.com/posts/phaser-3-inputs-ac/#fn:9" text:style-name="Internet_20_link" text:visited-style-name="Visited_20_Internet_20_Link">9</text:a> I enjoyed writing these posts, so I hope something new and exciting will happen to pull me back.</text:p>
      <text:p text:style-name="Horizontal_20_Line"/>
      <text:list xml:id="list711737831" text:style-name="L24">
        <text:list-item>
          <text:p text:style-name="P40"><text:bookmark text:name="fn:19"/>Only for Chromium-based browsers, unfortunately. I wasn’t able to get Firefox’s API to work, and Safari doesn’t support the functionality. <text:a xlink:type="simple" xlink:href="https://blog.khutchins.com/posts/phaser-3-inputs-ac/#fnref:1" text:style-name="Internet_20_link" text:visited-style-name="Visited_20_Internet_20_Link">↩︎</text:a></text:p>
        </text:list-item>
        <text:list-item>
          <text:p text:style-name="P40"><text:bookmark text:name="fn:27"/>Well, rare between a controller and another input. We might need to rethink it if mice had vibration support—maybe a combination of the last input source and all input sources used in the last X seconds. <text:a xlink:type="simple" xlink:href="https://blog.khutchins.com/posts/phaser-3-inputs-ac/#fnref:2" text:style-name="Internet_20_link" text:visited-style-name="Visited_20_Internet_20_Link">↩︎</text:a></text:p>
        </text:list-item>
        <text:list-item>
          <text:p text:style-name="P40"><text:bookmark text:name="fn:37"/>I could see it happening. Imagine a terrible, completely flat keyboard that used haptics to guide your fingers. <text:a xlink:type="simple" xlink:href="https://blog.khutchins.com/posts/phaser-3-inputs-ac/#fnref:3" text:style-name="Internet_20_link" text:visited-style-name="Visited_20_Internet_20_Link">↩︎</text:a></text:p>
        </text:list-item>
        <text:list-item>
          <text:p text:style-name="P40"><text:bookmark text:name="fn:47"/>The usual warnings regarding static fields exist, like the instance potentially being held on after all other references have gone away. In this case, it shouldn’t be a problem. If the input scene is used, the input providers last for the whole game lifecycle, and if they’re being recreated in each scene, they’ll likely be displaced by a new source shortly anyway. <text:a xlink:type="simple" xlink:href="https://blog.khutchins.com/posts/phaser-3-inputs-ac/#fnref:4" text:style-name="Internet_20_link" text:visited-style-name="Visited_20_Internet_20_Link">↩︎</text:a></text:p>
        </text:list-item>
        <text:list-item>
          <text:p text:style-name="P40"><text:bookmark text:name="fn:57"/>I’m fairly certain that javascript’s garbage collector would catch this, but I’m used to working with Objective-C, where retain cycles were an easy way to lose memory. Since I’m using the input scene, the lifecycle of the input provider is the game lifecycle, so it’s not a concern. <text:a xlink:type="simple" xlink:href="https://blog.khutchins.com/posts/phaser-3-inputs-ac/#fnref:5" text:style-name="Internet_20_link" text:visited-style-name="Visited_20_Internet_20_Link">↩︎</text:a></text:p>
        </text:list-item>
        <text:list-item>
          <text:p text:style-name="P40"><text:bookmark text:name="fn:67"/>A rhetorical question. <text:a xlink:type="simple" xlink:href="https://blog.khutchins.com/posts/phaser-3-inputs-ac/#fnref:6" text:style-name="Internet_20_link" text:visited-style-name="Visited_20_Internet_20_Link">↩︎</text:a></text:p>
        </text:list-item>
        <text:list-item>
          <text:p text:style-name="P40"><text:bookmark text:name="fn:76"/>I don’t have access to test, but I wouldn’t be surprised if the property was undefined on unsupported browsers. <text:a xlink:type="simple" xlink:href="https://blog.khutchins.com/posts/phaser-3-inputs-ac/#fnref:7" text:style-name="Internet_20_link" text:visited-style-name="Visited_20_Internet_20_Link">↩︎</text:a></text:p>
        </text:list-item>
        <text:list-item>
          <text:p text:style-name="P40"><text:bookmark text:name="fn:85"/>Remember, Chromium only, unless the Firebox pulse time bomb activated. <text:a xlink:type="simple" xlink:href="https://blog.khutchins.com/posts/phaser-3-inputs-ac/#fnref:8" text:style-name="Internet_20_link" text:visited-style-name="Visited_20_Internet_20_Link">↩︎</text:a></text:p>
        </text:list-item>
        <text:list-item>
          <text:p text:style-name="P40"><text:bookmark text:name="fn:95"/><text:span text:style-name="Emphasis">For now</text:span>. <text:a xlink:type="simple" xlink:href="https://blog.khutchins.com/posts/phaser-3-inputs-ac/#fnref:9" text:style-name="Internet_20_link" text:visited-style-name="Visited_20_Internet_20_Link">↩︎</text:a></text:p>
        </text:list-item>
      </text:list>
      <text:p text:style-name="Standard"><text:a xlink:type="simple" xlink:href="https://blog.khutchins.com/posts/phaser-3-inputs-ac/" text:style-name="Internet_20_link" text:visited-style-name="Visited_20_Internet_20_Link">https://blog.khutchins.com/posts/phaser-3-inputs-ac/</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8:18:52.464660849</meta:creation-date>
    <dc:date>2022-12-19T18:22:34.772343229</dc:date>
    <meta:editing-duration>PT3M45S</meta:editing-duration>
    <meta:editing-cycles>1</meta:editing-cycles>
    <meta:document-statistic meta:table-count="0" meta:image-count="1" meta:object-count="0" meta:page-count="53" meta:paragraph-count="1729" meta:word-count="16313" meta:character-count="111521" meta:non-whitespace-character-count="89230"/>
    <meta:generator>LibreOffice/7.3.7.2$Linux_X86_64 LibreOffice_project/30$Build-2</meta:generator>
  </office:meta>
</office:document-meta>
</file>